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4.722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4.805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5.415cm"/>
    </style:style>
    <style:style style:name="co10" style:family="table-column">
      <style:table-column-properties fo:break-before="auto" style:column-width="6.108cm"/>
    </style:style>
    <style:style style:name="co11" style:family="table-column">
      <style:table-column-properties fo:break-before="auto" style:column-width="5.831cm"/>
    </style:style>
    <style:style style:name="co12" style:family="table-column">
      <style:table-column-properties fo:break-before="auto" style:column-width="3.556cm"/>
    </style:style>
    <style:style style:name="co13" style:family="table-column">
      <style:table-column-properties fo:break-before="auto" style:column-width="4.249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4.36cm"/>
    </style:style>
    <style:style style:name="co16" style:family="table-column">
      <style:table-column-properties fo:break-before="auto" style:column-width="4.417cm"/>
    </style:style>
    <style:style style:name="co17" style:family="table-column">
      <style:table-column-properties fo:break-before="auto" style:column-width="5.777cm"/>
    </style:style>
    <style:style style:name="co18" style:family="table-column">
      <style:table-column-properties fo:break-before="auto" style:column-width="4.306cm"/>
    </style:style>
    <style:style style:name="co19" style:family="table-column">
      <style:table-column-properties fo:break-before="auto" style:column-width="4.75cm"/>
    </style:style>
    <style:style style:name="co20" style:family="table-column">
      <style:table-column-properties fo:break-before="auto" style:column-width="5.304cm"/>
    </style:style>
    <style:style style:name="co21" style:family="table-column">
      <style:table-column-properties fo:break-before="auto" style:column-width="5.36cm"/>
    </style:style>
    <style:style style:name="co22" style:family="table-column">
      <style:table-column-properties fo:break-before="auto" style:column-width="6.276cm"/>
    </style:style>
    <style:style style:name="co23" style:family="table-column">
      <style:table-column-properties fo:break-before="auto" style:column-width="6.331cm"/>
    </style:style>
    <style:style style:name="co24" style:family="table-column">
      <style:table-column-properties fo:break-before="auto" style:column-width="6.248cm"/>
    </style:style>
    <style:style style:name="co25" style:family="table-column">
      <style:table-column-properties fo:break-before="auto" style:column-width="6.304cm"/>
    </style:style>
    <style:style style:name="co26" style:family="table-column">
      <style:table-column-properties fo:break-before="auto" style:column-width="3.806cm"/>
    </style:style>
    <style:style style:name="co27" style:family="table-column">
      <style:table-column-properties fo:break-before="auto" style:column-width="3.861cm"/>
    </style:style>
    <style:style style:name="co28" style:family="table-column">
      <style:table-column-properties fo:break-before="auto" style:column-width="4.916cm"/>
    </style:style>
    <style:style style:name="co29" style:family="table-column">
      <style:table-column-properties fo:break-before="auto" style:column-width="4.971cm"/>
    </style:style>
    <style:style style:name="co30" style:family="table-column">
      <style:table-column-properties fo:break-before="auto" style:column-width="3.695cm"/>
    </style:style>
    <style:style style:name="co31" style:family="table-column">
      <style:table-column-properties fo:break-before="auto" style:column-width="3.75cm"/>
    </style:style>
    <style:style style:name="co32" style:family="table-column">
      <style:table-column-properties fo:break-before="auto" style:column-width="3.112cm"/>
    </style:style>
    <style:style style:name="co33" style:family="table-column">
      <style:table-column-properties fo:break-before="auto" style:column-width="2.806cm"/>
    </style:style>
    <style:style style:name="co34" style:family="table-column">
      <style:table-column-properties fo:break-before="auto" style:column-width="2.501cm"/>
    </style:style>
    <style:style style:name="co35" style:family="table-column">
      <style:table-column-properties fo:break-before="auto" style:column-width="4.665cm"/>
    </style:style>
    <style:style style:name="co36" style:family="table-column">
      <style:table-column-properties fo:break-before="auto" style:column-width="4.055cm"/>
    </style:style>
    <style:style style:name="co37" style:family="table-column">
      <style:table-column-properties fo:break-before="auto" style:column-width="4.277cm"/>
    </style:style>
    <style:style style:name="co38" style:family="table-column">
      <style:table-column-properties fo:break-before="auto" style:column-width="3.667cm"/>
    </style:style>
    <style:style style:name="co39" style:family="table-column">
      <style:table-column-properties fo:break-before="auto" style:column-width="3.722cm"/>
    </style:style>
    <style:style style:name="co40" style:family="table-column">
      <style:table-column-properties fo:break-before="auto" style:column-width="3.417cm"/>
    </style:style>
    <style:style style:name="co41" style:family="table-column">
      <style:table-column-properties fo:break-before="auto" style:column-width="4.334cm"/>
    </style:style>
    <style:style style:name="co42" style:family="table-column">
      <style:table-column-properties fo:break-before="auto" style:column-width="4.029cm"/>
    </style:style>
    <style:style style:name="co43" style:family="table-column">
      <style:table-column-properties fo:break-before="auto" style:column-width="3.778cm"/>
    </style:style>
    <style:style style:name="co44" style:family="table-column">
      <style:table-column-properties fo:break-before="auto" style:column-width="3.473cm"/>
    </style:style>
    <style:style style:name="co45" style:family="table-column">
      <style:table-column-properties fo:break-before="auto" style:column-width="3.168cm"/>
    </style:style>
    <style:style style:name="co46" style:family="table-column">
      <style:table-column-properties fo:break-before="auto" style:column-width="4.445cm"/>
    </style:style>
    <style:style style:name="co47" style:family="table-column">
      <style:table-column-properties fo:break-before="auto" style:column-width="4.138cm"/>
    </style:style>
    <style:style style:name="co48" style:family="table-column">
      <style:table-column-properties fo:break-before="auto" style:column-width="3.612cm"/>
    </style:style>
    <style:style style:name="co49" style:family="table-column">
      <style:table-column-properties fo:break-before="auto" style:column-width="3.307cm"/>
    </style:style>
    <style:style style:name="co50" style:family="table-column">
      <style:table-column-properties fo:break-before="auto" style:column-width="3cm"/>
    </style:style>
    <style:style style:name="co51" style:family="table-column">
      <style:table-column-properties fo:break-before="auto" style:column-width="5.11cm"/>
    </style:style>
    <style:style style:name="co52" style:family="table-column">
      <style:table-column-properties fo:break-before="auto" style:column-width="4.5cm"/>
    </style:style>
    <style:style style:name="co53" style:family="table-column">
      <style:table-column-properties fo:break-before="auto" style:column-width="5.193cm"/>
    </style:style>
    <style:style style:name="co54" style:family="table-column">
      <style:table-column-properties fo:break-before="auto" style:column-width="4.888cm"/>
    </style:style>
    <style:style style:name="co55" style:family="table-column">
      <style:table-column-properties fo:break-before="auto" style:column-width="4.583cm"/>
    </style:style>
    <style:style style:name="co56" style:family="table-column">
      <style:table-column-properties fo:break-before="auto" style:column-width="5.166cm"/>
    </style:style>
    <style:style style:name="co57" style:family="table-column">
      <style:table-column-properties fo:break-before="auto" style:column-width="4.861cm"/>
    </style:style>
    <style:style style:name="co58" style:family="table-column">
      <style:table-column-properties fo:break-before="auto" style:column-width="4.554cm"/>
    </style:style>
    <style:style style:name="co59" style:family="table-column">
      <style:table-column-properties fo:break-before="auto" style:column-width="5.249cm"/>
    </style:style>
    <style:style style:name="co60" style:family="table-column">
      <style:table-column-properties fo:break-before="auto" style:column-width="4.944cm"/>
    </style:style>
    <style:style style:name="co61" style:family="table-column">
      <style:table-column-properties fo:break-before="auto" style:column-width="4.639cm"/>
    </style:style>
    <style:style style:name="co62" style:family="table-column">
      <style:table-column-properties fo:break-before="auto" style:column-width="4.611cm"/>
    </style:style>
    <style:style style:name="co63" style:family="table-column">
      <style:table-column-properties fo:break-before="auto" style:column-width="6.165cm"/>
    </style:style>
    <style:style style:name="co64" style:family="table-column">
      <style:table-column-properties fo:break-before="auto" style:column-width="6.219cm"/>
    </style:style>
    <style:style style:name="co65" style:family="table-column">
      <style:table-column-properties fo:break-before="auto" style:column-width="5.86cm"/>
    </style:style>
    <style:style style:name="co66" style:family="table-column">
      <style:table-column-properties fo:break-before="auto" style:column-width="5.914cm"/>
    </style:style>
    <style:style style:name="co67" style:family="table-column">
      <style:table-column-properties fo:break-before="auto" style:column-width="5.221cm"/>
    </style:style>
    <style:style style:name="co68" style:family="table-column">
      <style:table-column-properties fo:break-before="auto" style:column-width="5.276cm"/>
    </style:style>
    <style:style style:name="co69" style:family="table-column">
      <style:table-column-properties fo:break-before="auto" style:column-width="5.888cm"/>
    </style:style>
    <style:style style:name="co70" style:family="table-column">
      <style:table-column-properties fo:break-before="auto" style:column-width="5.971cm"/>
    </style:style>
    <style:style style:name="co71" style:family="table-column">
      <style:table-column-properties fo:break-before="auto" style:column-width="5.332cm"/>
    </style:style>
    <style:style style:name="co72" style:family="table-column">
      <style:table-column-properties fo:break-before="auto" style:column-width="6.609cm"/>
    </style:style>
    <style:style style:name="co73" style:family="table-column">
      <style:table-column-properties fo:break-before="auto" style:column-width="6.664cm"/>
    </style:style>
    <style:style style:name="co74" style:family="table-column">
      <style:table-column-properties fo:break-before="auto" style:column-width="6.692cm"/>
    </style:style>
    <style:style style:name="co75" style:family="table-column">
      <style:table-column-properties fo:break-before="auto" style:column-width="6.747cm"/>
    </style:style>
    <style:style style:name="co76" style:family="table-column">
      <style:table-column-properties fo:break-before="auto" style:column-width="6.72cm"/>
    </style:style>
    <style:style style:name="co77" style:family="table-column">
      <style:table-column-properties fo:break-before="auto" style:column-width="6.803cm"/>
    </style:style>
    <style:style style:name="co78" style:family="table-column">
      <style:table-column-properties fo:break-before="auto" style:column-width="2.168cm"/>
    </style:style>
    <style:style style:name="co79" style:family="table-column">
      <style:table-column-properties fo:break-before="auto" style:column-width="3.279cm"/>
    </style:style>
    <style:style style:name="co80" style:family="table-column">
      <style:table-column-properties fo:break-before="auto" style:column-width="3.334cm"/>
    </style:style>
    <style:style style:name="co81" style:family="table-column">
      <style:table-column-properties fo:break-before="auto" style:column-width="3.362cm"/>
    </style:style>
    <style:style style:name="co82" style:family="table-column">
      <style:table-column-properties fo:break-before="auto" style:column-width="2.723cm"/>
    </style:style>
    <style:style style:name="co83" style:family="table-column">
      <style:table-column-properties fo:break-before="auto" style:column-width="2.78cm"/>
    </style:style>
    <style:style style:name="co84" style:family="table-column">
      <style:table-column-properties fo:break-before="auto" style:column-width="3.39cm"/>
    </style:style>
    <style:style style:name="co85" style:family="table-column">
      <style:table-column-properties fo:break-before="auto" style:column-width="2.835cm"/>
    </style:style>
    <style:style style:name="co86" style:family="table-column">
      <style:table-column-properties fo:break-before="auto" style:column-width="2.612cm"/>
    </style:style>
    <style:style style:name="co87" style:family="table-column">
      <style:table-column-properties fo:break-before="auto" style:column-width="2.669cm"/>
    </style:style>
    <style:style style:name="co88" style:family="table-column">
      <style:table-column-properties fo:break-before="auto" style:column-width="4.166cm"/>
    </style:style>
    <style:style style:name="co89" style:family="table-column">
      <style:table-column-properties fo:break-before="auto" style:column-width="4.195cm"/>
    </style:style>
    <style:style style:name="co90" style:family="table-column">
      <style:table-column-properties fo:break-before="auto" style:column-width="4.223cm"/>
    </style:style>
    <style:style style:name="co9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3333ff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3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7" table:default-cell-style-name="Default"/>
        <table:table-column table:style-name="co11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66" table:default-cell-style-name="Default"/>
        <table:table-column table:style-name="co70" table:default-cell-style-name="Default"/>
        <table:table-column table:style-name="co66" table:default-cell-style-name="Default"/>
        <table:table-column table:style-name="co68" table:default-cell-style-name="Default"/>
        <table:table-column table:style-name="co71" table:default-cell-style-name="Default"/>
        <table:table-column table:style-name="co6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5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6" table:default-cell-style-name="Default"/>
        <table:table-column table:style-name="co73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5" table:default-cell-style-name="Default"/>
        <table:table-column table:style-name="co1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79" table:default-cell-style-name="Default"/>
        <table:table-column table:style-name="co81" table:default-cell-style-name="Default"/>
        <table:table-column table:style-name="co4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2" table:default-cell-style-name="Default"/>
        <table:table-column table:style-name="co80" table:default-cell-style-name="Default"/>
        <table:table-column table:style-name="co84" table:default-cell-style-name="Default"/>
        <table:table-column table:style-name="co80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83" table:default-cell-style-name="Default"/>
        <table:table-column table:style-name="co85" table:default-cell-style-name="Default"/>
        <table:table-column table:style-name="co83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6" table:default-cell-style-name="Default"/>
        <table:table-column table:style-name="co6" table:default-cell-style-name="Default"/>
        <table:table-column table:style-name="co88" table:default-cell-style-name="Default"/>
        <table:table-column table:style-name="co6" table:default-cell-style-name="Default"/>
        <table:table-column table:style-name="co89" table:default-cell-style-name="Default"/>
        <table:table-column table:style-name="co13" table:default-cell-style-name="Default"/>
        <table:table-column table:style-name="co89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8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row table:style-name="ro1">
          <table:table-cell office:value-type="string">
            <text:p>MR32 CSV</text:p>
          </table:table-cell>
          <table:table-cell table:number-columns-repeated="163"/>
        </table:table-row>
        <table:table-row table:style-name="ro1">
          <table:table-cell office:value-type="string">
            <text:p>Name</text:p>
          </table:table-cell>
          <table:table-cell office:value-type="string">
            <text:p>Kiste vorbereiten</text:p>
          </table:table-cell>
          <table:table-cell table:number-columns-repeated="162"/>
        </table:table-row>
        <table:table-row table:style-name="ro1">
          <table:table-cell office:value-type="string">
            <text:p>Frequency</text:p>
          </table:table-cell>
          <table:table-cell office:value-type="float" office:value="1500">
            <text:p>1500</text:p>
          </table:table-cell>
          <table:table-cell table:number-columns-repeated="162"/>
        </table:table-row>
        <table:table-row table:style-name="ro1">
          <table:table-cell office:value-type="string">
            <text:p>Date</text:p>
          </table:table-cell>
          <table:table-cell office:value-type="string">
            <text:p>16-03-2017 10:12:25</text:p>
          </table:table-cell>
          <table:table-cell table:number-columns-repeated="162"/>
        </table:table-row>
        <table:table-row table:style-name="ro2">
          <table:table-cell office:value-type="string">
            <text:p>Time,s</text:p>
          </table:table-cell>
          <table:table-cell office:value-type="string">
            <text:p>Noraxon MyoMotion.Sync,An</text:p>
          </table:table-cell>
          <table:table-cell office:value-type="string">
            <text:p>BRACHIORAD. RT,uV</text:p>
          </table:table-cell>
          <table:table-cell office:value-type="string">
            <text:p>BRACHIORAD. LT,uV</text:p>
          </table:table-cell>
          <table:table-cell office:value-type="string">
            <text:p>Noraxon Mini DTS.Sync,An</text:p>
          </table:table-cell>
          <table:table-cell office:value-type="string">
            <text:p>Halswirbel Flexion,Grad</text:p>
          </table:table-cell>
          <table:table-cell office:value-type="string">
            <text:p>Halswirbel Lateral - RT,Grad</text:p>
          </table:table-cell>
          <table:table-cell office:value-type="string">
            <text:p>Halswirbel Axial - RT,Grad</text:p>
          </table:table-cell>
          <table:table-cell office:value-type="string">
            <text:p>Lendenwirbelsäule Flexion,Grad</text:p>
          </table:table-cell>
          <table:table-cell office:value-type="string">
            <text:p>Lendenwirbelsäule Lateral - RT,Grad</text:p>
          </table:table-cell>
          <table:table-cell office:value-type="string">
            <text:p>Lendenwirbelsäule Axial - RT,Grad</text:p>
          </table:table-cell>
          <table:table-cell office:value-type="string">
            <text:p>Thorax Flexion,Grad</text:p>
          </table:table-cell>
          <table:table-cell office:value-type="string">
            <text:p>Thorax Lateral - RT,Grad</text:p>
          </table:table-cell>
          <table:table-cell office:value-type="string">
            <text:p>Thorax Axial - RT,Grad</text:p>
          </table:table-cell>
          <table:table-cell table:style-name="ce1" office:value-type="string">
            <text:p>Ellbogen Flexion LT,Grad</text:p>
          </table:table-cell>
          <table:table-cell table:style-name="ce1" office:value-type="string">
            <text:p>Ellbogen Flexion RT,Grad</text:p>
          </table:table-cell>
          <table:table-cell table:style-name="ce2" office:value-type="string">
            <text:p>Schulter absolute Flexion LT,Grad</text:p>
          </table:table-cell>
          <table:table-cell table:style-name="ce2" office:value-type="string">
            <text:p>Schulter absolute Flexion RT,Grad</text:p>
          </table:table-cell>
          <table:table-cell table:style-name="ce2" office:value-type="string">
            <text:p>Schulter Flexion LT,Grad</text:p>
          </table:table-cell>
          <table:table-cell table:style-name="ce2" office:value-type="string">
            <text:p>Schulter Flexion RT,Grad</text:p>
          </table:table-cell>
          <table:table-cell table:style-name="ce2" office:value-type="string">
            <text:p>Schulter Abduktion LT,Grad</text:p>
          </table:table-cell>
          <table:table-cell table:style-name="ce2" office:value-type="string">
            <text:p>Schulter Abduktion RT,Grad</text:p>
          </table:table-cell>
          <table:table-cell table:style-name="ce2" office:value-type="string">
            <text:p>Schulter Rotation - out LT,Grad</text:p>
          </table:table-cell>
          <table:table-cell table:style-name="ce2" office:value-type="string">
            <text:p>Schulter Rotation - out RT,Grad</text:p>
          </table:table-cell>
          <table:table-cell table:style-name="ce3" office:value-type="string">
            <text:p>Handgelenk Dorsalextension LT,Grad</text:p>
          </table:table-cell>
          <table:table-cell table:style-name="ce3" office:value-type="string">
            <text:p>Handgelenk Dorsalextension RT,Grad</text:p>
          </table:table-cell>
          <table:table-cell table:style-name="ce3" office:value-type="string">
            <text:p>Handgelenk Radialabduktion LT,Grad</text:p>
          </table:table-cell>
          <table:table-cell table:style-name="ce3" office:value-type="string">
            <text:p>Handgelenk Radialabduktion RT,Grad</text:p>
          </table:table-cell>
          <table:table-cell table:style-name="ce3" office:value-type="string">
            <text:p>Wrist Supination LT,Grad</text:p>
          </table:table-cell>
          <table:table-cell table:style-name="ce3" office:value-type="string">
            <text:p>Wrist Supination RT,Grad</text:p>
          </table:table-cell>
          <table:table-cell office:value-type="string">
            <text:p>Hüfte Flexion LT,Grad</text:p>
          </table:table-cell>
          <table:table-cell office:value-type="string">
            <text:p>Hüfte Flexion RT,Grad</text:p>
          </table:table-cell>
          <table:table-cell office:value-type="string">
            <text:p>Hüfte Abduktion LT,Grad</text:p>
          </table:table-cell>
          <table:table-cell office:value-type="string">
            <text:p>Hüfte Abduktion RT,Grad</text:p>
          </table:table-cell>
          <table:table-cell office:value-type="string">
            <text:p>Hüfte Außenrotation LT,Grad</text:p>
          </table:table-cell>
          <table:table-cell office:value-type="string">
            <text:p>Hüfte Außenrotation RT,Grad</text:p>
          </table:table-cell>
          <table:table-cell office:value-type="string">
            <text:p>Knie Flexion LT,Grad</text:p>
          </table:table-cell>
          <table:table-cell office:value-type="string">
            <text:p>Knie Flexion RT,Grad</text:p>
          </table:table-cell>
          <table:table-cell office:value-type="string">
            <text:p>Kopf course,Grad</text:p>
          </table:table-cell>
          <table:table-cell office:value-type="string">
            <text:p>Kopf pitch,Grad</text:p>
          </table:table-cell>
          <table:table-cell office:value-type="string">
            <text:p>Kopf roll,Grad</text:p>
          </table:table-cell>
          <table:table-cell office:value-type="string">
            <text:p>Oberer Thorax course,Grad</text:p>
          </table:table-cell>
          <table:table-cell office:value-type="string">
            <text:p>Oberer Thorax pitch,Grad</text:p>
          </table:table-cell>
          <table:table-cell office:value-type="string">
            <text:p>Oberer Thorax roll,Grad</text:p>
          </table:table-cell>
          <table:table-cell office:value-type="string">
            <text:p>Oberarm course LT,Grad</text:p>
          </table:table-cell>
          <table:table-cell office:value-type="string">
            <text:p>Oberarm pitch LT,Grad</text:p>
          </table:table-cell>
          <table:table-cell office:value-type="string">
            <text:p>Oberarm roll LT,Grad</text:p>
          </table:table-cell>
          <table:table-cell office:value-type="string">
            <text:p>Unterarm course LT,Grad</text:p>
          </table:table-cell>
          <table:table-cell office:value-type="string">
            <text:p>Unterarm pitch LT,Grad</text:p>
          </table:table-cell>
          <table:table-cell office:value-type="string">
            <text:p>Unterarm roll LT,Grad</text:p>
          </table:table-cell>
          <table:table-cell office:value-type="string">
            <text:p>Hand course LT,Grad</text:p>
          </table:table-cell>
          <table:table-cell office:value-type="string">
            <text:p>Hand pitch LT,Grad</text:p>
          </table:table-cell>
          <table:table-cell office:value-type="string">
            <text:p>Hand roll LT,Grad</text:p>
          </table:table-cell>
          <table:table-cell office:value-type="string">
            <text:p>Oberarm course RT,Grad</text:p>
          </table:table-cell>
          <table:table-cell office:value-type="string">
            <text:p>Oberarm pitch RT,Grad</text:p>
          </table:table-cell>
          <table:table-cell office:value-type="string">
            <text:p>Oberarm roll RT,Grad</text:p>
          </table:table-cell>
          <table:table-cell office:value-type="string">
            <text:p>Unterarm course RT,Grad</text:p>
          </table:table-cell>
          <table:table-cell office:value-type="string">
            <text:p>Unterarm pitch RT,Grad</text:p>
          </table:table-cell>
          <table:table-cell office:value-type="string">
            <text:p>Unterarm roll RT,Grad</text:p>
          </table:table-cell>
          <table:table-cell office:value-type="string">
            <text:p>Hand course RT,Grad</text:p>
          </table:table-cell>
          <table:table-cell office:value-type="string">
            <text:p>Hand pitch RT,Grad</text:p>
          </table:table-cell>
          <table:table-cell office:value-type="string">
            <text:p>Hand roll RT,Grad</text:p>
          </table:table-cell>
          <table:table-cell office:value-type="string">
            <text:p>Unterer Thorax course,Grad</text:p>
          </table:table-cell>
          <table:table-cell office:value-type="string">
            <text:p>Unterer Thorax pitch,Grad</text:p>
          </table:table-cell>
          <table:table-cell office:value-type="string">
            <text:p>Unterer Thorax roll,Grad</text:p>
          </table:table-cell>
          <table:table-cell office:value-type="string">
            <text:p>Becken course,Grad</text:p>
          </table:table-cell>
          <table:table-cell office:value-type="string">
            <text:p>Becken pitch,Grad</text:p>
          </table:table-cell>
          <table:table-cell office:value-type="string">
            <text:p>Becken roll,Grad</text:p>
          </table:table-cell>
          <table:table-cell office:value-type="string">
            <text:p>Oberschenkel course LT,Grad</text:p>
          </table:table-cell>
          <table:table-cell office:value-type="string">
            <text:p>Oberschenkel pitch LT,Grad</text:p>
          </table:table-cell>
          <table:table-cell office:value-type="string">
            <text:p>Oberschenkel roll LT,Grad</text:p>
          </table:table-cell>
          <table:table-cell office:value-type="string">
            <text:p>Unterschenkel course LT,Grad</text:p>
          </table:table-cell>
          <table:table-cell office:value-type="string">
            <text:p>Unterschenkel pitch LT,Grad</text:p>
          </table:table-cell>
          <table:table-cell office:value-type="string">
            <text:p>Unterschenkel roll LT,Grad</text:p>
          </table:table-cell>
          <table:table-cell office:value-type="string">
            <text:p>Oberschenkel course RT,Grad</text:p>
          </table:table-cell>
          <table:table-cell office:value-type="string">
            <text:p>Oberschenkel pitch RT,Grad</text:p>
          </table:table-cell>
          <table:table-cell office:value-type="string">
            <text:p>Oberschenkel roll RT,Grad</text:p>
          </table:table-cell>
          <table:table-cell office:value-type="string">
            <text:p>Unterschenkel course RT,Grad</text:p>
          </table:table-cell>
          <table:table-cell office:value-type="string">
            <text:p>Unterschenkel pitch RT,Grad</text:p>
          </table:table-cell>
          <table:table-cell office:value-type="string">
            <text:p>Unterschenkel roll RT,Grad</text:p>
          </table:table-cell>
          <table:table-cell office:value-type="string">
            <text:p>Kopf Beschl. Sensor X,mG</text:p>
          </table:table-cell>
          <table:table-cell office:value-type="string">
            <text:p>Kopf Beschl. Sensor Y,mG</text:p>
          </table:table-cell>
          <table:table-cell office:value-type="string">
            <text:p>Kopf Beschl. Sensor Z,mG</text:p>
          </table:table-cell>
          <table:table-cell office:value-type="string">
            <text:p>Oberer Thorax Beschl. Sensor X,mG</text:p>
          </table:table-cell>
          <table:table-cell office:value-type="string">
            <text:p>Oberer Thorax Beschl. Sensor Y,mG</text:p>
          </table:table-cell>
          <table:table-cell office:value-type="string">
            <text:p>Oberer Thorax Beschl. Sensor Z,mG</text:p>
          </table:table-cell>
          <table:table-cell office:value-type="string">
            <text:p>Oberarm Beschl. Sensor X LT,mG</text:p>
          </table:table-cell>
          <table:table-cell office:value-type="string">
            <text:p>Oberarm Beschl. Sensor Y LT,mG</text:p>
          </table:table-cell>
          <table:table-cell office:value-type="string">
            <text:p>Oberarm Beschl. Sensor Z LT,mG</text:p>
          </table:table-cell>
          <table:table-cell office:value-type="string">
            <text:p>Unterarm Beschl. Sensor X LT,mG</text:p>
          </table:table-cell>
          <table:table-cell office:value-type="string">
            <text:p>Unterarm Beschl. Sensor Y LT,mG</text:p>
          </table:table-cell>
          <table:table-cell office:value-type="string">
            <text:p>Unterarm Beschl. Sensor Z LT,mG</text:p>
          </table:table-cell>
          <table:table-cell office:value-type="string">
            <text:p>Hand Beschl. Sensor X LT,mG</text:p>
          </table:table-cell>
          <table:table-cell office:value-type="string">
            <text:p>Hand Beschl. Sensor Y LT,mG</text:p>
          </table:table-cell>
          <table:table-cell office:value-type="string">
            <text:p>Hand Beschl. Sensor Z LT,mG</text:p>
          </table:table-cell>
          <table:table-cell office:value-type="string">
            <text:p>Oberarm Beschl. Sensor X RT,mG</text:p>
          </table:table-cell>
          <table:table-cell office:value-type="string">
            <text:p>Oberarm Beschl. Sensor Y RT,mG</text:p>
          </table:table-cell>
          <table:table-cell office:value-type="string">
            <text:p>Oberarm Beschl. Sensor Z RT,mG</text:p>
          </table:table-cell>
          <table:table-cell office:value-type="string">
            <text:p>Unterarm Beschl. Sensor X RT,mG</text:p>
          </table:table-cell>
          <table:table-cell office:value-type="string">
            <text:p>Unterarm Beschl. Sensor Y RT,mG</text:p>
          </table:table-cell>
          <table:table-cell office:value-type="string">
            <text:p>Unterarm Beschl. Sensor Z RT,mG</text:p>
          </table:table-cell>
          <table:table-cell office:value-type="string">
            <text:p>Hand Beschl. Sensor X RT,mG</text:p>
          </table:table-cell>
          <table:table-cell office:value-type="string">
            <text:p>Hand Beschl. Sensor Y RT,mG</text:p>
          </table:table-cell>
          <table:table-cell office:value-type="string">
            <text:p>Hand Beschl. Sensor Z RT,mG</text:p>
          </table:table-cell>
          <table:table-cell office:value-type="string">
            <text:p>Unterer Thorax Beschl. Sensor X,mG</text:p>
          </table:table-cell>
          <table:table-cell office:value-type="string">
            <text:p>Unterer Thorax Beschl. Sensor Y,mG</text:p>
          </table:table-cell>
          <table:table-cell office:value-type="string">
            <text:p>Unterer Thorax Beschl. Sensor Z,mG</text:p>
          </table:table-cell>
          <table:table-cell office:value-type="string">
            <text:p>Becken Beschl. Sensor X,mG</text:p>
          </table:table-cell>
          <table:table-cell office:value-type="string">
            <text:p>Becken Beschl. Sensor Y,mG</text:p>
          </table:table-cell>
          <table:table-cell office:value-type="string">
            <text:p>Becken Beschl. Sensor Z,mG</text:p>
          </table:table-cell>
          <table:table-cell office:value-type="string">
            <text:p>Oberschenkel Beschl. Sensor X LT,mG</text:p>
          </table:table-cell>
          <table:table-cell office:value-type="string">
            <text:p>Oberschenkel Beschl. Sensor Y LT,mG</text:p>
          </table:table-cell>
          <table:table-cell office:value-type="string">
            <text:p>Oberschenkel Beschl. Sensor Z LT,mG</text:p>
          </table:table-cell>
          <table:table-cell office:value-type="string">
            <text:p>Unterschenkel Beschl. Sensor X LT,mG</text:p>
          </table:table-cell>
          <table:table-cell office:value-type="string">
            <text:p>Unterschenkel Beschl. Sensor Y LT,mG</text:p>
          </table:table-cell>
          <table:table-cell office:value-type="string">
            <text:p>Unterschenkel Beschl. Sensor Z LT,mG</text:p>
          </table:table-cell>
          <table:table-cell office:value-type="string">
            <text:p>Oberschenkel Beschl. Sensor X RT,mG</text:p>
          </table:table-cell>
          <table:table-cell office:value-type="string">
            <text:p>Oberschenkel Beschl. Sensor Y RT,mG</text:p>
          </table:table-cell>
          <table:table-cell office:value-type="string">
            <text:p>Oberschenkel Beschl. Sensor Z RT,mG</text:p>
          </table:table-cell>
          <table:table-cell office:value-type="string">
            <text:p>Unterschenkel Beschl. Sensor X RT,mG</text:p>
          </table:table-cell>
          <table:table-cell office:value-type="string">
            <text:p>Unterschenkel Beschl. Sensor Y RT,mG</text:p>
          </table:table-cell>
          <table:table-cell office:value-type="string">
            <text:p>Unterschenkel Beschl. Sensor Z RT,mG</text:p>
          </table:table-cell>
          <table:table-cell office:value-type="string">
            <text:p>Kopf Rot X,</text:p>
          </table:table-cell>
          <table:table-cell office:value-type="string">
            <text:p>Kopf Rot Y,</text:p>
          </table:table-cell>
          <table:table-cell office:value-type="string">
            <text:p>Kopf Rot Z,</text:p>
          </table:table-cell>
          <table:table-cell office:value-type="string">
            <text:p>Oberer Thorax Rot X,</text:p>
          </table:table-cell>
          <table:table-cell office:value-type="string">
            <text:p>Oberer Thorax Rot Y,</text:p>
          </table:table-cell>
          <table:table-cell office:value-type="string">
            <text:p>Oberer Thorax Rot Z,</text:p>
          </table:table-cell>
          <table:table-cell office:value-type="string">
            <text:p>LT Oberarm Rot X,</text:p>
          </table:table-cell>
          <table:table-cell office:value-type="string">
            <text:p>LT Oberarm Rot Y,</text:p>
          </table:table-cell>
          <table:table-cell office:value-type="string">
            <text:p>LT Oberarm Rot Z,</text:p>
          </table:table-cell>
          <table:table-cell office:value-type="string">
            <text:p>LT Unterarm Rot X,</text:p>
          </table:table-cell>
          <table:table-cell office:value-type="string">
            <text:p>LT Unterarm Rot Y,</text:p>
          </table:table-cell>
          <table:table-cell office:value-type="string">
            <text:p>LT Unterarm Rot Z,</text:p>
          </table:table-cell>
          <table:table-cell office:value-type="string">
            <text:p>LT Hand Rot X,</text:p>
          </table:table-cell>
          <table:table-cell office:value-type="string">
            <text:p>LT Hand Rot Y,</text:p>
          </table:table-cell>
          <table:table-cell office:value-type="string">
            <text:p>LT Hand Rot Z,</text:p>
          </table:table-cell>
          <table:table-cell office:value-type="string">
            <text:p>RT Oberarm Rot X,</text:p>
          </table:table-cell>
          <table:table-cell office:value-type="string">
            <text:p>RT Oberarm Rot Y,</text:p>
          </table:table-cell>
          <table:table-cell office:value-type="string">
            <text:p>RT Oberarm Rot Z,</text:p>
          </table:table-cell>
          <table:table-cell office:value-type="string">
            <text:p>RT Unterarm Rot X,</text:p>
          </table:table-cell>
          <table:table-cell office:value-type="string">
            <text:p>RT Unterarm Rot Y,</text:p>
          </table:table-cell>
          <table:table-cell office:value-type="string">
            <text:p>RT Unterarm Rot Z,</text:p>
          </table:table-cell>
          <table:table-cell office:value-type="string">
            <text:p>RT Hand Rot X,</text:p>
          </table:table-cell>
          <table:table-cell office:value-type="string">
            <text:p>RT Hand Rot Y,</text:p>
          </table:table-cell>
          <table:table-cell office:value-type="string">
            <text:p>RT Hand Rot Z,</text:p>
          </table:table-cell>
          <table:table-cell office:value-type="string">
            <text:p>Unterer Thorax Rot X,</text:p>
          </table:table-cell>
          <table:table-cell office:value-type="string">
            <text:p>Unterer Thorax Rot Y,</text:p>
          </table:table-cell>
          <table:table-cell office:value-type="string">
            <text:p>Unterer Thorax Rot Z,</text:p>
          </table:table-cell>
          <table:table-cell office:value-type="string">
            <text:p>Becken Rot X,</text:p>
          </table:table-cell>
          <table:table-cell office:value-type="string">
            <text:p>Becken Rot Y,</text:p>
          </table:table-cell>
          <table:table-cell office:value-type="string">
            <text:p>Becken Rot Z,</text:p>
          </table:table-cell>
          <table:table-cell office:value-type="string">
            <text:p>LT Oberschenkel Rot X,</text:p>
          </table:table-cell>
          <table:table-cell office:value-type="string">
            <text:p>LT Oberschenkel Rot Y,</text:p>
          </table:table-cell>
          <table:table-cell office:value-type="string">
            <text:p>LT Oberschenkel Rot Z,</text:p>
          </table:table-cell>
          <table:table-cell office:value-type="string">
            <text:p>LT Unterschenkel Rot X,</text:p>
          </table:table-cell>
          <table:table-cell office:value-type="string">
            <text:p>LT Unterschenkel Rot Y,</text:p>
          </table:table-cell>
          <table:table-cell office:value-type="string">
            <text:p>LT Unterschenkel Rot Z,</text:p>
          </table:table-cell>
          <table:table-cell office:value-type="string">
            <text:p>RT Oberschenkel Rot X,</text:p>
          </table:table-cell>
          <table:table-cell office:value-type="string">
            <text:p>RT Oberschenkel Rot Y,</text:p>
          </table:table-cell>
          <table:table-cell office:value-type="string">
            <text:p>RT Oberschenkel Rot Z,</text:p>
          </table:table-cell>
          <table:table-cell office:value-type="string">
            <text:p>RT Unterschenkel Rot X,</text:p>
          </table:table-cell>
          <table:table-cell office:value-type="string">
            <text:p>RT Unterschenkel Rot Y,</text:p>
          </table:table-cell>
          <table:table-cell office:value-type="string">
            <text:p>RT Unterschenkel Rot Z,</text:p>
          </table:table-cell>
        </table:table-row>
        <table:table-row table:style-name="ro1">
          <table:table-cell office:value-type="string">
            <text:p>0.0047</text:p>
          </table:table-cell>
          <table:table-cell office:value-type="float" office:value="0">
            <text:p>0</text:p>
          </table:table-cell>
          <table:table-cell office:value-type="string">
            <text:p>-16.14</text:p>
          </table:table-cell>
          <table:table-cell office:value-type="string">
            <text:p>118.3</text:p>
          </table:table-cell>
          <table:table-cell office:value-type="float" office:value="0">
            <text:p>0</text:p>
          </table:table-cell>
          <table:table-cell office:value-type="string">
            <text:p>-11.27</text:p>
          </table:table-cell>
          <table:table-cell office:value-type="float" office:value="3866">
            <text:p>3866</text:p>
          </table:table-cell>
          <table:table-cell office:value-type="float" office:value="-5118">
            <text:p>-5118</text:p>
          </table:table-cell>
          <table:table-cell office:value-type="string">
            <text:p>11.93</text:p>
          </table:table-cell>
          <table:table-cell office:value-type="float" office:value="-3406">
            <text:p>-3406</text:p>
          </table:table-cell>
          <table:table-cell office:value-type="float" office:value="-6157">
            <text:p>-6157</text:p>
          </table:table-cell>
          <table:table-cell office:value-type="string">
            <text:p>-0.3813</text:p>
          </table:table-cell>
          <table:table-cell office:value-type="float" office:value="-8426">
            <text:p>-8426</text:p>
          </table:table-cell>
          <table:table-cell office:value-type="float" office:value="6524">
            <text:p>6524</text:p>
          </table:table-cell>
          <table:table-cell office:value-type="string">
            <text:p>62.46</text:p>
          </table:table-cell>
          <table:table-cell office:value-type="string">
            <text:p>38.67</text:p>
          </table:table-cell>
          <table:table-cell office:value-type="string">
            <text:p>107.6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2</text:p>
          </table:table-cell>
          <table:table-cell office:value-type="float" office:value="119">
            <text:p>119</text:p>
          </table:table-cell>
          <table:table-cell office:value-type="string">
            <text:p>118.6</text:p>
          </table:table-cell>
          <table:table-cell office:value-type="string">
            <text:p>-43.1</text:p>
          </table:table-cell>
          <table:table-cell office:value-type="string">
            <text:p>-65.81</text:p>
          </table:table-cell>
          <table:table-cell office:value-type="string">
            <text:p>-19.9</text:p>
          </table:table-cell>
          <table:table-cell office:value-type="float" office:value="-7374">
            <text:p>-7374</text:p>
          </table:table-cell>
          <table:table-cell office:value-type="string">
            <text:p>-20.63</text:p>
          </table:table-cell>
          <table:table-cell office:value-type="float" office:value="-2284">
            <text:p>-2284</text:p>
          </table:table-cell>
          <table:table-cell office:value-type="string">
            <text:p>20.78</text:p>
          </table:table-cell>
          <table:table-cell office:value-type="string">
            <text:p>70.37</text:p>
          </table:table-cell>
          <table:table-cell office:value-type="float" office:value="6208">
            <text:p>6208</text:p>
          </table:table-cell>
          <table:table-cell office:value-type="string">
            <text:p>20.33</text:p>
          </table:table-cell>
          <table:table-cell office:value-type="float" office:value="-6068">
            <text:p>-6068</text:p>
          </table:table-cell>
          <table:table-cell office:value-type="float" office:value="2801">
            <text:p>2801</text:p>
          </table:table-cell>
          <table:table-cell office:value-type="float" office:value="3333">
            <text:p>3333</text:p>
          </table:table-cell>
          <table:table-cell office:value-type="float" office:value="4191">
            <text:p>4191</text:p>
          </table:table-cell>
          <table:table-cell office:value-type="float" office:value="-1584">
            <text:p>-1584</text:p>
          </table:table-cell>
          <table:table-cell office:value-type="float" office:value="2741">
            <text:p>2741</text:p>
          </table:table-cell>
          <table:table-cell office:value-type="string">
            <text:p>73.04</text:p>
          </table:table-cell>
          <table:table-cell office:value-type="string">
            <text:p>-6.96</text:p>
          </table:table-cell>
          <table:table-cell office:value-type="float" office:value="-3966">
            <text:p>-3966</text:p>
          </table:table-cell>
          <table:table-cell office:value-type="string">
            <text:p>79.56</text:p>
          </table:table-cell>
          <table:table-cell office:value-type="string">
            <text:p>-17.38</text:p>
          </table:table-cell>
          <table:table-cell office:value-type="string">
            <text:p>-9.68</text:p>
          </table:table-cell>
          <table:table-cell office:value-type="string">
            <text:p>133.1</text:p>
          </table:table-cell>
          <table:table-cell office:value-type="float" office:value="9699">
            <text:p>9699</text:p>
          </table:table-cell>
          <table:table-cell office:value-type="string">
            <text:p>87.88</text:p>
          </table:table-cell>
          <table:table-cell office:value-type="string">
            <text:p>-163.8</text:p>
          </table:table-cell>
          <table:table-cell office:value-type="float" office:value="6331">
            <text:p>6331</text:p>
          </table:table-cell>
          <table:table-cell office:value-type="string">
            <text:p>97.66</text:p>
          </table:table-cell>
          <table:table-cell office:value-type="string">
            <text:p>-143.1</text:p>
          </table:table-cell>
          <table:table-cell office:value-type="string">
            <text:p>-54.8</text:p>
          </table:table-cell>
          <table:table-cell office:value-type="string">
            <text:p>54.66</text:p>
          </table:table-cell>
          <table:table-cell office:value-type="string">
            <text:p>14.65</text:p>
          </table:table-cell>
          <table:table-cell office:value-type="string">
            <text:p>-20.18</text:p>
          </table:table-cell>
          <table:table-cell office:value-type="string">
            <text:p>-93.08</text:p>
          </table:table-cell>
          <table:table-cell office:value-type="string">
            <text:p>-26.22</text:p>
          </table:table-cell>
          <table:table-cell office:value-type="string">
            <text:p>-17.51</text:p>
          </table:table-cell>
          <table:table-cell office:value-type="string">
            <text:p>-79.36</text:p>
          </table:table-cell>
          <table:table-cell office:value-type="string">
            <text:p>-39.31</text:p>
          </table:table-cell>
          <table:table-cell office:value-type="string">
            <text:p>-34.52</text:p>
          </table:table-cell>
          <table:table-cell office:value-type="string">
            <text:p>-69.97</text:p>
          </table:table-cell>
          <table:table-cell office:value-type="string">
            <text:p>72.74</text:p>
          </table:table-cell>
          <table:table-cell office:value-type="string">
            <text:p>-17.79</text:p>
          </table:table-cell>
          <table:table-cell office:value-type="string">
            <text:p>0.8277</text:p>
          </table:table-cell>
          <table:table-cell office:value-type="string">
            <text:p>79.45</text:p>
          </table:table-cell>
          <table:table-cell office:value-type="float" office:value="-6263">
            <text:p>-6263</text:p>
          </table:table-cell>
          <table:table-cell office:value-type="float" office:value="3436">
            <text:p>3436</text:p>
          </table:table-cell>
          <table:table-cell office:value-type="string">
            <text:p>76.49</text:p>
          </table:table-cell>
          <table:table-cell office:value-type="string">
            <text:p>-0.2198</text:p>
          </table:table-cell>
          <table:table-cell office:value-type="float" office:value="-2645">
            <text:p>-2645</text:p>
          </table:table-cell>
          <table:table-cell office:value-type="string">
            <text:p>76.41</text:p>
          </table:table-cell>
          <table:table-cell office:value-type="float" office:value="1364">
            <text:p>1364</text:p>
          </table:table-cell>
          <table:table-cell office:value-type="float" office:value="-2917">
            <text:p>-2917</text:p>
          </table:table-cell>
          <table:table-cell office:value-type="string">
            <text:p>84.99</text:p>
          </table:table-cell>
          <table:table-cell office:value-type="string">
            <text:p>13.94</text:p>
          </table:table-cell>
          <table:table-cell office:value-type="float" office:value="1764">
            <text:p>1764</text:p>
          </table:table-cell>
          <table:table-cell office:value-type="string">
            <text:p>84.95</text:p>
          </table:table-cell>
          <table:table-cell office:value-type="string">
            <text:p>11.2</text:p>
          </table:table-cell>
          <table:table-cell office:value-type="string">
            <text:p>0.1306</text:p>
          </table:table-cell>
          <table:table-cell office:value-type="string">
            <text:p>-40.53</text:p>
          </table:table-cell>
          <table:table-cell office:value-type="float" office:value="-7801">
            <text:p>-7801</text:p>
          </table:table-cell>
          <table:table-cell office:value-type="float" office:value="105">
            <text:p>105</text:p>
          </table:table-cell>
          <table:table-cell office:value-type="string">
            <text:p>-149.9</text:p>
          </table:table-cell>
          <table:table-cell office:value-type="string">
            <text:p>-59.57</text:p>
          </table:table-cell>
          <table:table-cell office:value-type="string">
            <text:p>39.06</text:p>
          </table:table-cell>
          <table:table-cell office:value-type="string">
            <text:p>492.2</text:p>
          </table:table-cell>
          <table:table-cell office:value-type="string">
            <text:p>-483.9</text:p>
          </table:table-cell>
          <table:table-cell office:value-type="string">
            <text:p>201.7</text:p>
          </table:table-cell>
          <table:table-cell office:value-type="string">
            <text:p>702.1</text:p>
          </table:table-cell>
          <table:table-cell office:value-type="string">
            <text:p>-417.5</text:p>
          </table:table-cell>
          <table:table-cell office:value-type="string">
            <text:p>-772.4</text:p>
          </table:table-cell>
          <table:table-cell office:value-type="string">
            <text:p>-239.7</text:p>
          </table:table-cell>
          <table:table-cell office:value-type="string">
            <text:p>-375.5</text:p>
          </table:table-cell>
          <table:table-cell office:value-type="float" office:value="-1540">
            <text:p>-1540</text:p>
          </table:table-cell>
          <table:table-cell office:value-type="string">
            <text:p>-20.5</text:p>
          </table:table-cell>
          <table:table-cell office:value-type="string">
            <text:p>-72.77</text:p>
          </table:table-cell>
          <table:table-cell office:value-type="string">
            <text:p>-276.4</text:p>
          </table:table-cell>
          <table:table-cell office:value-type="string">
            <text:p>222.2</text:p>
          </table:table-cell>
          <table:table-cell office:value-type="string">
            <text:p>666.5</text:p>
          </table:table-cell>
          <table:table-cell office:value-type="string">
            <text:p>-82.92</text:p>
          </table:table-cell>
          <table:table-cell office:value-type="string">
            <text:p>117.7</text:p>
          </table:table-cell>
          <table:table-cell office:value-type="string">
            <text:p>-837.7</text:p>
          </table:table-cell>
          <table:table-cell office:value-type="string">
            <text:p>-642.1</text:p>
          </table:table-cell>
          <table:table-cell office:value-type="string">
            <text:p>-69.83</text:p>
          </table:table-cell>
          <table:table-cell office:value-type="string">
            <text:p>12.21</text:p>
          </table:table-cell>
          <table:table-cell office:value-type="string">
            <text:p>44.92</text:p>
          </table:table-cell>
          <table:table-cell office:value-type="string">
            <text:p>-64.94</text:p>
          </table:table-cell>
          <table:table-cell office:value-type="float" office:value="-1466">
            <text:p>-1466</text:p>
          </table:table-cell>
          <table:table-cell office:value-type="string">
            <text:p>14.16</text:p>
          </table:table-cell>
          <table:table-cell office:value-type="string">
            <text:p>-16.61</text:p>
          </table:table-cell>
          <table:table-cell office:value-type="float" office:value="7314">
            <text:p>7314</text:p>
          </table:table-cell>
          <table:table-cell office:value-type="string">
            <text:p>-26.87</text:p>
          </table:table-cell>
          <table:table-cell office:value-type="float" office:value="9757">
            <text:p>9757</text:p>
          </table:table-cell>
          <table:table-cell office:value-type="string">
            <text:p>39.05</text:p>
          </table:table-cell>
          <table:table-cell office:value-type="string">
            <text:p>-66.4</text:p>
          </table:table-cell>
          <table:table-cell office:value-type="string">
            <text:p>-11.23</text:p>
          </table:table-cell>
          <table:table-cell office:value-type="string">
            <text:p>109.9</text:p>
          </table:table-cell>
          <table:table-cell office:value-type="string">
            <text:p>48.82</text:p>
          </table:table-cell>
          <table:table-cell office:value-type="float" office:value="-2435">
            <text:p>-2435</text:p>
          </table:table-cell>
          <table:table-cell office:value-type="string">
            <text:p>-7.35</text:p>
          </table:table-cell>
          <table:table-cell office:value-type="string">
            <text:p>-10.25</text:p>
          </table:table-cell>
          <table:table-cell office:value-type="string">
            <text:p>0.1785</text:p>
          </table:table-cell>
          <table:table-cell office:value-type="string">
            <text:p>-0.5791</text:p>
          </table:table-cell>
          <table:table-cell office:value-type="string">
            <text:p>0.1357</text:p>
          </table:table-cell>
          <table:table-cell office:value-type="string">
            <text:p>-0.03717</text:p>
          </table:table-cell>
          <table:table-cell office:value-type="string">
            <text:p>-0.4399</text:p>
          </table:table-cell>
          <table:table-cell office:value-type="string">
            <text:p>0.1606</text:p>
          </table:table-cell>
          <table:table-cell office:value-type="string">
            <text:p>0.07587</text:p>
          </table:table-cell>
          <table:table-cell office:value-type="string">
            <text:p>-0.2111</text:p>
          </table:table-cell>
          <table:table-cell office:value-type="string">
            <text:p>-0.8772</text:p>
          </table:table-cell>
          <table:table-cell office:value-type="string">
            <text:p>-0.03449</text:p>
          </table:table-cell>
          <table:table-cell office:value-type="string">
            <text:p>0.09125</text:p>
          </table:table-cell>
          <table:table-cell office:value-type="string">
            <text:p>0.9652</text:p>
          </table:table-cell>
          <table:table-cell office:value-type="string">
            <text:p>0.2218</text:p>
          </table:table-cell>
          <table:table-cell office:value-type="string">
            <text:p>0.1171</text:p>
          </table:table-cell>
          <table:table-cell office:value-type="string">
            <text:p>0.9553</text:p>
          </table:table-cell>
          <table:table-cell office:value-type="string">
            <text:p>-0.06415</text:p>
          </table:table-cell>
          <table:table-cell office:value-type="float" office:value="-325">
            <text:p>-325</text:p>
          </table:table-cell>
          <table:table-cell office:value-type="string">
            <text:p>0.9285</text:p>
          </table:table-cell>
          <table:table-cell office:value-type="string">
            <text:p>-0.1301</text:p>
          </table:table-cell>
          <table:table-cell office:value-type="string">
            <text:p>0.1251</text:p>
          </table:table-cell>
          <table:table-cell office:value-type="string">
            <text:p>-0.9533</text:p>
          </table:table-cell>
          <table:table-cell office:value-type="float" office:value="-273">
            <text:p>-273</text:p>
          </table:table-cell>
          <table:table-cell office:value-type="string">
            <text:p>0.3515</text:p>
          </table:table-cell>
          <table:table-cell office:value-type="string">
            <text:p>-0.8537</text:p>
          </table:table-cell>
          <table:table-cell office:value-type="string">
            <text:p>0.09144</text:p>
          </table:table-cell>
          <table:table-cell office:value-type="string">
            <text:p>-0.67</text:p>
          </table:table-cell>
          <table:table-cell office:value-type="string">
            <text:p>0.1477</text:p>
          </table:table-cell>
          <table:table-cell office:value-type="string">
            <text:p>0.06268</text:p>
          </table:table-cell>
          <table:table-cell office:value-type="string">
            <text:p>-0.5616</text:p>
          </table:table-cell>
          <table:table-cell office:value-type="string">
            <text:p>0.08136</text:p>
          </table:table-cell>
          <table:table-cell office:value-type="string">
            <text:p>-0.4711</text:p>
          </table:table-cell>
          <table:table-cell office:value-type="string">
            <text:p>-0.5992</text:p>
          </table:table-cell>
          <table:table-cell office:value-type="string">
            <text:p>-0.4022</text:p>
          </table:table-cell>
          <table:table-cell office:value-type="string">
            <text:p>0.7042</text:p>
          </table:table-cell>
          <table:table-cell office:value-type="string">
            <text:p>-0.1515</text:p>
          </table:table-cell>
          <table:table-cell office:value-type="string">
            <text:p>0.6642</text:p>
          </table:table-cell>
          <table:table-cell office:value-type="string">
            <text:p>0.4675</text:p>
          </table:table-cell>
          <table:table-cell office:value-type="string">
            <text:p>-0.6327</text:p>
          </table:table-cell>
          <table:table-cell office:value-type="string">
            <text:p>0.4861</text:p>
          </table:table-cell>
          <table:table-cell office:value-type="string">
            <text:p>-0.6381</text:p>
          </table:table-cell>
          <table:table-cell office:value-type="string">
            <text:p>-0.2919</text:p>
          </table:table-cell>
          <table:table-cell office:value-type="string">
            <text:p>-0.6867</text:p>
          </table:table-cell>
        </table:table-row>
        <table:table-row table:style-name="ro1">
          <table:table-cell office:value-type="string">
            <text:p>0.0053</text:p>
          </table:table-cell>
          <table:table-cell office:value-type="float" office:value="0">
            <text:p>0</text:p>
          </table:table-cell>
          <table:table-cell office:value-type="string">
            <text:p>-13.4</text:p>
          </table:table-cell>
          <table:table-cell office:value-type="string">
            <text:p>170.5</text:p>
          </table:table-cell>
          <table:table-cell office:value-type="float" office:value="0">
            <text:p>0</text:p>
          </table:table-cell>
          <table:table-cell office:value-type="string">
            <text:p>-11.27</text:p>
          </table:table-cell>
          <table:table-cell office:value-type="float" office:value="3866">
            <text:p>3866</text:p>
          </table:table-cell>
          <table:table-cell office:value-type="float" office:value="-5118">
            <text:p>-5118</text:p>
          </table:table-cell>
          <table:table-cell office:value-type="string">
            <text:p>11.93</text:p>
          </table:table-cell>
          <table:table-cell office:value-type="float" office:value="-3406">
            <text:p>-3406</text:p>
          </table:table-cell>
          <table:table-cell office:value-type="float" office:value="-6157">
            <text:p>-6157</text:p>
          </table:table-cell>
          <table:table-cell office:value-type="string">
            <text:p>-0.3813</text:p>
          </table:table-cell>
          <table:table-cell office:value-type="float" office:value="-8426">
            <text:p>-8426</text:p>
          </table:table-cell>
          <table:table-cell office:value-type="float" office:value="6524">
            <text:p>6524</text:p>
          </table:table-cell>
          <table:table-cell office:value-type="string">
            <text:p>62.46</text:p>
          </table:table-cell>
          <table:table-cell office:value-type="string">
            <text:p>38.67</text:p>
          </table:table-cell>
          <table:table-cell office:value-type="string">
            <text:p>107.6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2</text:p>
          </table:table-cell>
          <table:table-cell office:value-type="float" office:value="119">
            <text:p>119</text:p>
          </table:table-cell>
          <table:table-cell office:value-type="string">
            <text:p>118.6</text:p>
          </table:table-cell>
          <table:table-cell office:value-type="string">
            <text:p>-43.1</text:p>
          </table:table-cell>
          <table:table-cell office:value-type="string">
            <text:p>-65.81</text:p>
          </table:table-cell>
          <table:table-cell office:value-type="string">
            <text:p>-19.9</text:p>
          </table:table-cell>
          <table:table-cell office:value-type="float" office:value="-7374">
            <text:p>-7374</text:p>
          </table:table-cell>
          <table:table-cell office:value-type="string">
            <text:p>-20.63</text:p>
          </table:table-cell>
          <table:table-cell office:value-type="float" office:value="-2284">
            <text:p>-2284</text:p>
          </table:table-cell>
          <table:table-cell office:value-type="string">
            <text:p>20.78</text:p>
          </table:table-cell>
          <table:table-cell office:value-type="string">
            <text:p>70.37</text:p>
          </table:table-cell>
          <table:table-cell office:value-type="float" office:value="6208">
            <text:p>6208</text:p>
          </table:table-cell>
          <table:table-cell office:value-type="string">
            <text:p>20.33</text:p>
          </table:table-cell>
          <table:table-cell office:value-type="float" office:value="-6068">
            <text:p>-6068</text:p>
          </table:table-cell>
          <table:table-cell office:value-type="float" office:value="2801">
            <text:p>2801</text:p>
          </table:table-cell>
          <table:table-cell office:value-type="float" office:value="3333">
            <text:p>3333</text:p>
          </table:table-cell>
          <table:table-cell office:value-type="float" office:value="4191">
            <text:p>4191</text:p>
          </table:table-cell>
          <table:table-cell office:value-type="float" office:value="-1584">
            <text:p>-1584</text:p>
          </table:table-cell>
          <table:table-cell office:value-type="float" office:value="2741">
            <text:p>2741</text:p>
          </table:table-cell>
          <table:table-cell office:value-type="string">
            <text:p>73.04</text:p>
          </table:table-cell>
          <table:table-cell office:value-type="string">
            <text:p>-6.96</text:p>
          </table:table-cell>
          <table:table-cell office:value-type="float" office:value="-3966">
            <text:p>-3966</text:p>
          </table:table-cell>
          <table:table-cell office:value-type="string">
            <text:p>79.56</text:p>
          </table:table-cell>
          <table:table-cell office:value-type="string">
            <text:p>-17.38</text:p>
          </table:table-cell>
          <table:table-cell office:value-type="string">
            <text:p>-9.68</text:p>
          </table:table-cell>
          <table:table-cell office:value-type="string">
            <text:p>133.1</text:p>
          </table:table-cell>
          <table:table-cell office:value-type="float" office:value="9699">
            <text:p>9699</text:p>
          </table:table-cell>
          <table:table-cell office:value-type="string">
            <text:p>87.88</text:p>
          </table:table-cell>
          <table:table-cell office:value-type="string">
            <text:p>-163.8</text:p>
          </table:table-cell>
          <table:table-cell office:value-type="float" office:value="6331">
            <text:p>6331</text:p>
          </table:table-cell>
          <table:table-cell office:value-type="string">
            <text:p>97.66</text:p>
          </table:table-cell>
          <table:table-cell office:value-type="string">
            <text:p>-143.1</text:p>
          </table:table-cell>
          <table:table-cell office:value-type="string">
            <text:p>-54.8</text:p>
          </table:table-cell>
          <table:table-cell office:value-type="string">
            <text:p>54.66</text:p>
          </table:table-cell>
          <table:table-cell office:value-type="string">
            <text:p>14.65</text:p>
          </table:table-cell>
          <table:table-cell office:value-type="string">
            <text:p>-20.18</text:p>
          </table:table-cell>
          <table:table-cell office:value-type="string">
            <text:p>-93.08</text:p>
          </table:table-cell>
          <table:table-cell office:value-type="string">
            <text:p>-26.22</text:p>
          </table:table-cell>
          <table:table-cell office:value-type="string">
            <text:p>-17.51</text:p>
          </table:table-cell>
          <table:table-cell office:value-type="string">
            <text:p>-79.36</text:p>
          </table:table-cell>
          <table:table-cell office:value-type="string">
            <text:p>-39.31</text:p>
          </table:table-cell>
          <table:table-cell office:value-type="string">
            <text:p>-34.52</text:p>
          </table:table-cell>
          <table:table-cell office:value-type="string">
            <text:p>-69.97</text:p>
          </table:table-cell>
          <table:table-cell office:value-type="string">
            <text:p>72.74</text:p>
          </table:table-cell>
          <table:table-cell office:value-type="string">
            <text:p>-17.79</text:p>
          </table:table-cell>
          <table:table-cell office:value-type="string">
            <text:p>0.8277</text:p>
          </table:table-cell>
          <table:table-cell office:value-type="string">
            <text:p>79.45</text:p>
          </table:table-cell>
          <table:table-cell office:value-type="float" office:value="-6263">
            <text:p>-6263</text:p>
          </table:table-cell>
          <table:table-cell office:value-type="float" office:value="3436">
            <text:p>3436</text:p>
          </table:table-cell>
          <table:table-cell office:value-type="string">
            <text:p>76.49</text:p>
          </table:table-cell>
          <table:table-cell office:value-type="string">
            <text:p>-0.2198</text:p>
          </table:table-cell>
          <table:table-cell office:value-type="float" office:value="-2645">
            <text:p>-2645</text:p>
          </table:table-cell>
          <table:table-cell office:value-type="string">
            <text:p>76.41</text:p>
          </table:table-cell>
          <table:table-cell office:value-type="float" office:value="1364">
            <text:p>1364</text:p>
          </table:table-cell>
          <table:table-cell office:value-type="float" office:value="-2917">
            <text:p>-2917</text:p>
          </table:table-cell>
          <table:table-cell office:value-type="string">
            <text:p>84.99</text:p>
          </table:table-cell>
          <table:table-cell office:value-type="string">
            <text:p>13.94</text:p>
          </table:table-cell>
          <table:table-cell office:value-type="float" office:value="1764">
            <text:p>1764</text:p>
          </table:table-cell>
          <table:table-cell office:value-type="string">
            <text:p>84.95</text:p>
          </table:table-cell>
          <table:table-cell office:value-type="string">
            <text:p>11.2</text:p>
          </table:table-cell>
          <table:table-cell office:value-type="string">
            <text:p>0.1306</text:p>
          </table:table-cell>
          <table:table-cell office:value-type="string">
            <text:p>-40.53</text:p>
          </table:table-cell>
          <table:table-cell office:value-type="float" office:value="-7801">
            <text:p>-7801</text:p>
          </table:table-cell>
          <table:table-cell office:value-type="float" office:value="105">
            <text:p>105</text:p>
          </table:table-cell>
          <table:table-cell office:value-type="string">
            <text:p>-149.9</text:p>
          </table:table-cell>
          <table:table-cell office:value-type="string">
            <text:p>-59.57</text:p>
          </table:table-cell>
          <table:table-cell office:value-type="string">
            <text:p>39.06</text:p>
          </table:table-cell>
          <table:table-cell office:value-type="string">
            <text:p>492.2</text:p>
          </table:table-cell>
          <table:table-cell office:value-type="string">
            <text:p>-483.9</text:p>
          </table:table-cell>
          <table:table-cell office:value-type="string">
            <text:p>201.7</text:p>
          </table:table-cell>
          <table:table-cell office:value-type="string">
            <text:p>702.1</text:p>
          </table:table-cell>
          <table:table-cell office:value-type="string">
            <text:p>-417.5</text:p>
          </table:table-cell>
          <table:table-cell office:value-type="string">
            <text:p>-772.4</text:p>
          </table:table-cell>
          <table:table-cell office:value-type="string">
            <text:p>-239.7</text:p>
          </table:table-cell>
          <table:table-cell office:value-type="string">
            <text:p>-375.5</text:p>
          </table:table-cell>
          <table:table-cell office:value-type="float" office:value="-1540">
            <text:p>-1540</text:p>
          </table:table-cell>
          <table:table-cell office:value-type="string">
            <text:p>-20.5</text:p>
          </table:table-cell>
          <table:table-cell office:value-type="string">
            <text:p>-72.77</text:p>
          </table:table-cell>
          <table:table-cell office:value-type="string">
            <text:p>-276.4</text:p>
          </table:table-cell>
          <table:table-cell office:value-type="string">
            <text:p>222.2</text:p>
          </table:table-cell>
          <table:table-cell office:value-type="string">
            <text:p>666.5</text:p>
          </table:table-cell>
          <table:table-cell office:value-type="string">
            <text:p>-82.92</text:p>
          </table:table-cell>
          <table:table-cell office:value-type="string">
            <text:p>117.7</text:p>
          </table:table-cell>
          <table:table-cell office:value-type="string">
            <text:p>-837.7</text:p>
          </table:table-cell>
          <table:table-cell office:value-type="string">
            <text:p>-642.1</text:p>
          </table:table-cell>
          <table:table-cell office:value-type="string">
            <text:p>-69.83</text:p>
          </table:table-cell>
          <table:table-cell office:value-type="string">
            <text:p>12.21</text:p>
          </table:table-cell>
          <table:table-cell office:value-type="string">
            <text:p>44.92</text:p>
          </table:table-cell>
          <table:table-cell office:value-type="string">
            <text:p>-64.94</text:p>
          </table:table-cell>
          <table:table-cell office:value-type="float" office:value="-1466">
            <text:p>-1466</text:p>
          </table:table-cell>
          <table:table-cell office:value-type="string">
            <text:p>14.16</text:p>
          </table:table-cell>
          <table:table-cell office:value-type="string">
            <text:p>-16.61</text:p>
          </table:table-cell>
          <table:table-cell office:value-type="float" office:value="7314">
            <text:p>7314</text:p>
          </table:table-cell>
          <table:table-cell office:value-type="string">
            <text:p>-26.87</text:p>
          </table:table-cell>
          <table:table-cell office:value-type="float" office:value="9757">
            <text:p>9757</text:p>
          </table:table-cell>
          <table:table-cell office:value-type="string">
            <text:p>39.05</text:p>
          </table:table-cell>
          <table:table-cell office:value-type="string">
            <text:p>-66.4</text:p>
          </table:table-cell>
          <table:table-cell office:value-type="string">
            <text:p>-11.23</text:p>
          </table:table-cell>
          <table:table-cell office:value-type="string">
            <text:p>109.9</text:p>
          </table:table-cell>
          <table:table-cell office:value-type="string">
            <text:p>48.82</text:p>
          </table:table-cell>
          <table:table-cell office:value-type="float" office:value="-2435">
            <text:p>-2435</text:p>
          </table:table-cell>
          <table:table-cell office:value-type="string">
            <text:p>-7.35</text:p>
          </table:table-cell>
          <table:table-cell office:value-type="string">
            <text:p>-10.25</text:p>
          </table:table-cell>
          <table:table-cell office:value-type="string">
            <text:p>0.1785</text:p>
          </table:table-cell>
          <table:table-cell office:value-type="string">
            <text:p>-0.5791</text:p>
          </table:table-cell>
          <table:table-cell office:value-type="string">
            <text:p>0.1358</text:p>
          </table:table-cell>
          <table:table-cell office:value-type="string">
            <text:p>-0.03713</text:p>
          </table:table-cell>
          <table:table-cell office:value-type="string">
            <text:p>-0.44</text:p>
          </table:table-cell>
          <table:table-cell office:value-type="string">
            <text:p>0.1606</text:p>
          </table:table-cell>
          <table:table-cell office:value-type="string">
            <text:p>0.07607</text:p>
          </table:table-cell>
          <table:table-cell office:value-type="float" office:value="-211">
            <text:p>-211</text:p>
          </table:table-cell>
          <table:table-cell office:value-type="string">
            <text:p>-0.8773</text:p>
          </table:table-cell>
          <table:table-cell office:value-type="string">
            <text:p>-0.03431</text:p>
          </table:table-cell>
          <table:table-cell office:value-type="string">
            <text:p>0.09088</text:p>
          </table:table-cell>
          <table:table-cell office:value-type="string">
            <text:p>0.9653</text:p>
          </table:table-cell>
          <table:table-cell office:value-type="string">
            <text:p>0.2223</text:p>
          </table:table-cell>
          <table:table-cell office:value-type="string">
            <text:p>0.1171</text:p>
          </table:table-cell>
          <table:table-cell office:value-type="string">
            <text:p>0.9552</text:p>
          </table:table-cell>
          <table:table-cell office:value-type="string">
            <text:p>-0.06412</text:p>
          </table:table-cell>
          <table:table-cell office:value-type="string">
            <text:p>-0.3249</text:p>
          </table:table-cell>
          <table:table-cell office:value-type="string">
            <text:p>0.9285</text:p>
          </table:table-cell>
          <table:table-cell office:value-type="string">
            <text:p>-0.1299</text:p>
          </table:table-cell>
          <table:table-cell office:value-type="string">
            <text:p>0.1243</text:p>
          </table:table-cell>
          <table:table-cell office:value-type="string">
            <text:p>-0.9534</text:p>
          </table:table-cell>
          <table:table-cell office:value-type="float" office:value="-273">
            <text:p>-273</text:p>
          </table:table-cell>
          <table:table-cell office:value-type="string">
            <text:p>0.3502</text:p>
          </table:table-cell>
          <table:table-cell office:value-type="string">
            <text:p>-0.8542</text:p>
          </table:table-cell>
          <table:table-cell office:value-type="string">
            <text:p>0.0915</text:p>
          </table:table-cell>
          <table:table-cell office:value-type="string">
            <text:p>-0.67</text:p>
          </table:table-cell>
          <table:table-cell office:value-type="string">
            <text:p>0.1477</text:p>
          </table:table-cell>
          <table:table-cell office:value-type="string">
            <text:p>0.06273</text:p>
          </table:table-cell>
          <table:table-cell office:value-type="string">
            <text:p>-0.5616</text:p>
          </table:table-cell>
          <table:table-cell office:value-type="string">
            <text:p>0.08147</text:p>
          </table:table-cell>
          <table:table-cell office:value-type="float" office:value="-471">
            <text:p>-471</text:p>
          </table:table-cell>
          <table:table-cell office:value-type="string">
            <text:p>-0.5992</text:p>
          </table:table-cell>
          <table:table-cell office:value-type="string">
            <text:p>-0.4021</text:p>
          </table:table-cell>
          <table:table-cell office:value-type="string">
            <text:p>0.7042</text:p>
          </table:table-cell>
          <table:table-cell office:value-type="string">
            <text:p>-0.1515</text:p>
          </table:table-cell>
          <table:table-cell office:value-type="string">
            <text:p>0.6642</text:p>
          </table:table-cell>
          <table:table-cell office:value-type="string">
            <text:p>0.4676</text:p>
          </table:table-cell>
          <table:table-cell office:value-type="string">
            <text:p>-0.6326</text:p>
          </table:table-cell>
          <table:table-cell office:value-type="string">
            <text:p>0.4862</text:p>
          </table:table-cell>
          <table:table-cell office:value-type="string">
            <text:p>-0.6381</text:p>
          </table:table-cell>
          <table:table-cell office:value-type="float" office:value="-292">
            <text:p>-292</text:p>
          </table:table-cell>
          <table:table-cell office:value-type="string">
            <text:p>-0.6867</text:p>
          </table:table-cell>
        </table:table-row>
        <table:table-row table:style-name="ro1">
          <table:table-cell office:value-type="string">
            <text:p>0.0060</text:p>
          </table:table-cell>
          <table:table-cell office:value-type="float" office:value="0">
            <text:p>0</text:p>
          </table:table-cell>
          <table:table-cell office:value-type="float" office:value="-3618">
            <text:p>-3618</text:p>
          </table:table-cell>
          <table:table-cell office:value-type="string">
            <text:p>208.9</text:p>
          </table:table-cell>
          <table:table-cell office:value-type="float" office:value="0">
            <text:p>0</text:p>
          </table:table-cell>
          <table:table-cell office:value-type="string">
            <text:p>-11.27</text:p>
          </table:table-cell>
          <table:table-cell office:value-type="float" office:value="3866">
            <text:p>3866</text:p>
          </table:table-cell>
          <table:table-cell office:value-type="float" office:value="-5118">
            <text:p>-5118</text:p>
          </table:table-cell>
          <table:table-cell office:value-type="string">
            <text:p>11.93</text:p>
          </table:table-cell>
          <table:table-cell office:value-type="float" office:value="-3406">
            <text:p>-3406</text:p>
          </table:table-cell>
          <table:table-cell office:value-type="float" office:value="-6157">
            <text:p>-6157</text:p>
          </table:table-cell>
          <table:table-cell office:value-type="string">
            <text:p>-0.3813</text:p>
          </table:table-cell>
          <table:table-cell office:value-type="float" office:value="-8426">
            <text:p>-8426</text:p>
          </table:table-cell>
          <table:table-cell office:value-type="float" office:value="6524">
            <text:p>6524</text:p>
          </table:table-cell>
          <table:table-cell office:value-type="string">
            <text:p>62.46</text:p>
          </table:table-cell>
          <table:table-cell office:value-type="string">
            <text:p>38.67</text:p>
          </table:table-cell>
          <table:table-cell office:value-type="string">
            <text:p>107.6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2</text:p>
          </table:table-cell>
          <table:table-cell office:value-type="float" office:value="119">
            <text:p>119</text:p>
          </table:table-cell>
          <table:table-cell office:value-type="string">
            <text:p>118.6</text:p>
          </table:table-cell>
          <table:table-cell office:value-type="string">
            <text:p>-43.1</text:p>
          </table:table-cell>
          <table:table-cell office:value-type="string">
            <text:p>-65.81</text:p>
          </table:table-cell>
          <table:table-cell office:value-type="string">
            <text:p>-19.9</text:p>
          </table:table-cell>
          <table:table-cell office:value-type="float" office:value="-7374">
            <text:p>-7374</text:p>
          </table:table-cell>
          <table:table-cell office:value-type="string">
            <text:p>-20.63</text:p>
          </table:table-cell>
          <table:table-cell office:value-type="float" office:value="-2284">
            <text:p>-2284</text:p>
          </table:table-cell>
          <table:table-cell office:value-type="string">
            <text:p>20.78</text:p>
          </table:table-cell>
          <table:table-cell office:value-type="string">
            <text:p>70.37</text:p>
          </table:table-cell>
          <table:table-cell office:value-type="float" office:value="6208">
            <text:p>6208</text:p>
          </table:table-cell>
          <table:table-cell office:value-type="string">
            <text:p>20.33</text:p>
          </table:table-cell>
          <table:table-cell office:value-type="float" office:value="-6068">
            <text:p>-6068</text:p>
          </table:table-cell>
          <table:table-cell office:value-type="float" office:value="2801">
            <text:p>2801</text:p>
          </table:table-cell>
          <table:table-cell office:value-type="float" office:value="3333">
            <text:p>3333</text:p>
          </table:table-cell>
          <table:table-cell office:value-type="float" office:value="4191">
            <text:p>4191</text:p>
          </table:table-cell>
          <table:table-cell office:value-type="float" office:value="-1584">
            <text:p>-1584</text:p>
          </table:table-cell>
          <table:table-cell office:value-type="float" office:value="2741">
            <text:p>2741</text:p>
          </table:table-cell>
          <table:table-cell office:value-type="string">
            <text:p>73.04</text:p>
          </table:table-cell>
          <table:table-cell office:value-type="string">
            <text:p>-6.96</text:p>
          </table:table-cell>
          <table:table-cell office:value-type="float" office:value="-3966">
            <text:p>-3966</text:p>
          </table:table-cell>
          <table:table-cell office:value-type="string">
            <text:p>79.56</text:p>
          </table:table-cell>
          <table:table-cell office:value-type="string">
            <text:p>-17.38</text:p>
          </table:table-cell>
          <table:table-cell office:value-type="string">
            <text:p>-9.68</text:p>
          </table:table-cell>
          <table:table-cell office:value-type="string">
            <text:p>133.1</text:p>
          </table:table-cell>
          <table:table-cell office:value-type="float" office:value="9699">
            <text:p>9699</text:p>
          </table:table-cell>
          <table:table-cell office:value-type="string">
            <text:p>87.88</text:p>
          </table:table-cell>
          <table:table-cell office:value-type="string">
            <text:p>-163.8</text:p>
          </table:table-cell>
          <table:table-cell office:value-type="float" office:value="6331">
            <text:p>6331</text:p>
          </table:table-cell>
          <table:table-cell office:value-type="string">
            <text:p>97.66</text:p>
          </table:table-cell>
          <table:table-cell office:value-type="string">
            <text:p>-143.1</text:p>
          </table:table-cell>
          <table:table-cell office:value-type="string">
            <text:p>-54.8</text:p>
          </table:table-cell>
          <table:table-cell office:value-type="string">
            <text:p>54.66</text:p>
          </table:table-cell>
          <table:table-cell office:value-type="string">
            <text:p>14.65</text:p>
          </table:table-cell>
          <table:table-cell office:value-type="string">
            <text:p>-20.18</text:p>
          </table:table-cell>
          <table:table-cell office:value-type="string">
            <text:p>-93.08</text:p>
          </table:table-cell>
          <table:table-cell office:value-type="string">
            <text:p>-26.22</text:p>
          </table:table-cell>
          <table:table-cell office:value-type="string">
            <text:p>-17.51</text:p>
          </table:table-cell>
          <table:table-cell office:value-type="string">
            <text:p>-79.36</text:p>
          </table:table-cell>
          <table:table-cell office:value-type="string">
            <text:p>-39.31</text:p>
          </table:table-cell>
          <table:table-cell office:value-type="string">
            <text:p>-34.52</text:p>
          </table:table-cell>
          <table:table-cell office:value-type="string">
            <text:p>-69.97</text:p>
          </table:table-cell>
          <table:table-cell office:value-type="string">
            <text:p>72.74</text:p>
          </table:table-cell>
          <table:table-cell office:value-type="string">
            <text:p>-17.79</text:p>
          </table:table-cell>
          <table:table-cell office:value-type="string">
            <text:p>0.8277</text:p>
          </table:table-cell>
          <table:table-cell office:value-type="string">
            <text:p>79.45</text:p>
          </table:table-cell>
          <table:table-cell office:value-type="float" office:value="-6263">
            <text:p>-6263</text:p>
          </table:table-cell>
          <table:table-cell office:value-type="float" office:value="3436">
            <text:p>3436</text:p>
          </table:table-cell>
          <table:table-cell office:value-type="string">
            <text:p>76.49</text:p>
          </table:table-cell>
          <table:table-cell office:value-type="string">
            <text:p>-0.2198</text:p>
          </table:table-cell>
          <table:table-cell office:value-type="float" office:value="-2645">
            <text:p>-2645</text:p>
          </table:table-cell>
          <table:table-cell office:value-type="string">
            <text:p>76.41</text:p>
          </table:table-cell>
          <table:table-cell office:value-type="float" office:value="1364">
            <text:p>1364</text:p>
          </table:table-cell>
          <table:table-cell office:value-type="float" office:value="-2917">
            <text:p>-2917</text:p>
          </table:table-cell>
          <table:table-cell office:value-type="string">
            <text:p>84.99</text:p>
          </table:table-cell>
          <table:table-cell office:value-type="string">
            <text:p>13.94</text:p>
          </table:table-cell>
          <table:table-cell office:value-type="float" office:value="1764">
            <text:p>1764</text:p>
          </table:table-cell>
          <table:table-cell office:value-type="string">
            <text:p>84.95</text:p>
          </table:table-cell>
          <table:table-cell office:value-type="string">
            <text:p>11.2</text:p>
          </table:table-cell>
          <table:table-cell office:value-type="string">
            <text:p>0.1306</text:p>
          </table:table-cell>
          <table:table-cell office:value-type="string">
            <text:p>-40.53</text:p>
          </table:table-cell>
          <table:table-cell office:value-type="float" office:value="-7801">
            <text:p>-7801</text:p>
          </table:table-cell>
          <table:table-cell office:value-type="float" office:value="105">
            <text:p>105</text:p>
          </table:table-cell>
          <table:table-cell office:value-type="string">
            <text:p>-149.9</text:p>
          </table:table-cell>
          <table:table-cell office:value-type="string">
            <text:p>-59.57</text:p>
          </table:table-cell>
          <table:table-cell office:value-type="string">
            <text:p>39.06</text:p>
          </table:table-cell>
          <table:table-cell office:value-type="string">
            <text:p>492.2</text:p>
          </table:table-cell>
          <table:table-cell office:value-type="string">
            <text:p>-483.9</text:p>
          </table:table-cell>
          <table:table-cell office:value-type="string">
            <text:p>201.7</text:p>
          </table:table-cell>
          <table:table-cell office:value-type="string">
            <text:p>702.1</text:p>
          </table:table-cell>
          <table:table-cell office:value-type="string">
            <text:p>-417.5</text:p>
          </table:table-cell>
          <table:table-cell office:value-type="string">
            <text:p>-772.4</text:p>
          </table:table-cell>
          <table:table-cell office:value-type="string">
            <text:p>-239.7</text:p>
          </table:table-cell>
          <table:table-cell office:value-type="string">
            <text:p>-375.5</text:p>
          </table:table-cell>
          <table:table-cell office:value-type="float" office:value="-1540">
            <text:p>-1540</text:p>
          </table:table-cell>
          <table:table-cell office:value-type="string">
            <text:p>-20.5</text:p>
          </table:table-cell>
          <table:table-cell office:value-type="string">
            <text:p>-72.77</text:p>
          </table:table-cell>
          <table:table-cell office:value-type="string">
            <text:p>-276.4</text:p>
          </table:table-cell>
          <table:table-cell office:value-type="string">
            <text:p>222.2</text:p>
          </table:table-cell>
          <table:table-cell office:value-type="string">
            <text:p>666.5</text:p>
          </table:table-cell>
          <table:table-cell office:value-type="string">
            <text:p>-82.92</text:p>
          </table:table-cell>
          <table:table-cell office:value-type="string">
            <text:p>117.7</text:p>
          </table:table-cell>
          <table:table-cell office:value-type="string">
            <text:p>-837.7</text:p>
          </table:table-cell>
          <table:table-cell office:value-type="string">
            <text:p>-642.1</text:p>
          </table:table-cell>
          <table:table-cell office:value-type="string">
            <text:p>-69.83</text:p>
          </table:table-cell>
          <table:table-cell office:value-type="string">
            <text:p>12.21</text:p>
          </table:table-cell>
          <table:table-cell office:value-type="string">
            <text:p>44.92</text:p>
          </table:table-cell>
          <table:table-cell office:value-type="string">
            <text:p>-64.94</text:p>
          </table:table-cell>
          <table:table-cell office:value-type="float" office:value="-1466">
            <text:p>-1466</text:p>
          </table:table-cell>
          <table:table-cell office:value-type="string">
            <text:p>14.16</text:p>
          </table:table-cell>
          <table:table-cell office:value-type="string">
            <text:p>-16.61</text:p>
          </table:table-cell>
          <table:table-cell office:value-type="float" office:value="7314">
            <text:p>7314</text:p>
          </table:table-cell>
          <table:table-cell office:value-type="string">
            <text:p>-26.87</text:p>
          </table:table-cell>
          <table:table-cell office:value-type="float" office:value="9757">
            <text:p>9757</text:p>
          </table:table-cell>
          <table:table-cell office:value-type="string">
            <text:p>39.05</text:p>
          </table:table-cell>
          <table:table-cell office:value-type="string">
            <text:p>-66.4</text:p>
          </table:table-cell>
          <table:table-cell office:value-type="string">
            <text:p>-11.23</text:p>
          </table:table-cell>
          <table:table-cell office:value-type="string">
            <text:p>109.9</text:p>
          </table:table-cell>
          <table:table-cell office:value-type="string">
            <text:p>48.82</text:p>
          </table:table-cell>
          <table:table-cell office:value-type="float" office:value="-2435">
            <text:p>-2435</text:p>
          </table:table-cell>
          <table:table-cell office:value-type="string">
            <text:p>-7.35</text:p>
          </table:table-cell>
          <table:table-cell office:value-type="string">
            <text:p>-10.25</text:p>
          </table:table-cell>
          <table:table-cell office:value-type="string">
            <text:p>0.1785</text:p>
          </table:table-cell>
          <table:table-cell office:value-type="string">
            <text:p>-0.5791</text:p>
          </table:table-cell>
          <table:table-cell office:value-type="string">
            <text:p>0.1359</text:p>
          </table:table-cell>
          <table:table-cell office:value-type="string">
            <text:p>-0.03709</text:p>
          </table:table-cell>
          <table:table-cell office:value-type="string">
            <text:p>-0.4401</text:p>
          </table:table-cell>
          <table:table-cell office:value-type="string">
            <text:p>0.1607</text:p>
          </table:table-cell>
          <table:table-cell office:value-type="string">
            <text:p>0.07632</text:p>
          </table:table-cell>
          <table:table-cell office:value-type="string">
            <text:p>-0.2109</text:p>
          </table:table-cell>
          <table:table-cell office:value-type="string">
            <text:p>-0.8773</text:p>
          </table:table-cell>
          <table:table-cell office:value-type="string">
            <text:p>-0.0341</text:p>
          </table:table-cell>
          <table:table-cell office:value-type="string">
            <text:p>0.0904</text:p>
          </table:table-cell>
          <table:table-cell office:value-type="string">
            <text:p>0.9654</text:p>
          </table:table-cell>
          <table:table-cell office:value-type="float" office:value="223">
            <text:p>223</text:p>
          </table:table-cell>
          <table:table-cell office:value-type="string">
            <text:p>0.1172</text:p>
          </table:table-cell>
          <table:table-cell office:value-type="string">
            <text:p>0.9551</text:p>
          </table:table-cell>
          <table:table-cell office:value-type="string">
            <text:p>-0.06408</text:p>
          </table:table-cell>
          <table:table-cell office:value-type="string">
            <text:p>-0.3247</text:p>
          </table:table-cell>
          <table:table-cell office:value-type="string">
            <text:p>0.9286</text:p>
          </table:table-cell>
          <table:table-cell office:value-type="string">
            <text:p>-0.1297</text:p>
          </table:table-cell>
          <table:table-cell office:value-type="string">
            <text:p>0.1234</text:p>
          </table:table-cell>
          <table:table-cell office:value-type="string">
            <text:p>-0.9535</text:p>
          </table:table-cell>
          <table:table-cell office:value-type="string">
            <text:p>-0.2731</text:p>
          </table:table-cell>
          <table:table-cell office:value-type="string">
            <text:p>0.3487</text:p>
          </table:table-cell>
          <table:table-cell office:value-type="string">
            <text:p>-0.8548</text:p>
          </table:table-cell>
          <table:table-cell office:value-type="string">
            <text:p>0.09157</text:p>
          </table:table-cell>
          <table:table-cell office:value-type="string">
            <text:p>-0.6701</text:p>
          </table:table-cell>
          <table:table-cell office:value-type="string">
            <text:p>0.1478</text:p>
          </table:table-cell>
          <table:table-cell office:value-type="string">
            <text:p>0.06279</text:p>
          </table:table-cell>
          <table:table-cell office:value-type="string">
            <text:p>-0.5617</text:p>
          </table:table-cell>
          <table:table-cell office:value-type="string">
            <text:p>0.08159</text:p>
          </table:table-cell>
          <table:table-cell office:value-type="float" office:value="-471">
            <text:p>-471</text:p>
          </table:table-cell>
          <table:table-cell office:value-type="string">
            <text:p>-0.5993</text:p>
          </table:table-cell>
          <table:table-cell office:value-type="string">
            <text:p>-0.4021</text:p>
          </table:table-cell>
          <table:table-cell office:value-type="string">
            <text:p>0.7042</text:p>
          </table:table-cell>
          <table:table-cell office:value-type="string">
            <text:p>-0.1514</text:p>
          </table:table-cell>
          <table:table-cell office:value-type="string">
            <text:p>0.6642</text:p>
          </table:table-cell>
          <table:table-cell office:value-type="string">
            <text:p>0.4676</text:p>
          </table:table-cell>
          <table:table-cell office:value-type="string">
            <text:p>-0.6326</text:p>
          </table:table-cell>
          <table:table-cell office:value-type="string">
            <text:p>0.4862</text:p>
          </table:table-cell>
          <table:table-cell office:value-type="string">
            <text:p>-0.6381</text:p>
          </table:table-cell>
          <table:table-cell office:value-type="float" office:value="-292">
            <text:p>-292</text:p>
          </table:table-cell>
          <table:table-cell office:value-type="string">
            <text:p>-0.6866</text:p>
          </table:table-cell>
        </table:table-row>
        <table:table-row table:style-name="ro1">
          <table:table-cell office:value-type="string">
            <text:p>0.0067</text:p>
          </table:table-cell>
          <table:table-cell office:value-type="float" office:value="0">
            <text:p>0</text:p>
          </table:table-cell>
          <table:table-cell office:value-type="string">
            <text:p>14.37</text:p>
          </table:table-cell>
          <table:table-cell office:value-type="string">
            <text:p>228.1</text:p>
          </table:table-cell>
          <table:table-cell office:value-type="float" office:value="0">
            <text:p>0</text:p>
          </table:table-cell>
          <table:table-cell office:value-type="string">
            <text:p>-11.27</text:p>
          </table:table-cell>
          <table:table-cell office:value-type="float" office:value="3866">
            <text:p>3866</text:p>
          </table:table-cell>
          <table:table-cell office:value-type="float" office:value="-5118">
            <text:p>-5118</text:p>
          </table:table-cell>
          <table:table-cell office:value-type="string">
            <text:p>11.93</text:p>
          </table:table-cell>
          <table:table-cell office:value-type="float" office:value="-3406">
            <text:p>-3406</text:p>
          </table:table-cell>
          <table:table-cell office:value-type="float" office:value="-6157">
            <text:p>-6157</text:p>
          </table:table-cell>
          <table:table-cell office:value-type="string">
            <text:p>-0.3813</text:p>
          </table:table-cell>
          <table:table-cell office:value-type="float" office:value="-8426">
            <text:p>-8426</text:p>
          </table:table-cell>
          <table:table-cell office:value-type="float" office:value="6524">
            <text:p>6524</text:p>
          </table:table-cell>
          <table:table-cell office:value-type="string">
            <text:p>62.46</text:p>
          </table:table-cell>
          <table:table-cell office:value-type="string">
            <text:p>38.67</text:p>
          </table:table-cell>
          <table:table-cell office:value-type="string">
            <text:p>107.6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2</text:p>
          </table:table-cell>
          <table:table-cell office:value-type="float" office:value="119">
            <text:p>119</text:p>
          </table:table-cell>
          <table:table-cell office:value-type="string">
            <text:p>118.6</text:p>
          </table:table-cell>
          <table:table-cell office:value-type="string">
            <text:p>-43.1</text:p>
          </table:table-cell>
          <table:table-cell office:value-type="string">
            <text:p>-65.81</text:p>
          </table:table-cell>
          <table:table-cell office:value-type="string">
            <text:p>-19.9</text:p>
          </table:table-cell>
          <table:table-cell office:value-type="float" office:value="-7374">
            <text:p>-7374</text:p>
          </table:table-cell>
          <table:table-cell office:value-type="string">
            <text:p>-20.63</text:p>
          </table:table-cell>
          <table:table-cell office:value-type="float" office:value="-2284">
            <text:p>-2284</text:p>
          </table:table-cell>
          <table:table-cell office:value-type="string">
            <text:p>20.78</text:p>
          </table:table-cell>
          <table:table-cell office:value-type="string">
            <text:p>70.37</text:p>
          </table:table-cell>
          <table:table-cell office:value-type="float" office:value="6208">
            <text:p>6208</text:p>
          </table:table-cell>
          <table:table-cell office:value-type="string">
            <text:p>20.33</text:p>
          </table:table-cell>
          <table:table-cell office:value-type="float" office:value="-6068">
            <text:p>-6068</text:p>
          </table:table-cell>
          <table:table-cell office:value-type="float" office:value="2801">
            <text:p>2801</text:p>
          </table:table-cell>
          <table:table-cell office:value-type="float" office:value="3333">
            <text:p>3333</text:p>
          </table:table-cell>
          <table:table-cell office:value-type="float" office:value="4191">
            <text:p>4191</text:p>
          </table:table-cell>
          <table:table-cell office:value-type="float" office:value="-1584">
            <text:p>-1584</text:p>
          </table:table-cell>
          <table:table-cell office:value-type="float" office:value="2741">
            <text:p>2741</text:p>
          </table:table-cell>
          <table:table-cell office:value-type="string">
            <text:p>73.04</text:p>
          </table:table-cell>
          <table:table-cell office:value-type="string">
            <text:p>-6.96</text:p>
          </table:table-cell>
          <table:table-cell office:value-type="float" office:value="-3966">
            <text:p>-3966</text:p>
          </table:table-cell>
          <table:table-cell office:value-type="string">
            <text:p>79.56</text:p>
          </table:table-cell>
          <table:table-cell office:value-type="string">
            <text:p>-17.38</text:p>
          </table:table-cell>
          <table:table-cell office:value-type="string">
            <text:p>-9.68</text:p>
          </table:table-cell>
          <table:table-cell office:value-type="string">
            <text:p>133.1</text:p>
          </table:table-cell>
          <table:table-cell office:value-type="float" office:value="9699">
            <text:p>9699</text:p>
          </table:table-cell>
          <table:table-cell office:value-type="string">
            <text:p>87.88</text:p>
          </table:table-cell>
          <table:table-cell office:value-type="string">
            <text:p>-163.8</text:p>
          </table:table-cell>
          <table:table-cell office:value-type="float" office:value="6331">
            <text:p>6331</text:p>
          </table:table-cell>
          <table:table-cell office:value-type="string">
            <text:p>97.66</text:p>
          </table:table-cell>
          <table:table-cell office:value-type="string">
            <text:p>-143.1</text:p>
          </table:table-cell>
          <table:table-cell office:value-type="string">
            <text:p>-54.8</text:p>
          </table:table-cell>
          <table:table-cell office:value-type="string">
            <text:p>54.66</text:p>
          </table:table-cell>
          <table:table-cell office:value-type="string">
            <text:p>14.65</text:p>
          </table:table-cell>
          <table:table-cell office:value-type="string">
            <text:p>-20.18</text:p>
          </table:table-cell>
          <table:table-cell office:value-type="string">
            <text:p>-93.08</text:p>
          </table:table-cell>
          <table:table-cell office:value-type="string">
            <text:p>-26.22</text:p>
          </table:table-cell>
          <table:table-cell office:value-type="string">
            <text:p>-17.51</text:p>
          </table:table-cell>
          <table:table-cell office:value-type="string">
            <text:p>-79.36</text:p>
          </table:table-cell>
          <table:table-cell office:value-type="string">
            <text:p>-39.31</text:p>
          </table:table-cell>
          <table:table-cell office:value-type="string">
            <text:p>-34.52</text:p>
          </table:table-cell>
          <table:table-cell office:value-type="string">
            <text:p>-69.97</text:p>
          </table:table-cell>
          <table:table-cell office:value-type="string">
            <text:p>72.74</text:p>
          </table:table-cell>
          <table:table-cell office:value-type="string">
            <text:p>-17.79</text:p>
          </table:table-cell>
          <table:table-cell office:value-type="string">
            <text:p>0.8277</text:p>
          </table:table-cell>
          <table:table-cell office:value-type="string">
            <text:p>79.45</text:p>
          </table:table-cell>
          <table:table-cell office:value-type="float" office:value="-6263">
            <text:p>-6263</text:p>
          </table:table-cell>
          <table:table-cell office:value-type="float" office:value="3436">
            <text:p>3436</text:p>
          </table:table-cell>
          <table:table-cell office:value-type="string">
            <text:p>76.49</text:p>
          </table:table-cell>
          <table:table-cell office:value-type="string">
            <text:p>-0.2198</text:p>
          </table:table-cell>
          <table:table-cell office:value-type="float" office:value="-2645">
            <text:p>-2645</text:p>
          </table:table-cell>
          <table:table-cell office:value-type="string">
            <text:p>76.41</text:p>
          </table:table-cell>
          <table:table-cell office:value-type="float" office:value="1364">
            <text:p>1364</text:p>
          </table:table-cell>
          <table:table-cell office:value-type="float" office:value="-2917">
            <text:p>-2917</text:p>
          </table:table-cell>
          <table:table-cell office:value-type="string">
            <text:p>84.99</text:p>
          </table:table-cell>
          <table:table-cell office:value-type="string">
            <text:p>13.94</text:p>
          </table:table-cell>
          <table:table-cell office:value-type="float" office:value="1764">
            <text:p>1764</text:p>
          </table:table-cell>
          <table:table-cell office:value-type="string">
            <text:p>84.95</text:p>
          </table:table-cell>
          <table:table-cell office:value-type="string">
            <text:p>11.2</text:p>
          </table:table-cell>
          <table:table-cell office:value-type="string">
            <text:p>0.1306</text:p>
          </table:table-cell>
          <table:table-cell office:value-type="string">
            <text:p>-40.53</text:p>
          </table:table-cell>
          <table:table-cell office:value-type="float" office:value="-7801">
            <text:p>-7801</text:p>
          </table:table-cell>
          <table:table-cell office:value-type="float" office:value="105">
            <text:p>105</text:p>
          </table:table-cell>
          <table:table-cell office:value-type="string">
            <text:p>-149.9</text:p>
          </table:table-cell>
          <table:table-cell office:value-type="string">
            <text:p>-59.57</text:p>
          </table:table-cell>
          <table:table-cell office:value-type="string">
            <text:p>39.06</text:p>
          </table:table-cell>
          <table:table-cell office:value-type="string">
            <text:p>492.2</text:p>
          </table:table-cell>
          <table:table-cell office:value-type="string">
            <text:p>-483.9</text:p>
          </table:table-cell>
          <table:table-cell office:value-type="string">
            <text:p>201.7</text:p>
          </table:table-cell>
          <table:table-cell office:value-type="string">
            <text:p>702.1</text:p>
          </table:table-cell>
          <table:table-cell office:value-type="string">
            <text:p>-417.5</text:p>
          </table:table-cell>
          <table:table-cell office:value-type="string">
            <text:p>-772.4</text:p>
          </table:table-cell>
          <table:table-cell office:value-type="string">
            <text:p>-239.7</text:p>
          </table:table-cell>
          <table:table-cell office:value-type="string">
            <text:p>-375.5</text:p>
          </table:table-cell>
          <table:table-cell office:value-type="float" office:value="-1540">
            <text:p>-1540</text:p>
          </table:table-cell>
          <table:table-cell office:value-type="string">
            <text:p>-20.5</text:p>
          </table:table-cell>
          <table:table-cell office:value-type="string">
            <text:p>-72.77</text:p>
          </table:table-cell>
          <table:table-cell office:value-type="string">
            <text:p>-276.4</text:p>
          </table:table-cell>
          <table:table-cell office:value-type="string">
            <text:p>222.2</text:p>
          </table:table-cell>
          <table:table-cell office:value-type="string">
            <text:p>666.5</text:p>
          </table:table-cell>
          <table:table-cell office:value-type="string">
            <text:p>-82.92</text:p>
          </table:table-cell>
          <table:table-cell office:value-type="string">
            <text:p>117.7</text:p>
          </table:table-cell>
          <table:table-cell office:value-type="string">
            <text:p>-837.7</text:p>
          </table:table-cell>
          <table:table-cell office:value-type="string">
            <text:p>-642.1</text:p>
          </table:table-cell>
          <table:table-cell office:value-type="string">
            <text:p>-69.83</text:p>
          </table:table-cell>
          <table:table-cell office:value-type="string">
            <text:p>12.21</text:p>
          </table:table-cell>
          <table:table-cell office:value-type="string">
            <text:p>44.92</text:p>
          </table:table-cell>
          <table:table-cell office:value-type="string">
            <text:p>-64.94</text:p>
          </table:table-cell>
          <table:table-cell office:value-type="float" office:value="-1466">
            <text:p>-1466</text:p>
          </table:table-cell>
          <table:table-cell office:value-type="string">
            <text:p>14.16</text:p>
          </table:table-cell>
          <table:table-cell office:value-type="string">
            <text:p>-16.61</text:p>
          </table:table-cell>
          <table:table-cell office:value-type="float" office:value="7314">
            <text:p>7314</text:p>
          </table:table-cell>
          <table:table-cell office:value-type="string">
            <text:p>-26.87</text:p>
          </table:table-cell>
          <table:table-cell office:value-type="float" office:value="9757">
            <text:p>9757</text:p>
          </table:table-cell>
          <table:table-cell office:value-type="string">
            <text:p>39.05</text:p>
          </table:table-cell>
          <table:table-cell office:value-type="string">
            <text:p>-66.4</text:p>
          </table:table-cell>
          <table:table-cell office:value-type="string">
            <text:p>-11.23</text:p>
          </table:table-cell>
          <table:table-cell office:value-type="string">
            <text:p>109.9</text:p>
          </table:table-cell>
          <table:table-cell office:value-type="string">
            <text:p>48.82</text:p>
          </table:table-cell>
          <table:table-cell office:value-type="float" office:value="-2435">
            <text:p>-2435</text:p>
          </table:table-cell>
          <table:table-cell office:value-type="string">
            <text:p>-7.35</text:p>
          </table:table-cell>
          <table:table-cell office:value-type="string">
            <text:p>-10.25</text:p>
          </table:table-cell>
          <table:table-cell office:value-type="string">
            <text:p>0.1785</text:p>
          </table:table-cell>
          <table:table-cell office:value-type="string">
            <text:p>-0.5791</text:p>
          </table:table-cell>
          <table:table-cell office:value-type="string">
            <text:p>0.1359</text:p>
          </table:table-cell>
          <table:table-cell office:value-type="string">
            <text:p>-0.03703</text:p>
          </table:table-cell>
          <table:table-cell office:value-type="string">
            <text:p>-0.4402</text:p>
          </table:table-cell>
          <table:table-cell office:value-type="string">
            <text:p>0.1607</text:p>
          </table:table-cell>
          <table:table-cell office:value-type="string">
            <text:p>0.0766</text:p>
          </table:table-cell>
          <table:table-cell office:value-type="string">
            <text:p>-0.2108</text:p>
          </table:table-cell>
          <table:table-cell office:value-type="string">
            <text:p>-0.8774</text:p>
          </table:table-cell>
          <table:table-cell office:value-type="string">
            <text:p>-0.03387</text:p>
          </table:table-cell>
          <table:table-cell office:value-type="string">
            <text:p>0.08983</text:p>
          </table:table-cell>
          <table:table-cell office:value-type="string">
            <text:p>0.9655</text:p>
          </table:table-cell>
          <table:table-cell office:value-type="string">
            <text:p>0.2237</text:p>
          </table:table-cell>
          <table:table-cell office:value-type="string">
            <text:p>0.1173</text:p>
          </table:table-cell>
          <table:table-cell office:value-type="string">
            <text:p>0.9549</text:p>
          </table:table-cell>
          <table:table-cell office:value-type="string">
            <text:p>-0.06404</text:p>
          </table:table-cell>
          <table:table-cell office:value-type="string">
            <text:p>-0.3246</text:p>
          </table:table-cell>
          <table:table-cell office:value-type="string">
            <text:p>0.9287</text:p>
          </table:table-cell>
          <table:table-cell office:value-type="string">
            <text:p>-0.1294</text:p>
          </table:table-cell>
          <table:table-cell office:value-type="string">
            <text:p>0.1223</text:p>
          </table:table-cell>
          <table:table-cell office:value-type="string">
            <text:p>-0.9536</text:p>
          </table:table-cell>
          <table:table-cell office:value-type="string">
            <text:p>-0.2732</text:p>
          </table:table-cell>
          <table:table-cell office:value-type="string">
            <text:p>0.3468</text:p>
          </table:table-cell>
          <table:table-cell office:value-type="string">
            <text:p>-0.8554</text:p>
          </table:table-cell>
          <table:table-cell office:value-type="string">
            <text:p>0.09166</text:p>
          </table:table-cell>
          <table:table-cell office:value-type="string">
            <text:p>-0.6701</text:p>
          </table:table-cell>
          <table:table-cell office:value-type="string">
            <text:p>0.1479</text:p>
          </table:table-cell>
          <table:table-cell office:value-type="string">
            <text:p>0.06286</text:p>
          </table:table-cell>
          <table:table-cell office:value-type="string">
            <text:p>-0.5617</text:p>
          </table:table-cell>
          <table:table-cell office:value-type="string">
            <text:p>0.08174</text:p>
          </table:table-cell>
          <table:table-cell office:value-type="string">
            <text:p>-0.4709</text:p>
          </table:table-cell>
          <table:table-cell office:value-type="string">
            <text:p>-0.5994</text:p>
          </table:table-cell>
          <table:table-cell office:value-type="string">
            <text:p>-0.4021</text:p>
          </table:table-cell>
          <table:table-cell office:value-type="string">
            <text:p>0.7042</text:p>
          </table:table-cell>
          <table:table-cell office:value-type="string">
            <text:p>-0.1514</text:p>
          </table:table-cell>
          <table:table-cell office:value-type="string">
            <text:p>0.6642</text:p>
          </table:table-cell>
          <table:table-cell office:value-type="string">
            <text:p>0.4677</text:p>
          </table:table-cell>
          <table:table-cell office:value-type="string">
            <text:p>-0.6325</text:p>
          </table:table-cell>
          <table:table-cell office:value-type="string">
            <text:p>0.4863</text:p>
          </table:table-cell>
          <table:table-cell office:value-type="string">
            <text:p>-0.6381</text:p>
          </table:table-cell>
          <table:table-cell office:value-type="float" office:value="-292">
            <text:p>-292</text:p>
          </table:table-cell>
          <table:table-cell office:value-type="string">
            <text:p>-0.6866</text:p>
          </table:table-cell>
        </table:table-row>
        <table:table-row table:style-name="ro1">
          <table:table-cell office:value-type="string">
            <text:p>0.0073</text:p>
          </table:table-cell>
          <table:table-cell office:value-type="float" office:value="0">
            <text:p>0</text:p>
          </table:table-cell>
          <table:table-cell office:value-type="string">
            <text:p>25.67</text:p>
          </table:table-cell>
          <table:table-cell office:value-type="string">
            <text:p>236.4</text:p>
          </table:table-cell>
          <table:table-cell office:value-type="float" office:value="0">
            <text:p>0</text:p>
          </table:table-cell>
          <table:table-cell office:value-type="string">
            <text:p>-11.27</text:p>
          </table:table-cell>
          <table:table-cell office:value-type="float" office:value="3866">
            <text:p>3866</text:p>
          </table:table-cell>
          <table:table-cell office:value-type="float" office:value="-5118">
            <text:p>-5118</text:p>
          </table:table-cell>
          <table:table-cell office:value-type="string">
            <text:p>11.93</text:p>
          </table:table-cell>
          <table:table-cell office:value-type="float" office:value="-3406">
            <text:p>-3406</text:p>
          </table:table-cell>
          <table:table-cell office:value-type="float" office:value="-6157">
            <text:p>-6157</text:p>
          </table:table-cell>
          <table:table-cell office:value-type="string">
            <text:p>-0.3813</text:p>
          </table:table-cell>
          <table:table-cell office:value-type="float" office:value="-8426">
            <text:p>-8426</text:p>
          </table:table-cell>
          <table:table-cell office:value-type="float" office:value="6524">
            <text:p>6524</text:p>
          </table:table-cell>
          <table:table-cell office:value-type="string">
            <text:p>62.46</text:p>
          </table:table-cell>
          <table:table-cell office:value-type="string">
            <text:p>38.67</text:p>
          </table:table-cell>
          <table:table-cell office:value-type="string">
            <text:p>107.6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2</text:p>
          </table:table-cell>
          <table:table-cell office:value-type="float" office:value="119">
            <text:p>119</text:p>
          </table:table-cell>
          <table:table-cell office:value-type="string">
            <text:p>118.6</text:p>
          </table:table-cell>
          <table:table-cell office:value-type="string">
            <text:p>-43.1</text:p>
          </table:table-cell>
          <table:table-cell office:value-type="string">
            <text:p>-65.81</text:p>
          </table:table-cell>
          <table:table-cell office:value-type="string">
            <text:p>-19.9</text:p>
          </table:table-cell>
          <table:table-cell office:value-type="float" office:value="-7374">
            <text:p>-7374</text:p>
          </table:table-cell>
          <table:table-cell office:value-type="string">
            <text:p>-20.63</text:p>
          </table:table-cell>
          <table:table-cell office:value-type="float" office:value="-2284">
            <text:p>-2284</text:p>
          </table:table-cell>
          <table:table-cell office:value-type="string">
            <text:p>20.78</text:p>
          </table:table-cell>
          <table:table-cell office:value-type="string">
            <text:p>70.37</text:p>
          </table:table-cell>
          <table:table-cell office:value-type="float" office:value="6208">
            <text:p>6208</text:p>
          </table:table-cell>
          <table:table-cell office:value-type="string">
            <text:p>20.33</text:p>
          </table:table-cell>
          <table:table-cell office:value-type="float" office:value="-6068">
            <text:p>-6068</text:p>
          </table:table-cell>
          <table:table-cell office:value-type="float" office:value="2801">
            <text:p>2801</text:p>
          </table:table-cell>
          <table:table-cell office:value-type="float" office:value="3333">
            <text:p>3333</text:p>
          </table:table-cell>
          <table:table-cell office:value-type="float" office:value="4191">
            <text:p>4191</text:p>
          </table:table-cell>
          <table:table-cell office:value-type="float" office:value="-1584">
            <text:p>-1584</text:p>
          </table:table-cell>
          <table:table-cell office:value-type="float" office:value="2741">
            <text:p>2741</text:p>
          </table:table-cell>
          <table:table-cell office:value-type="string">
            <text:p>73.04</text:p>
          </table:table-cell>
          <table:table-cell office:value-type="string">
            <text:p>-6.96</text:p>
          </table:table-cell>
          <table:table-cell office:value-type="float" office:value="-3966">
            <text:p>-3966</text:p>
          </table:table-cell>
          <table:table-cell office:value-type="string">
            <text:p>79.56</text:p>
          </table:table-cell>
          <table:table-cell office:value-type="string">
            <text:p>-17.38</text:p>
          </table:table-cell>
          <table:table-cell office:value-type="string">
            <text:p>-9.68</text:p>
          </table:table-cell>
          <table:table-cell office:value-type="string">
            <text:p>133.1</text:p>
          </table:table-cell>
          <table:table-cell office:value-type="float" office:value="9699">
            <text:p>9699</text:p>
          </table:table-cell>
          <table:table-cell office:value-type="string">
            <text:p>87.88</text:p>
          </table:table-cell>
          <table:table-cell office:value-type="string">
            <text:p>-163.8</text:p>
          </table:table-cell>
          <table:table-cell office:value-type="float" office:value="6331">
            <text:p>6331</text:p>
          </table:table-cell>
          <table:table-cell office:value-type="string">
            <text:p>97.66</text:p>
          </table:table-cell>
          <table:table-cell office:value-type="string">
            <text:p>-143.1</text:p>
          </table:table-cell>
          <table:table-cell office:value-type="string">
            <text:p>-54.8</text:p>
          </table:table-cell>
          <table:table-cell office:value-type="string">
            <text:p>54.66</text:p>
          </table:table-cell>
          <table:table-cell office:value-type="string">
            <text:p>14.65</text:p>
          </table:table-cell>
          <table:table-cell office:value-type="string">
            <text:p>-20.18</text:p>
          </table:table-cell>
          <table:table-cell office:value-type="string">
            <text:p>-93.08</text:p>
          </table:table-cell>
          <table:table-cell office:value-type="string">
            <text:p>-26.22</text:p>
          </table:table-cell>
          <table:table-cell office:value-type="string">
            <text:p>-17.51</text:p>
          </table:table-cell>
          <table:table-cell office:value-type="string">
            <text:p>-79.36</text:p>
          </table:table-cell>
          <table:table-cell office:value-type="string">
            <text:p>-39.31</text:p>
          </table:table-cell>
          <table:table-cell office:value-type="string">
            <text:p>-34.52</text:p>
          </table:table-cell>
          <table:table-cell office:value-type="string">
            <text:p>-69.97</text:p>
          </table:table-cell>
          <table:table-cell office:value-type="string">
            <text:p>72.74</text:p>
          </table:table-cell>
          <table:table-cell office:value-type="string">
            <text:p>-17.79</text:p>
          </table:table-cell>
          <table:table-cell office:value-type="string">
            <text:p>0.8277</text:p>
          </table:table-cell>
          <table:table-cell office:value-type="string">
            <text:p>79.45</text:p>
          </table:table-cell>
          <table:table-cell office:value-type="float" office:value="-6263">
            <text:p>-6263</text:p>
          </table:table-cell>
          <table:table-cell office:value-type="float" office:value="3436">
            <text:p>3436</text:p>
          </table:table-cell>
          <table:table-cell office:value-type="string">
            <text:p>76.49</text:p>
          </table:table-cell>
          <table:table-cell office:value-type="string">
            <text:p>-0.2198</text:p>
          </table:table-cell>
          <table:table-cell office:value-type="float" office:value="-2645">
            <text:p>-2645</text:p>
          </table:table-cell>
          <table:table-cell office:value-type="string">
            <text:p>76.41</text:p>
          </table:table-cell>
          <table:table-cell office:value-type="float" office:value="1364">
            <text:p>1364</text:p>
          </table:table-cell>
          <table:table-cell office:value-type="float" office:value="-2917">
            <text:p>-2917</text:p>
          </table:table-cell>
          <table:table-cell office:value-type="string">
            <text:p>84.99</text:p>
          </table:table-cell>
          <table:table-cell office:value-type="string">
            <text:p>13.94</text:p>
          </table:table-cell>
          <table:table-cell office:value-type="float" office:value="1764">
            <text:p>1764</text:p>
          </table:table-cell>
          <table:table-cell office:value-type="string">
            <text:p>84.95</text:p>
          </table:table-cell>
          <table:table-cell office:value-type="string">
            <text:p>11.2</text:p>
          </table:table-cell>
          <table:table-cell office:value-type="string">
            <text:p>0.1306</text:p>
          </table:table-cell>
          <table:table-cell office:value-type="string">
            <text:p>-40.53</text:p>
          </table:table-cell>
          <table:table-cell office:value-type="float" office:value="-7801">
            <text:p>-7801</text:p>
          </table:table-cell>
          <table:table-cell office:value-type="float" office:value="105">
            <text:p>105</text:p>
          </table:table-cell>
          <table:table-cell office:value-type="string">
            <text:p>-149.9</text:p>
          </table:table-cell>
          <table:table-cell office:value-type="string">
            <text:p>-59.57</text:p>
          </table:table-cell>
          <table:table-cell office:value-type="string">
            <text:p>39.06</text:p>
          </table:table-cell>
          <table:table-cell office:value-type="string">
            <text:p>492.2</text:p>
          </table:table-cell>
          <table:table-cell office:value-type="string">
            <text:p>-483.9</text:p>
          </table:table-cell>
          <table:table-cell office:value-type="string">
            <text:p>201.7</text:p>
          </table:table-cell>
          <table:table-cell office:value-type="string">
            <text:p>702.1</text:p>
          </table:table-cell>
          <table:table-cell office:value-type="string">
            <text:p>-417.5</text:p>
          </table:table-cell>
          <table:table-cell office:value-type="string">
            <text:p>-772.4</text:p>
          </table:table-cell>
          <table:table-cell office:value-type="string">
            <text:p>-239.7</text:p>
          </table:table-cell>
          <table:table-cell office:value-type="string">
            <text:p>-375.5</text:p>
          </table:table-cell>
          <table:table-cell office:value-type="float" office:value="-1540">
            <text:p>-1540</text:p>
          </table:table-cell>
          <table:table-cell office:value-type="string">
            <text:p>-20.5</text:p>
          </table:table-cell>
          <table:table-cell office:value-type="string">
            <text:p>-72.77</text:p>
          </table:table-cell>
          <table:table-cell office:value-type="string">
            <text:p>-276.4</text:p>
          </table:table-cell>
          <table:table-cell office:value-type="string">
            <text:p>222.2</text:p>
          </table:table-cell>
          <table:table-cell office:value-type="string">
            <text:p>666.5</text:p>
          </table:table-cell>
          <table:table-cell office:value-type="string">
            <text:p>-82.92</text:p>
          </table:table-cell>
          <table:table-cell office:value-type="string">
            <text:p>117.7</text:p>
          </table:table-cell>
          <table:table-cell office:value-type="string">
            <text:p>-837.7</text:p>
          </table:table-cell>
          <table:table-cell office:value-type="string">
            <text:p>-642.1</text:p>
          </table:table-cell>
          <table:table-cell office:value-type="string">
            <text:p>-69.83</text:p>
          </table:table-cell>
          <table:table-cell office:value-type="string">
            <text:p>12.21</text:p>
          </table:table-cell>
          <table:table-cell office:value-type="string">
            <text:p>44.92</text:p>
          </table:table-cell>
          <table:table-cell office:value-type="string">
            <text:p>-64.94</text:p>
          </table:table-cell>
          <table:table-cell office:value-type="float" office:value="-1466">
            <text:p>-1466</text:p>
          </table:table-cell>
          <table:table-cell office:value-type="string">
            <text:p>14.16</text:p>
          </table:table-cell>
          <table:table-cell office:value-type="string">
            <text:p>-16.61</text:p>
          </table:table-cell>
          <table:table-cell office:value-type="float" office:value="7314">
            <text:p>7314</text:p>
          </table:table-cell>
          <table:table-cell office:value-type="string">
            <text:p>-26.87</text:p>
          </table:table-cell>
          <table:table-cell office:value-type="float" office:value="9757">
            <text:p>9757</text:p>
          </table:table-cell>
          <table:table-cell office:value-type="string">
            <text:p>39.05</text:p>
          </table:table-cell>
          <table:table-cell office:value-type="string">
            <text:p>-66.4</text:p>
          </table:table-cell>
          <table:table-cell office:value-type="string">
            <text:p>-11.23</text:p>
          </table:table-cell>
          <table:table-cell office:value-type="string">
            <text:p>109.9</text:p>
          </table:table-cell>
          <table:table-cell office:value-type="string">
            <text:p>48.82</text:p>
          </table:table-cell>
          <table:table-cell office:value-type="float" office:value="-2435">
            <text:p>-2435</text:p>
          </table:table-cell>
          <table:table-cell office:value-type="string">
            <text:p>-7.35</text:p>
          </table:table-cell>
          <table:table-cell office:value-type="string">
            <text:p>-10.25</text:p>
          </table:table-cell>
          <table:table-cell office:value-type="string">
            <text:p>0.1785</text:p>
          </table:table-cell>
          <table:table-cell office:value-type="string">
            <text:p>-0.5791</text:p>
          </table:table-cell>
          <table:table-cell office:value-type="float" office:value="136">
            <text:p>136</text:p>
          </table:table-cell>
          <table:table-cell office:value-type="string">
            <text:p>-0.03697</text:p>
          </table:table-cell>
          <table:table-cell office:value-type="string">
            <text:p>-0.4404</text:p>
          </table:table-cell>
          <table:table-cell office:value-type="string">
            <text:p>0.1608</text:p>
          </table:table-cell>
          <table:table-cell office:value-type="string">
            <text:p>0.07692</text:p>
          </table:table-cell>
          <table:table-cell office:value-type="string">
            <text:p>-0.2107</text:p>
          </table:table-cell>
          <table:table-cell office:value-type="string">
            <text:p>-0.8774</text:p>
          </table:table-cell>
          <table:table-cell office:value-type="string">
            <text:p>-0.0336</text:p>
          </table:table-cell>
          <table:table-cell office:value-type="string">
            <text:p>0.08919</text:p>
          </table:table-cell>
          <table:table-cell office:value-type="string">
            <text:p>0.9657</text:p>
          </table:table-cell>
          <table:table-cell office:value-type="string">
            <text:p>0.2246</text:p>
          </table:table-cell>
          <table:table-cell office:value-type="string">
            <text:p>0.1174</text:p>
          </table:table-cell>
          <table:table-cell office:value-type="string">
            <text:p>0.9548</text:p>
          </table:table-cell>
          <table:table-cell office:value-type="float" office:value="-64">
            <text:p>-64</text:p>
          </table:table-cell>
          <table:table-cell office:value-type="string">
            <text:p>-0.3244</text:p>
          </table:table-cell>
          <table:table-cell office:value-type="string">
            <text:p>0.9288</text:p>
          </table:table-cell>
          <table:table-cell office:value-type="string">
            <text:p>-0.1291</text:p>
          </table:table-cell>
          <table:table-cell office:value-type="string">
            <text:p>0.1211</text:p>
          </table:table-cell>
          <table:table-cell office:value-type="string">
            <text:p>-0.9537</text:p>
          </table:table-cell>
          <table:table-cell office:value-type="string">
            <text:p>-0.2733</text:p>
          </table:table-cell>
          <table:table-cell office:value-type="string">
            <text:p>0.3448</text:p>
          </table:table-cell>
          <table:table-cell office:value-type="string">
            <text:p>-0.8562</text:p>
          </table:table-cell>
          <table:table-cell office:value-type="string">
            <text:p>0.09175</text:p>
          </table:table-cell>
          <table:table-cell office:value-type="string">
            <text:p>-0.6702</text:p>
          </table:table-cell>
          <table:table-cell office:value-type="float" office:value="148">
            <text:p>148</text:p>
          </table:table-cell>
          <table:table-cell office:value-type="string">
            <text:p>0.06294</text:p>
          </table:table-cell>
          <table:table-cell office:value-type="string">
            <text:p>-0.5617</text:p>
          </table:table-cell>
          <table:table-cell office:value-type="string">
            <text:p>0.0819</text:p>
          </table:table-cell>
          <table:table-cell office:value-type="string">
            <text:p>-0.4709</text:p>
          </table:table-cell>
          <table:table-cell office:value-type="string">
            <text:p>-0.5994</text:p>
          </table:table-cell>
          <table:table-cell office:value-type="float" office:value="-402">
            <text:p>-402</text:p>
          </table:table-cell>
          <table:table-cell office:value-type="string">
            <text:p>0.7043</text:p>
          </table:table-cell>
          <table:table-cell office:value-type="string">
            <text:p>-0.1514</text:p>
          </table:table-cell>
          <table:table-cell office:value-type="string">
            <text:p>0.6642</text:p>
          </table:table-cell>
          <table:table-cell office:value-type="string">
            <text:p>0.4678</text:p>
          </table:table-cell>
          <table:table-cell office:value-type="string">
            <text:p>-0.6324</text:p>
          </table:table-cell>
          <table:table-cell office:value-type="string">
            <text:p>0.4863</text:p>
          </table:table-cell>
          <table:table-cell office:value-type="string">
            <text:p>-0.6382</text:p>
          </table:table-cell>
          <table:table-cell office:value-type="float" office:value="-292">
            <text:p>-292</text:p>
          </table:table-cell>
          <table:table-cell office:value-type="string">
            <text:p>-0.6866</text:p>
          </table:table-cell>
        </table:table-row>
        <table:table-row table:style-name="ro1">
          <table:table-cell office:value-type="string">
            <text:p>0.0080</text:p>
          </table:table-cell>
          <table:table-cell office:value-type="float" office:value="0">
            <text:p>0</text:p>
          </table:table-cell>
          <table:table-cell office:value-type="string">
            <text:p>18.34</text:p>
          </table:table-cell>
          <table:table-cell office:value-type="string">
            <text:p>246.1</text:p>
          </table:table-cell>
          <table:table-cell office:value-type="float" office:value="0">
            <text:p>0</text:p>
          </table:table-cell>
          <table:table-cell office:value-type="string">
            <text:p>-11.27</text:p>
          </table:table-cell>
          <table:table-cell office:value-type="float" office:value="3866">
            <text:p>3866</text:p>
          </table:table-cell>
          <table:table-cell office:value-type="float" office:value="-5118">
            <text:p>-5118</text:p>
          </table:table-cell>
          <table:table-cell office:value-type="string">
            <text:p>11.93</text:p>
          </table:table-cell>
          <table:table-cell office:value-type="float" office:value="-3406">
            <text:p>-3406</text:p>
          </table:table-cell>
          <table:table-cell office:value-type="float" office:value="-6157">
            <text:p>-6157</text:p>
          </table:table-cell>
          <table:table-cell office:value-type="string">
            <text:p>-0.3813</text:p>
          </table:table-cell>
          <table:table-cell office:value-type="float" office:value="-8426">
            <text:p>-8426</text:p>
          </table:table-cell>
          <table:table-cell office:value-type="float" office:value="6524">
            <text:p>6524</text:p>
          </table:table-cell>
          <table:table-cell office:value-type="string">
            <text:p>62.46</text:p>
          </table:table-cell>
          <table:table-cell office:value-type="string">
            <text:p>38.67</text:p>
          </table:table-cell>
          <table:table-cell office:value-type="string">
            <text:p>107.6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2</text:p>
          </table:table-cell>
          <table:table-cell office:value-type="float" office:value="119">
            <text:p>119</text:p>
          </table:table-cell>
          <table:table-cell office:value-type="string">
            <text:p>118.6</text:p>
          </table:table-cell>
          <table:table-cell office:value-type="string">
            <text:p>-43.1</text:p>
          </table:table-cell>
          <table:table-cell office:value-type="string">
            <text:p>-65.81</text:p>
          </table:table-cell>
          <table:table-cell office:value-type="string">
            <text:p>-19.9</text:p>
          </table:table-cell>
          <table:table-cell office:value-type="float" office:value="-7374">
            <text:p>-7374</text:p>
          </table:table-cell>
          <table:table-cell office:value-type="string">
            <text:p>-20.63</text:p>
          </table:table-cell>
          <table:table-cell office:value-type="float" office:value="-2284">
            <text:p>-2284</text:p>
          </table:table-cell>
          <table:table-cell office:value-type="string">
            <text:p>20.78</text:p>
          </table:table-cell>
          <table:table-cell office:value-type="string">
            <text:p>70.37</text:p>
          </table:table-cell>
          <table:table-cell office:value-type="float" office:value="6208">
            <text:p>6208</text:p>
          </table:table-cell>
          <table:table-cell office:value-type="string">
            <text:p>20.33</text:p>
          </table:table-cell>
          <table:table-cell office:value-type="float" office:value="-6068">
            <text:p>-6068</text:p>
          </table:table-cell>
          <table:table-cell office:value-type="float" office:value="2801">
            <text:p>2801</text:p>
          </table:table-cell>
          <table:table-cell office:value-type="float" office:value="3333">
            <text:p>3333</text:p>
          </table:table-cell>
          <table:table-cell office:value-type="float" office:value="4191">
            <text:p>4191</text:p>
          </table:table-cell>
          <table:table-cell office:value-type="float" office:value="-1584">
            <text:p>-1584</text:p>
          </table:table-cell>
          <table:table-cell office:value-type="float" office:value="2741">
            <text:p>2741</text:p>
          </table:table-cell>
          <table:table-cell office:value-type="string">
            <text:p>73.04</text:p>
          </table:table-cell>
          <table:table-cell office:value-type="string">
            <text:p>-6.96</text:p>
          </table:table-cell>
          <table:table-cell office:value-type="float" office:value="-3966">
            <text:p>-3966</text:p>
          </table:table-cell>
          <table:table-cell office:value-type="string">
            <text:p>79.56</text:p>
          </table:table-cell>
          <table:table-cell office:value-type="string">
            <text:p>-17.38</text:p>
          </table:table-cell>
          <table:table-cell office:value-type="string">
            <text:p>-9.68</text:p>
          </table:table-cell>
          <table:table-cell office:value-type="string">
            <text:p>133.1</text:p>
          </table:table-cell>
          <table:table-cell office:value-type="float" office:value="9699">
            <text:p>9699</text:p>
          </table:table-cell>
          <table:table-cell office:value-type="string">
            <text:p>87.88</text:p>
          </table:table-cell>
          <table:table-cell office:value-type="string">
            <text:p>-163.8</text:p>
          </table:table-cell>
          <table:table-cell office:value-type="float" office:value="6331">
            <text:p>6331</text:p>
          </table:table-cell>
          <table:table-cell office:value-type="string">
            <text:p>97.66</text:p>
          </table:table-cell>
          <table:table-cell office:value-type="string">
            <text:p>-143.1</text:p>
          </table:table-cell>
          <table:table-cell office:value-type="string">
            <text:p>-54.8</text:p>
          </table:table-cell>
          <table:table-cell office:value-type="string">
            <text:p>54.66</text:p>
          </table:table-cell>
          <table:table-cell office:value-type="string">
            <text:p>14.65</text:p>
          </table:table-cell>
          <table:table-cell office:value-type="string">
            <text:p>-20.18</text:p>
          </table:table-cell>
          <table:table-cell office:value-type="string">
            <text:p>-93.08</text:p>
          </table:table-cell>
          <table:table-cell office:value-type="string">
            <text:p>-26.22</text:p>
          </table:table-cell>
          <table:table-cell office:value-type="string">
            <text:p>-17.51</text:p>
          </table:table-cell>
          <table:table-cell office:value-type="string">
            <text:p>-79.36</text:p>
          </table:table-cell>
          <table:table-cell office:value-type="string">
            <text:p>-39.31</text:p>
          </table:table-cell>
          <table:table-cell office:value-type="string">
            <text:p>-34.52</text:p>
          </table:table-cell>
          <table:table-cell office:value-type="string">
            <text:p>-69.97</text:p>
          </table:table-cell>
          <table:table-cell office:value-type="string">
            <text:p>72.74</text:p>
          </table:table-cell>
          <table:table-cell office:value-type="string">
            <text:p>-17.79</text:p>
          </table:table-cell>
          <table:table-cell office:value-type="string">
            <text:p>0.8277</text:p>
          </table:table-cell>
          <table:table-cell office:value-type="string">
            <text:p>79.45</text:p>
          </table:table-cell>
          <table:table-cell office:value-type="float" office:value="-6263">
            <text:p>-6263</text:p>
          </table:table-cell>
          <table:table-cell office:value-type="float" office:value="3436">
            <text:p>3436</text:p>
          </table:table-cell>
          <table:table-cell office:value-type="string">
            <text:p>76.49</text:p>
          </table:table-cell>
          <table:table-cell office:value-type="string">
            <text:p>-0.2198</text:p>
          </table:table-cell>
          <table:table-cell office:value-type="float" office:value="-2645">
            <text:p>-2645</text:p>
          </table:table-cell>
          <table:table-cell office:value-type="string">
            <text:p>76.41</text:p>
          </table:table-cell>
          <table:table-cell office:value-type="float" office:value="1364">
            <text:p>1364</text:p>
          </table:table-cell>
          <table:table-cell office:value-type="float" office:value="-2917">
            <text:p>-2917</text:p>
          </table:table-cell>
          <table:table-cell office:value-type="string">
            <text:p>84.99</text:p>
          </table:table-cell>
          <table:table-cell office:value-type="string">
            <text:p>13.94</text:p>
          </table:table-cell>
          <table:table-cell office:value-type="float" office:value="1764">
            <text:p>1764</text:p>
          </table:table-cell>
          <table:table-cell office:value-type="string">
            <text:p>84.95</text:p>
          </table:table-cell>
          <table:table-cell office:value-type="string">
            <text:p>11.2</text:p>
          </table:table-cell>
          <table:table-cell office:value-type="string">
            <text:p>0.1306</text:p>
          </table:table-cell>
          <table:table-cell office:value-type="string">
            <text:p>-40.53</text:p>
          </table:table-cell>
          <table:table-cell office:value-type="float" office:value="-7801">
            <text:p>-7801</text:p>
          </table:table-cell>
          <table:table-cell office:value-type="float" office:value="105">
            <text:p>105</text:p>
          </table:table-cell>
          <table:table-cell office:value-type="string">
            <text:p>-149.9</text:p>
          </table:table-cell>
          <table:table-cell office:value-type="string">
            <text:p>-59.57</text:p>
          </table:table-cell>
          <table:table-cell office:value-type="string">
            <text:p>39.06</text:p>
          </table:table-cell>
          <table:table-cell office:value-type="string">
            <text:p>492.2</text:p>
          </table:table-cell>
          <table:table-cell office:value-type="string">
            <text:p>-483.9</text:p>
          </table:table-cell>
          <table:table-cell office:value-type="string">
            <text:p>201.7</text:p>
          </table:table-cell>
          <table:table-cell office:value-type="string">
            <text:p>702.1</text:p>
          </table:table-cell>
          <table:table-cell office:value-type="string">
            <text:p>-417.5</text:p>
          </table:table-cell>
          <table:table-cell office:value-type="string">
            <text:p>-772.4</text:p>
          </table:table-cell>
          <table:table-cell office:value-type="string">
            <text:p>-239.7</text:p>
          </table:table-cell>
          <table:table-cell office:value-type="string">
            <text:p>-375.5</text:p>
          </table:table-cell>
          <table:table-cell office:value-type="float" office:value="-1540">
            <text:p>-1540</text:p>
          </table:table-cell>
          <table:table-cell office:value-type="string">
            <text:p>-20.5</text:p>
          </table:table-cell>
          <table:table-cell office:value-type="string">
            <text:p>-72.77</text:p>
          </table:table-cell>
          <table:table-cell office:value-type="string">
            <text:p>-276.4</text:p>
          </table:table-cell>
          <table:table-cell office:value-type="string">
            <text:p>222.2</text:p>
          </table:table-cell>
          <table:table-cell office:value-type="string">
            <text:p>666.5</text:p>
          </table:table-cell>
          <table:table-cell office:value-type="string">
            <text:p>-82.92</text:p>
          </table:table-cell>
          <table:table-cell office:value-type="string">
            <text:p>117.7</text:p>
          </table:table-cell>
          <table:table-cell office:value-type="string">
            <text:p>-837.7</text:p>
          </table:table-cell>
          <table:table-cell office:value-type="string">
            <text:p>-642.1</text:p>
          </table:table-cell>
          <table:table-cell office:value-type="string">
            <text:p>-69.83</text:p>
          </table:table-cell>
          <table:table-cell office:value-type="string">
            <text:p>12.21</text:p>
          </table:table-cell>
          <table:table-cell office:value-type="string">
            <text:p>44.92</text:p>
          </table:table-cell>
          <table:table-cell office:value-type="string">
            <text:p>-64.94</text:p>
          </table:table-cell>
          <table:table-cell office:value-type="float" office:value="-1466">
            <text:p>-1466</text:p>
          </table:table-cell>
          <table:table-cell office:value-type="string">
            <text:p>14.16</text:p>
          </table:table-cell>
          <table:table-cell office:value-type="string">
            <text:p>-16.61</text:p>
          </table:table-cell>
          <table:table-cell office:value-type="float" office:value="7314">
            <text:p>7314</text:p>
          </table:table-cell>
          <table:table-cell office:value-type="string">
            <text:p>-26.87</text:p>
          </table:table-cell>
          <table:table-cell office:value-type="float" office:value="9757">
            <text:p>9757</text:p>
          </table:table-cell>
          <table:table-cell office:value-type="string">
            <text:p>39.05</text:p>
          </table:table-cell>
          <table:table-cell office:value-type="string">
            <text:p>-66.4</text:p>
          </table:table-cell>
          <table:table-cell office:value-type="string">
            <text:p>-11.23</text:p>
          </table:table-cell>
          <table:table-cell office:value-type="string">
            <text:p>109.9</text:p>
          </table:table-cell>
          <table:table-cell office:value-type="string">
            <text:p>48.82</text:p>
          </table:table-cell>
          <table:table-cell office:value-type="float" office:value="-2435">
            <text:p>-2435</text:p>
          </table:table-cell>
          <table:table-cell office:value-type="string">
            <text:p>-7.35</text:p>
          </table:table-cell>
          <table:table-cell office:value-type="string">
            <text:p>-10.25</text:p>
          </table:table-cell>
          <table:table-cell office:value-type="string">
            <text:p>0.1785</text:p>
          </table:table-cell>
          <table:table-cell office:value-type="string">
            <text:p>-0.5791</text:p>
          </table:table-cell>
          <table:table-cell office:value-type="string">
            <text:p>0.1361</text:p>
          </table:table-cell>
          <table:table-cell office:value-type="string">
            <text:p>-0.03691</text:p>
          </table:table-cell>
          <table:table-cell office:value-type="string">
            <text:p>-0.4406</text:p>
          </table:table-cell>
          <table:table-cell office:value-type="string">
            <text:p>0.1608</text:p>
          </table:table-cell>
          <table:table-cell office:value-type="string">
            <text:p>0.07726</text:p>
          </table:table-cell>
          <table:table-cell office:value-type="string">
            <text:p>-0.2106</text:p>
          </table:table-cell>
          <table:table-cell office:value-type="string">
            <text:p>-0.8775</text:p>
          </table:table-cell>
          <table:table-cell office:value-type="string">
            <text:p>-0.03332</text:p>
          </table:table-cell>
          <table:table-cell office:value-type="string">
            <text:p>0.0885</text:p>
          </table:table-cell>
          <table:table-cell office:value-type="string">
            <text:p>0.9658</text:p>
          </table:table-cell>
          <table:table-cell office:value-type="string">
            <text:p>0.2256</text:p>
          </table:table-cell>
          <table:table-cell office:value-type="string">
            <text:p>0.1175</text:p>
          </table:table-cell>
          <table:table-cell office:value-type="string">
            <text:p>0.9546</text:p>
          </table:table-cell>
          <table:table-cell office:value-type="string">
            <text:p>-0.06395</text:p>
          </table:table-cell>
          <table:table-cell office:value-type="string">
            <text:p>-0.3242</text:p>
          </table:table-cell>
          <table:table-cell office:value-type="string">
            <text:p>0.9289</text:p>
          </table:table-cell>
          <table:table-cell office:value-type="string">
            <text:p>-0.1288</text:p>
          </table:table-cell>
          <table:table-cell office:value-type="string">
            <text:p>0.1198</text:p>
          </table:table-cell>
          <table:table-cell office:value-type="string">
            <text:p>-0.9538</text:p>
          </table:table-cell>
          <table:table-cell office:value-type="string">
            <text:p>-0.2734</text:p>
          </table:table-cell>
          <table:table-cell office:value-type="string">
            <text:p>0.3426</text:p>
          </table:table-cell>
          <table:table-cell office:value-type="string">
            <text:p>-0.8571</text:p>
          </table:table-cell>
          <table:table-cell office:value-type="string">
            <text:p>0.09186</text:p>
          </table:table-cell>
          <table:table-cell office:value-type="string">
            <text:p>-0.6703</text:p>
          </table:table-cell>
          <table:table-cell office:value-type="string">
            <text:p>0.1481</text:p>
          </table:table-cell>
          <table:table-cell office:value-type="string">
            <text:p>0.06302</text:p>
          </table:table-cell>
          <table:table-cell office:value-type="string">
            <text:p>-0.5618</text:p>
          </table:table-cell>
          <table:table-cell office:value-type="string">
            <text:p>0.08208</text:p>
          </table:table-cell>
          <table:table-cell office:value-type="string">
            <text:p>-0.4708</text:p>
          </table:table-cell>
          <table:table-cell office:value-type="string">
            <text:p>-0.5995</text:p>
          </table:table-cell>
          <table:table-cell office:value-type="float" office:value="-402">
            <text:p>-402</text:p>
          </table:table-cell>
          <table:table-cell office:value-type="string">
            <text:p>0.7043</text:p>
          </table:table-cell>
          <table:table-cell office:value-type="string">
            <text:p>-0.1513</text:p>
          </table:table-cell>
          <table:table-cell office:value-type="string">
            <text:p>0.6641</text:p>
          </table:table-cell>
          <table:table-cell office:value-type="string">
            <text:p>0.4679</text:p>
          </table:table-cell>
          <table:table-cell office:value-type="string">
            <text:p>-0.6323</text:p>
          </table:table-cell>
          <table:table-cell office:value-type="string">
            <text:p>0.4864</text:p>
          </table:table-cell>
          <table:table-cell office:value-type="string">
            <text:p>-0.6382</text:p>
          </table:table-cell>
          <table:table-cell office:value-type="float" office:value="-292">
            <text:p>-292</text:p>
          </table:table-cell>
          <table:table-cell office:value-type="string">
            <text:p>-0.6865</text:p>
          </table:table-cell>
        </table:table-row>
        <table:table-row table:style-name="ro1">
          <table:table-cell office:value-type="string">
            <text:p>0.0087</text:p>
          </table:table-cell>
          <table:table-cell office:value-type="float" office:value="0">
            <text:p>0</text:p>
          </table:table-cell>
          <table:table-cell office:value-type="float" office:value="-3019">
            <text:p>-3019</text:p>
          </table:table-cell>
          <table:table-cell office:value-type="string">
            <text:p>249.2</text:p>
          </table:table-cell>
          <table:table-cell office:value-type="float" office:value="0">
            <text:p>0</text:p>
          </table:table-cell>
          <table:table-cell office:value-type="string">
            <text:p>-11.27</text:p>
          </table:table-cell>
          <table:table-cell office:value-type="float" office:value="3866">
            <text:p>3866</text:p>
          </table:table-cell>
          <table:table-cell office:value-type="float" office:value="-5118">
            <text:p>-5118</text:p>
          </table:table-cell>
          <table:table-cell office:value-type="string">
            <text:p>11.93</text:p>
          </table:table-cell>
          <table:table-cell office:value-type="float" office:value="-3406">
            <text:p>-3406</text:p>
          </table:table-cell>
          <table:table-cell office:value-type="float" office:value="-6157">
            <text:p>-6157</text:p>
          </table:table-cell>
          <table:table-cell office:value-type="string">
            <text:p>-0.3813</text:p>
          </table:table-cell>
          <table:table-cell office:value-type="float" office:value="-8426">
            <text:p>-8426</text:p>
          </table:table-cell>
          <table:table-cell office:value-type="float" office:value="6524">
            <text:p>6524</text:p>
          </table:table-cell>
          <table:table-cell office:value-type="string">
            <text:p>62.46</text:p>
          </table:table-cell>
          <table:table-cell office:value-type="string">
            <text:p>38.67</text:p>
          </table:table-cell>
          <table:table-cell office:value-type="string">
            <text:p>107.6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2</text:p>
          </table:table-cell>
          <table:table-cell office:value-type="float" office:value="119">
            <text:p>119</text:p>
          </table:table-cell>
          <table:table-cell office:value-type="string">
            <text:p>118.6</text:p>
          </table:table-cell>
          <table:table-cell office:value-type="string">
            <text:p>-43.1</text:p>
          </table:table-cell>
          <table:table-cell office:value-type="string">
            <text:p>-65.81</text:p>
          </table:table-cell>
          <table:table-cell office:value-type="string">
            <text:p>-19.9</text:p>
          </table:table-cell>
          <table:table-cell office:value-type="float" office:value="-7374">
            <text:p>-7374</text:p>
          </table:table-cell>
          <table:table-cell office:value-type="string">
            <text:p>-20.63</text:p>
          </table:table-cell>
          <table:table-cell office:value-type="float" office:value="-2284">
            <text:p>-2284</text:p>
          </table:table-cell>
          <table:table-cell office:value-type="string">
            <text:p>20.78</text:p>
          </table:table-cell>
          <table:table-cell office:value-type="string">
            <text:p>70.37</text:p>
          </table:table-cell>
          <table:table-cell office:value-type="float" office:value="6208">
            <text:p>6208</text:p>
          </table:table-cell>
          <table:table-cell office:value-type="string">
            <text:p>20.33</text:p>
          </table:table-cell>
          <table:table-cell office:value-type="float" office:value="-6068">
            <text:p>-6068</text:p>
          </table:table-cell>
          <table:table-cell office:value-type="float" office:value="2801">
            <text:p>2801</text:p>
          </table:table-cell>
          <table:table-cell office:value-type="float" office:value="3333">
            <text:p>3333</text:p>
          </table:table-cell>
          <table:table-cell office:value-type="float" office:value="4191">
            <text:p>4191</text:p>
          </table:table-cell>
          <table:table-cell office:value-type="float" office:value="-1584">
            <text:p>-1584</text:p>
          </table:table-cell>
          <table:table-cell office:value-type="float" office:value="2741">
            <text:p>2741</text:p>
          </table:table-cell>
          <table:table-cell office:value-type="string">
            <text:p>73.04</text:p>
          </table:table-cell>
          <table:table-cell office:value-type="string">
            <text:p>-6.96</text:p>
          </table:table-cell>
          <table:table-cell office:value-type="float" office:value="-3966">
            <text:p>-3966</text:p>
          </table:table-cell>
          <table:table-cell office:value-type="string">
            <text:p>79.56</text:p>
          </table:table-cell>
          <table:table-cell office:value-type="string">
            <text:p>-17.38</text:p>
          </table:table-cell>
          <table:table-cell office:value-type="string">
            <text:p>-9.68</text:p>
          </table:table-cell>
          <table:table-cell office:value-type="string">
            <text:p>133.1</text:p>
          </table:table-cell>
          <table:table-cell office:value-type="float" office:value="9699">
            <text:p>9699</text:p>
          </table:table-cell>
          <table:table-cell office:value-type="string">
            <text:p>87.88</text:p>
          </table:table-cell>
          <table:table-cell office:value-type="string">
            <text:p>-163.8</text:p>
          </table:table-cell>
          <table:table-cell office:value-type="float" office:value="6331">
            <text:p>6331</text:p>
          </table:table-cell>
          <table:table-cell office:value-type="string">
            <text:p>97.66</text:p>
          </table:table-cell>
          <table:table-cell office:value-type="string">
            <text:p>-143.1</text:p>
          </table:table-cell>
          <table:table-cell office:value-type="string">
            <text:p>-54.8</text:p>
          </table:table-cell>
          <table:table-cell office:value-type="string">
            <text:p>54.66</text:p>
          </table:table-cell>
          <table:table-cell office:value-type="string">
            <text:p>14.65</text:p>
          </table:table-cell>
          <table:table-cell office:value-type="string">
            <text:p>-20.18</text:p>
          </table:table-cell>
          <table:table-cell office:value-type="string">
            <text:p>-93.08</text:p>
          </table:table-cell>
          <table:table-cell office:value-type="string">
            <text:p>-26.22</text:p>
          </table:table-cell>
          <table:table-cell office:value-type="string">
            <text:p>-17.51</text:p>
          </table:table-cell>
          <table:table-cell office:value-type="string">
            <text:p>-79.36</text:p>
          </table:table-cell>
          <table:table-cell office:value-type="string">
            <text:p>-39.31</text:p>
          </table:table-cell>
          <table:table-cell office:value-type="string">
            <text:p>-34.52</text:p>
          </table:table-cell>
          <table:table-cell office:value-type="string">
            <text:p>-69.97</text:p>
          </table:table-cell>
          <table:table-cell office:value-type="string">
            <text:p>72.74</text:p>
          </table:table-cell>
          <table:table-cell office:value-type="string">
            <text:p>-17.79</text:p>
          </table:table-cell>
          <table:table-cell office:value-type="string">
            <text:p>0.8277</text:p>
          </table:table-cell>
          <table:table-cell office:value-type="string">
            <text:p>79.45</text:p>
          </table:table-cell>
          <table:table-cell office:value-type="float" office:value="-6263">
            <text:p>-6263</text:p>
          </table:table-cell>
          <table:table-cell office:value-type="float" office:value="3436">
            <text:p>3436</text:p>
          </table:table-cell>
          <table:table-cell office:value-type="string">
            <text:p>76.49</text:p>
          </table:table-cell>
          <table:table-cell office:value-type="string">
            <text:p>-0.2198</text:p>
          </table:table-cell>
          <table:table-cell office:value-type="float" office:value="-2645">
            <text:p>-2645</text:p>
          </table:table-cell>
          <table:table-cell office:value-type="string">
            <text:p>76.41</text:p>
          </table:table-cell>
          <table:table-cell office:value-type="float" office:value="1364">
            <text:p>1364</text:p>
          </table:table-cell>
          <table:table-cell office:value-type="float" office:value="-2917">
            <text:p>-2917</text:p>
          </table:table-cell>
          <table:table-cell office:value-type="string">
            <text:p>84.99</text:p>
          </table:table-cell>
          <table:table-cell office:value-type="string">
            <text:p>13.94</text:p>
          </table:table-cell>
          <table:table-cell office:value-type="float" office:value="1764">
            <text:p>1764</text:p>
          </table:table-cell>
          <table:table-cell office:value-type="string">
            <text:p>84.95</text:p>
          </table:table-cell>
          <table:table-cell office:value-type="string">
            <text:p>11.2</text:p>
          </table:table-cell>
          <table:table-cell office:value-type="string">
            <text:p>0.1306</text:p>
          </table:table-cell>
          <table:table-cell office:value-type="string">
            <text:p>-40.53</text:p>
          </table:table-cell>
          <table:table-cell office:value-type="float" office:value="-7801">
            <text:p>-7801</text:p>
          </table:table-cell>
          <table:table-cell office:value-type="float" office:value="105">
            <text:p>105</text:p>
          </table:table-cell>
          <table:table-cell office:value-type="string">
            <text:p>-149.9</text:p>
          </table:table-cell>
          <table:table-cell office:value-type="string">
            <text:p>-59.57</text:p>
          </table:table-cell>
          <table:table-cell office:value-type="string">
            <text:p>39.06</text:p>
          </table:table-cell>
          <table:table-cell office:value-type="string">
            <text:p>492.2</text:p>
          </table:table-cell>
          <table:table-cell office:value-type="string">
            <text:p>-483.9</text:p>
          </table:table-cell>
          <table:table-cell office:value-type="string">
            <text:p>201.7</text:p>
          </table:table-cell>
          <table:table-cell office:value-type="string">
            <text:p>702.1</text:p>
          </table:table-cell>
          <table:table-cell office:value-type="string">
            <text:p>-417.5</text:p>
          </table:table-cell>
          <table:table-cell office:value-type="string">
            <text:p>-772.4</text:p>
          </table:table-cell>
          <table:table-cell office:value-type="string">
            <text:p>-239.7</text:p>
          </table:table-cell>
          <table:table-cell office:value-type="string">
            <text:p>-375.5</text:p>
          </table:table-cell>
          <table:table-cell office:value-type="float" office:value="-1540">
            <text:p>-1540</text:p>
          </table:table-cell>
          <table:table-cell office:value-type="string">
            <text:p>-20.5</text:p>
          </table:table-cell>
          <table:table-cell office:value-type="string">
            <text:p>-72.77</text:p>
          </table:table-cell>
          <table:table-cell office:value-type="string">
            <text:p>-276.4</text:p>
          </table:table-cell>
          <table:table-cell office:value-type="string">
            <text:p>222.2</text:p>
          </table:table-cell>
          <table:table-cell office:value-type="string">
            <text:p>666.5</text:p>
          </table:table-cell>
          <table:table-cell office:value-type="string">
            <text:p>-82.92</text:p>
          </table:table-cell>
          <table:table-cell office:value-type="string">
            <text:p>117.7</text:p>
          </table:table-cell>
          <table:table-cell office:value-type="string">
            <text:p>-837.7</text:p>
          </table:table-cell>
          <table:table-cell office:value-type="string">
            <text:p>-642.1</text:p>
          </table:table-cell>
          <table:table-cell office:value-type="string">
            <text:p>-69.83</text:p>
          </table:table-cell>
          <table:table-cell office:value-type="string">
            <text:p>12.21</text:p>
          </table:table-cell>
          <table:table-cell office:value-type="string">
            <text:p>44.92</text:p>
          </table:table-cell>
          <table:table-cell office:value-type="string">
            <text:p>-64.94</text:p>
          </table:table-cell>
          <table:table-cell office:value-type="float" office:value="-1466">
            <text:p>-1466</text:p>
          </table:table-cell>
          <table:table-cell office:value-type="string">
            <text:p>14.16</text:p>
          </table:table-cell>
          <table:table-cell office:value-type="string">
            <text:p>-16.61</text:p>
          </table:table-cell>
          <table:table-cell office:value-type="float" office:value="7314">
            <text:p>7314</text:p>
          </table:table-cell>
          <table:table-cell office:value-type="string">
            <text:p>-26.87</text:p>
          </table:table-cell>
          <table:table-cell office:value-type="float" office:value="9757">
            <text:p>9757</text:p>
          </table:table-cell>
          <table:table-cell office:value-type="string">
            <text:p>39.05</text:p>
          </table:table-cell>
          <table:table-cell office:value-type="string">
            <text:p>-66.4</text:p>
          </table:table-cell>
          <table:table-cell office:value-type="string">
            <text:p>-11.23</text:p>
          </table:table-cell>
          <table:table-cell office:value-type="string">
            <text:p>109.9</text:p>
          </table:table-cell>
          <table:table-cell office:value-type="string">
            <text:p>48.82</text:p>
          </table:table-cell>
          <table:table-cell office:value-type="float" office:value="-2435">
            <text:p>-2435</text:p>
          </table:table-cell>
          <table:table-cell office:value-type="string">
            <text:p>-7.35</text:p>
          </table:table-cell>
          <table:table-cell office:value-type="string">
            <text:p>-10.25</text:p>
          </table:table-cell>
          <table:table-cell office:value-type="string">
            <text:p>0.1785</text:p>
          </table:table-cell>
          <table:table-cell office:value-type="string">
            <text:p>-0.5791</text:p>
          </table:table-cell>
          <table:table-cell office:value-type="string">
            <text:p>0.1362</text:p>
          </table:table-cell>
          <table:table-cell office:value-type="string">
            <text:p>-0.03684</text:p>
          </table:table-cell>
          <table:table-cell office:value-type="string">
            <text:p>-0.4408</text:p>
          </table:table-cell>
          <table:table-cell office:value-type="string">
            <text:p>0.1609</text:p>
          </table:table-cell>
          <table:table-cell office:value-type="string">
            <text:p>0.07763</text:p>
          </table:table-cell>
          <table:table-cell office:value-type="string">
            <text:p>-0.2105</text:p>
          </table:table-cell>
          <table:table-cell office:value-type="string">
            <text:p>-0.8775</text:p>
          </table:table-cell>
          <table:table-cell office:value-type="string">
            <text:p>-0.03301</text:p>
          </table:table-cell>
          <table:table-cell office:value-type="string">
            <text:p>0.08776</text:p>
          </table:table-cell>
          <table:table-cell office:value-type="float" office:value="966">
            <text:p>966</text:p>
          </table:table-cell>
          <table:table-cell office:value-type="string">
            <text:p>0.2266</text:p>
          </table:table-cell>
          <table:table-cell office:value-type="string">
            <text:p>0.1176</text:p>
          </table:table-cell>
          <table:table-cell office:value-type="string">
            <text:p>0.9544</text:p>
          </table:table-cell>
          <table:table-cell office:value-type="string">
            <text:p>-0.0639</text:p>
          </table:table-cell>
          <table:table-cell office:value-type="float" office:value="-324">
            <text:p>-324</text:p>
          </table:table-cell>
          <table:table-cell office:value-type="float" office:value="929">
            <text:p>929</text:p>
          </table:table-cell>
          <table:table-cell office:value-type="string">
            <text:p>-0.1284</text:p>
          </table:table-cell>
          <table:table-cell office:value-type="string">
            <text:p>0.1184</text:p>
          </table:table-cell>
          <table:table-cell office:value-type="float" office:value="-954">
            <text:p>-954</text:p>
          </table:table-cell>
          <table:table-cell office:value-type="string">
            <text:p>-0.2735</text:p>
          </table:table-cell>
          <table:table-cell office:value-type="string">
            <text:p>0.3403</text:p>
          </table:table-cell>
          <table:table-cell office:value-type="float" office:value="-858">
            <text:p>-858</text:p>
          </table:table-cell>
          <table:table-cell office:value-type="string">
            <text:p>0.09197</text:p>
          </table:table-cell>
          <table:table-cell office:value-type="string">
            <text:p>-0.6703</text:p>
          </table:table-cell>
          <table:table-cell office:value-type="string">
            <text:p>0.1482</text:p>
          </table:table-cell>
          <table:table-cell office:value-type="string">
            <text:p>0.06311</text:p>
          </table:table-cell>
          <table:table-cell office:value-type="string">
            <text:p>-0.5618</text:p>
          </table:table-cell>
          <table:table-cell office:value-type="string">
            <text:p>0.08227</text:p>
          </table:table-cell>
          <table:table-cell office:value-type="string">
            <text:p>-0.4707</text:p>
          </table:table-cell>
          <table:table-cell office:value-type="string">
            <text:p>-0.5996</text:p>
          </table:table-cell>
          <table:table-cell office:value-type="string">
            <text:p>-0.4019</text:p>
          </table:table-cell>
          <table:table-cell office:value-type="string">
            <text:p>0.7043</text:p>
          </table:table-cell>
          <table:table-cell office:value-type="string">
            <text:p>-0.1513</text:p>
          </table:table-cell>
          <table:table-cell office:value-type="string">
            <text:p>0.6641</text:p>
          </table:table-cell>
          <table:table-cell office:value-type="string">
            <text:p>0.4679</text:p>
          </table:table-cell>
          <table:table-cell office:value-type="string">
            <text:p>-0.6322</text:p>
          </table:table-cell>
          <table:table-cell office:value-type="string">
            <text:p>0.4865</text:p>
          </table:table-cell>
          <table:table-cell office:value-type="string">
            <text:p>-0.6382</text:p>
          </table:table-cell>
          <table:table-cell office:value-type="string">
            <text:p>-0.2921</text:p>
          </table:table-cell>
          <table:table-cell office:value-type="string">
            <text:p>-0.6865</text:p>
          </table:table-cell>
        </table:table-row>
        <table:table-row table:style-name="ro1">
          <table:table-cell office:value-type="string">
            <text:p>0.0093</text:p>
          </table:table-cell>
          <table:table-cell office:value-type="float" office:value="0">
            <text:p>0</text:p>
          </table:table-cell>
          <table:table-cell office:value-type="string">
            <text:p>-26.52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-11.27</text:p>
          </table:table-cell>
          <table:table-cell office:value-type="float" office:value="3866">
            <text:p>3866</text:p>
          </table:table-cell>
          <table:table-cell office:value-type="float" office:value="-5118">
            <text:p>-5118</text:p>
          </table:table-cell>
          <table:table-cell office:value-type="string">
            <text:p>11.93</text:p>
          </table:table-cell>
          <table:table-cell office:value-type="float" office:value="-3406">
            <text:p>-3406</text:p>
          </table:table-cell>
          <table:table-cell office:value-type="float" office:value="-6157">
            <text:p>-6157</text:p>
          </table:table-cell>
          <table:table-cell office:value-type="string">
            <text:p>-0.3813</text:p>
          </table:table-cell>
          <table:table-cell office:value-type="float" office:value="-8426">
            <text:p>-8426</text:p>
          </table:table-cell>
          <table:table-cell office:value-type="float" office:value="6524">
            <text:p>6524</text:p>
          </table:table-cell>
          <table:table-cell office:value-type="string">
            <text:p>62.46</text:p>
          </table:table-cell>
          <table:table-cell office:value-type="string">
            <text:p>38.67</text:p>
          </table:table-cell>
          <table:table-cell office:value-type="string">
            <text:p>107.6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2</text:p>
          </table:table-cell>
          <table:table-cell office:value-type="float" office:value="119">
            <text:p>119</text:p>
          </table:table-cell>
          <table:table-cell office:value-type="string">
            <text:p>118.6</text:p>
          </table:table-cell>
          <table:table-cell office:value-type="string">
            <text:p>-43.1</text:p>
          </table:table-cell>
          <table:table-cell office:value-type="string">
            <text:p>-65.81</text:p>
          </table:table-cell>
          <table:table-cell office:value-type="string">
            <text:p>-19.9</text:p>
          </table:table-cell>
          <table:table-cell office:value-type="float" office:value="-7374">
            <text:p>-7374</text:p>
          </table:table-cell>
          <table:table-cell office:value-type="string">
            <text:p>-20.63</text:p>
          </table:table-cell>
          <table:table-cell office:value-type="float" office:value="-2284">
            <text:p>-2284</text:p>
          </table:table-cell>
          <table:table-cell office:value-type="string">
            <text:p>20.78</text:p>
          </table:table-cell>
          <table:table-cell office:value-type="string">
            <text:p>70.37</text:p>
          </table:table-cell>
          <table:table-cell office:value-type="float" office:value="6208">
            <text:p>6208</text:p>
          </table:table-cell>
          <table:table-cell office:value-type="string">
            <text:p>20.33</text:p>
          </table:table-cell>
          <table:table-cell office:value-type="float" office:value="-6068">
            <text:p>-6068</text:p>
          </table:table-cell>
          <table:table-cell office:value-type="float" office:value="2801">
            <text:p>2801</text:p>
          </table:table-cell>
          <table:table-cell office:value-type="float" office:value="3333">
            <text:p>3333</text:p>
          </table:table-cell>
          <table:table-cell office:value-type="float" office:value="4191">
            <text:p>4191</text:p>
          </table:table-cell>
          <table:table-cell office:value-type="float" office:value="-1584">
            <text:p>-1584</text:p>
          </table:table-cell>
          <table:table-cell office:value-type="float" office:value="2741">
            <text:p>2741</text:p>
          </table:table-cell>
          <table:table-cell office:value-type="string">
            <text:p>73.04</text:p>
          </table:table-cell>
          <table:table-cell office:value-type="string">
            <text:p>-6.96</text:p>
          </table:table-cell>
          <table:table-cell office:value-type="float" office:value="-3966">
            <text:p>-3966</text:p>
          </table:table-cell>
          <table:table-cell office:value-type="string">
            <text:p>79.56</text:p>
          </table:table-cell>
          <table:table-cell office:value-type="string">
            <text:p>-17.38</text:p>
          </table:table-cell>
          <table:table-cell office:value-type="string">
            <text:p>-9.68</text:p>
          </table:table-cell>
          <table:table-cell office:value-type="string">
            <text:p>133.1</text:p>
          </table:table-cell>
          <table:table-cell office:value-type="float" office:value="9699">
            <text:p>9699</text:p>
          </table:table-cell>
          <table:table-cell office:value-type="string">
            <text:p>87.88</text:p>
          </table:table-cell>
          <table:table-cell office:value-type="string">
            <text:p>-163.8</text:p>
          </table:table-cell>
          <table:table-cell office:value-type="float" office:value="6331">
            <text:p>6331</text:p>
          </table:table-cell>
          <table:table-cell office:value-type="string">
            <text:p>97.66</text:p>
          </table:table-cell>
          <table:table-cell office:value-type="string">
            <text:p>-143.1</text:p>
          </table:table-cell>
          <table:table-cell office:value-type="string">
            <text:p>-54.8</text:p>
          </table:table-cell>
          <table:table-cell office:value-type="string">
            <text:p>54.66</text:p>
          </table:table-cell>
          <table:table-cell office:value-type="string">
            <text:p>14.65</text:p>
          </table:table-cell>
          <table:table-cell office:value-type="string">
            <text:p>-20.18</text:p>
          </table:table-cell>
          <table:table-cell office:value-type="string">
            <text:p>-93.08</text:p>
          </table:table-cell>
          <table:table-cell office:value-type="string">
            <text:p>-26.22</text:p>
          </table:table-cell>
          <table:table-cell office:value-type="string">
            <text:p>-17.51</text:p>
          </table:table-cell>
          <table:table-cell office:value-type="string">
            <text:p>-79.36</text:p>
          </table:table-cell>
          <table:table-cell office:value-type="string">
            <text:p>-39.31</text:p>
          </table:table-cell>
          <table:table-cell office:value-type="string">
            <text:p>-34.52</text:p>
          </table:table-cell>
          <table:table-cell office:value-type="string">
            <text:p>-69.97</text:p>
          </table:table-cell>
          <table:table-cell office:value-type="string">
            <text:p>72.74</text:p>
          </table:table-cell>
          <table:table-cell office:value-type="string">
            <text:p>-17.79</text:p>
          </table:table-cell>
          <table:table-cell office:value-type="string">
            <text:p>0.8277</text:p>
          </table:table-cell>
          <table:table-cell office:value-type="string">
            <text:p>79.45</text:p>
          </table:table-cell>
          <table:table-cell office:value-type="float" office:value="-6263">
            <text:p>-6263</text:p>
          </table:table-cell>
          <table:table-cell office:value-type="float" office:value="3436">
            <text:p>3436</text:p>
          </table:table-cell>
          <table:table-cell office:value-type="string">
            <text:p>76.49</text:p>
          </table:table-cell>
          <table:table-cell office:value-type="string">
            <text:p>-0.2198</text:p>
          </table:table-cell>
          <table:table-cell office:value-type="float" office:value="-2645">
            <text:p>-2645</text:p>
          </table:table-cell>
          <table:table-cell office:value-type="string">
            <text:p>76.41</text:p>
          </table:table-cell>
          <table:table-cell office:value-type="float" office:value="1364">
            <text:p>1364</text:p>
          </table:table-cell>
          <table:table-cell office:value-type="float" office:value="-2917">
            <text:p>-2917</text:p>
          </table:table-cell>
          <table:table-cell office:value-type="string">
            <text:p>84.99</text:p>
          </table:table-cell>
          <table:table-cell office:value-type="string">
            <text:p>13.94</text:p>
          </table:table-cell>
          <table:table-cell office:value-type="float" office:value="1764">
            <text:p>1764</text:p>
          </table:table-cell>
          <table:table-cell office:value-type="string">
            <text:p>84.95</text:p>
          </table:table-cell>
          <table:table-cell office:value-type="string">
            <text:p>11.2</text:p>
          </table:table-cell>
          <table:table-cell office:value-type="string">
            <text:p>0.1306</text:p>
          </table:table-cell>
          <table:table-cell office:value-type="string">
            <text:p>-40.53</text:p>
          </table:table-cell>
          <table:table-cell office:value-type="float" office:value="-7801">
            <text:p>-7801</text:p>
          </table:table-cell>
          <table:table-cell office:value-type="float" office:value="105">
            <text:p>105</text:p>
          </table:table-cell>
          <table:table-cell office:value-type="string">
            <text:p>-149.9</text:p>
          </table:table-cell>
          <table:table-cell office:value-type="string">
            <text:p>-59.57</text:p>
          </table:table-cell>
          <table:table-cell office:value-type="string">
            <text:p>39.06</text:p>
          </table:table-cell>
          <table:table-cell office:value-type="string">
            <text:p>492.2</text:p>
          </table:table-cell>
          <table:table-cell office:value-type="string">
            <text:p>-483.9</text:p>
          </table:table-cell>
          <table:table-cell office:value-type="string">
            <text:p>201.7</text:p>
          </table:table-cell>
          <table:table-cell office:value-type="string">
            <text:p>702.1</text:p>
          </table:table-cell>
          <table:table-cell office:value-type="string">
            <text:p>-417.5</text:p>
          </table:table-cell>
          <table:table-cell office:value-type="string">
            <text:p>-772.4</text:p>
          </table:table-cell>
          <table:table-cell office:value-type="string">
            <text:p>-239.7</text:p>
          </table:table-cell>
          <table:table-cell office:value-type="string">
            <text:p>-375.5</text:p>
          </table:table-cell>
          <table:table-cell office:value-type="float" office:value="-1540">
            <text:p>-1540</text:p>
          </table:table-cell>
          <table:table-cell office:value-type="string">
            <text:p>-20.5</text:p>
          </table:table-cell>
          <table:table-cell office:value-type="string">
            <text:p>-72.77</text:p>
          </table:table-cell>
          <table:table-cell office:value-type="string">
            <text:p>-276.4</text:p>
          </table:table-cell>
          <table:table-cell office:value-type="string">
            <text:p>222.2</text:p>
          </table:table-cell>
          <table:table-cell office:value-type="string">
            <text:p>666.5</text:p>
          </table:table-cell>
          <table:table-cell office:value-type="string">
            <text:p>-82.92</text:p>
          </table:table-cell>
          <table:table-cell office:value-type="string">
            <text:p>117.7</text:p>
          </table:table-cell>
          <table:table-cell office:value-type="string">
            <text:p>-837.7</text:p>
          </table:table-cell>
          <table:table-cell office:value-type="string">
            <text:p>-642.1</text:p>
          </table:table-cell>
          <table:table-cell office:value-type="string">
            <text:p>-69.83</text:p>
          </table:table-cell>
          <table:table-cell office:value-type="string">
            <text:p>12.21</text:p>
          </table:table-cell>
          <table:table-cell office:value-type="string">
            <text:p>44.92</text:p>
          </table:table-cell>
          <table:table-cell office:value-type="string">
            <text:p>-64.94</text:p>
          </table:table-cell>
          <table:table-cell office:value-type="float" office:value="-1466">
            <text:p>-1466</text:p>
          </table:table-cell>
          <table:table-cell office:value-type="string">
            <text:p>14.16</text:p>
          </table:table-cell>
          <table:table-cell office:value-type="string">
            <text:p>-16.61</text:p>
          </table:table-cell>
          <table:table-cell office:value-type="float" office:value="7314">
            <text:p>7314</text:p>
          </table:table-cell>
          <table:table-cell office:value-type="string">
            <text:p>-26.87</text:p>
          </table:table-cell>
          <table:table-cell office:value-type="float" office:value="9757">
            <text:p>9757</text:p>
          </table:table-cell>
          <table:table-cell office:value-type="string">
            <text:p>39.05</text:p>
          </table:table-cell>
          <table:table-cell office:value-type="string">
            <text:p>-66.4</text:p>
          </table:table-cell>
          <table:table-cell office:value-type="string">
            <text:p>-11.23</text:p>
          </table:table-cell>
          <table:table-cell office:value-type="string">
            <text:p>109.9</text:p>
          </table:table-cell>
          <table:table-cell office:value-type="string">
            <text:p>48.82</text:p>
          </table:table-cell>
          <table:table-cell office:value-type="float" office:value="-2435">
            <text:p>-2435</text:p>
          </table:table-cell>
          <table:table-cell office:value-type="string">
            <text:p>-7.35</text:p>
          </table:table-cell>
          <table:table-cell office:value-type="string">
            <text:p>-10.25</text:p>
          </table:table-cell>
          <table:table-cell office:value-type="string">
            <text:p>0.1786</text:p>
          </table:table-cell>
          <table:table-cell office:value-type="string">
            <text:p>-0.5791</text:p>
          </table:table-cell>
          <table:table-cell office:value-type="string">
            <text:p>0.1363</text:p>
          </table:table-cell>
          <table:table-cell office:value-type="string">
            <text:p>-0.03676</text:p>
          </table:table-cell>
          <table:table-cell office:value-type="float" office:value="-441">
            <text:p>-441</text:p>
          </table:table-cell>
          <table:table-cell office:value-type="string">
            <text:p>0.1609</text:p>
          </table:table-cell>
          <table:table-cell office:value-type="string">
            <text:p>0.07802</text:p>
          </table:table-cell>
          <table:table-cell office:value-type="string">
            <text:p>-0.2104</text:p>
          </table:table-cell>
          <table:table-cell office:value-type="string">
            <text:p>-0.8776</text:p>
          </table:table-cell>
          <table:table-cell office:value-type="string">
            <text:p>-0.03268</text:p>
          </table:table-cell>
          <table:table-cell office:value-type="string">
            <text:p>0.08699</text:p>
          </table:table-cell>
          <table:table-cell office:value-type="string">
            <text:p>0.9661</text:p>
          </table:table-cell>
          <table:table-cell office:value-type="string">
            <text:p>0.2277</text:p>
          </table:table-cell>
          <table:table-cell office:value-type="string">
            <text:p>0.1177</text:p>
          </table:table-cell>
          <table:table-cell office:value-type="string">
            <text:p>0.9542</text:p>
          </table:table-cell>
          <table:table-cell office:value-type="string">
            <text:p>-0.06384</text:p>
          </table:table-cell>
          <table:table-cell office:value-type="string">
            <text:p>-0.3238</text:p>
          </table:table-cell>
          <table:table-cell office:value-type="string">
            <text:p>0.9291</text:p>
          </table:table-cell>
          <table:table-cell office:value-type="string">
            <text:p>-0.1281</text:p>
          </table:table-cell>
          <table:table-cell office:value-type="string">
            <text:p>0.1169</text:p>
          </table:table-cell>
          <table:table-cell office:value-type="string">
            <text:p>-0.9541</text:p>
          </table:table-cell>
          <table:table-cell office:value-type="string">
            <text:p>-0.2736</text:p>
          </table:table-cell>
          <table:table-cell office:value-type="string">
            <text:p>0.3378</text:p>
          </table:table-cell>
          <table:table-cell office:value-type="string">
            <text:p>-0.8589</text:p>
          </table:table-cell>
          <table:table-cell office:value-type="string">
            <text:p>0.09209</text:p>
          </table:table-cell>
          <table:table-cell office:value-type="string">
            <text:p>-0.6704</text:p>
          </table:table-cell>
          <table:table-cell office:value-type="string">
            <text:p>0.1484</text:p>
          </table:table-cell>
          <table:table-cell office:value-type="string">
            <text:p>0.0632</text:p>
          </table:table-cell>
          <table:table-cell office:value-type="string">
            <text:p>-0.5618</text:p>
          </table:table-cell>
          <table:table-cell office:value-type="string">
            <text:p>0.08247</text:p>
          </table:table-cell>
          <table:table-cell office:value-type="string">
            <text:p>-0.4706</text:p>
          </table:table-cell>
          <table:table-cell office:value-type="string">
            <text:p>-0.5996</text:p>
          </table:table-cell>
          <table:table-cell office:value-type="string">
            <text:p>-0.4019</text:p>
          </table:table-cell>
          <table:table-cell office:value-type="string">
            <text:p>0.7043</text:p>
          </table:table-cell>
          <table:table-cell office:value-type="string">
            <text:p>-0.1513</text:p>
          </table:table-cell>
          <table:table-cell office:value-type="string">
            <text:p>0.6641</text:p>
          </table:table-cell>
          <table:table-cell office:value-type="float" office:value="468">
            <text:p>468</text:p>
          </table:table-cell>
          <table:table-cell office:value-type="string">
            <text:p>-0.6321</text:p>
          </table:table-cell>
          <table:table-cell office:value-type="string">
            <text:p>0.4865</text:p>
          </table:table-cell>
          <table:table-cell office:value-type="string">
            <text:p>-0.6382</text:p>
          </table:table-cell>
          <table:table-cell office:value-type="string">
            <text:p>-0.2921</text:p>
          </table:table-cell>
          <table:table-cell office:value-type="string">
            <text:p>-0.6865</text:p>
          </table:table-cell>
        </table:table-row>
        <table:table-row table:style-name="ro1">
          <table:table-cell office:value-type="string">
            <text:p>0.0100</text:p>
          </table:table-cell>
          <table:table-cell office:value-type="float" office:value="0">
            <text:p>0</text:p>
          </table:table-cell>
          <table:table-cell office:value-type="string">
            <text:p>-36.58</text:p>
          </table:table-cell>
          <table:table-cell office:value-type="string">
            <text:p>231.5</text:p>
          </table:table-cell>
          <table:table-cell office:value-type="float" office:value="0">
            <text:p>0</text:p>
          </table:table-cell>
          <table:table-cell office:value-type="string">
            <text:p>-11.24</text:p>
          </table:table-cell>
          <table:table-cell office:value-type="float" office:value="3861">
            <text:p>3861</text:p>
          </table:table-cell>
          <table:table-cell office:value-type="float" office:value="-5113">
            <text:p>-5113</text:p>
          </table:table-cell>
          <table:table-cell office:value-type="string">
            <text:p>11.93</text:p>
          </table:table-cell>
          <table:table-cell office:value-type="float" office:value="-3402">
            <text:p>-3402</text:p>
          </table:table-cell>
          <table:table-cell office:value-type="float" office:value="-6154">
            <text:p>-6154</text:p>
          </table:table-cell>
          <table:table-cell office:value-type="string">
            <text:p>-0.3914</text:p>
          </table:table-cell>
          <table:table-cell office:value-type="float" office:value="-8422">
            <text:p>-8422</text:p>
          </table:table-cell>
          <table:table-cell office:value-type="string">
            <text:p>6.53</text:p>
          </table:table-cell>
          <table:table-cell office:value-type="string">
            <text:p>62.41</text:p>
          </table:table-cell>
          <table:table-cell office:value-type="string">
            <text:p>38.66</text:p>
          </table:table-cell>
          <table:table-cell office:value-type="string">
            <text:p>107.6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1</text:p>
          </table:table-cell>
          <table:table-cell office:value-type="float" office:value="119">
            <text:p>119</text:p>
          </table:table-cell>
          <table:table-cell office:value-type="string">
            <text:p>118.6</text:p>
          </table:table-cell>
          <table:table-cell office:value-type="string">
            <text:p>-43.2</text:p>
          </table:table-cell>
          <table:table-cell office:value-type="string">
            <text:p>-65.82</text:p>
          </table:table-cell>
          <table:table-cell office:value-type="string">
            <text:p>-19.96</text:p>
          </table:table-cell>
          <table:table-cell office:value-type="float" office:value="-7382">
            <text:p>-7382</text:p>
          </table:table-cell>
          <table:table-cell office:value-type="string">
            <text:p>-20.66</text:p>
          </table:table-cell>
          <table:table-cell office:value-type="float" office:value="-2329">
            <text:p>-2329</text:p>
          </table:table-cell>
          <table:table-cell office:value-type="string">
            <text:p>20.84</text:p>
          </table:table-cell>
          <table:table-cell office:value-type="string">
            <text:p>70.07</text:p>
          </table:table-cell>
          <table:table-cell office:value-type="float" office:value="6203">
            <text:p>6203</text:p>
          </table:table-cell>
          <table:table-cell office:value-type="string">
            <text:p>20.32</text:p>
          </table:table-cell>
          <table:table-cell office:value-type="float" office:value="-6065">
            <text:p>-6065</text:p>
          </table:table-cell>
          <table:table-cell office:value-type="float" office:value="2802">
            <text:p>2802</text:p>
          </table:table-cell>
          <table:table-cell office:value-type="float" office:value="3317">
            <text:p>3317</text:p>
          </table:table-cell>
          <table:table-cell office:value-type="string">
            <text:p>4.21</text:p>
          </table:table-cell>
          <table:table-cell office:value-type="float" office:value="-1581">
            <text:p>-1581</text:p>
          </table:table-cell>
          <table:table-cell office:value-type="float" office:value="2741">
            <text:p>2741</text:p>
          </table:table-cell>
          <table:table-cell office:value-type="string">
            <text:p>73.03</text:p>
          </table:table-cell>
          <table:table-cell office:value-type="float" office:value="-6957">
            <text:p>-6957</text:p>
          </table:table-cell>
          <table:table-cell office:value-type="float" office:value="-3973">
            <text:p>-3973</text:p>
          </table:table-cell>
          <table:table-cell office:value-type="string">
            <text:p>79.54</text:p>
          </table:table-cell>
          <table:table-cell office:value-type="string">
            <text:p>-17.36</text:p>
          </table:table-cell>
          <table:table-cell office:value-type="float" office:value="-9678">
            <text:p>-9678</text:p>
          </table:table-cell>
          <table:table-cell office:value-type="string">
            <text:p>133.1</text:p>
          </table:table-cell>
          <table:table-cell office:value-type="float" office:value="9633">
            <text:p>9633</text:p>
          </table:table-cell>
          <table:table-cell office:value-type="string">
            <text:p>87.92</text:p>
          </table:table-cell>
          <table:table-cell office:value-type="string">
            <text:p>-163.9</text:p>
          </table:table-cell>
          <table:table-cell office:value-type="float" office:value="6265">
            <text:p>6265</text:p>
          </table:table-cell>
          <table:table-cell office:value-type="string">
            <text:p>97.62</text:p>
          </table:table-cell>
          <table:table-cell office:value-type="float" office:value="-143">
            <text:p>-143</text:p>
          </table:table-cell>
          <table:table-cell office:value-type="string">
            <text:p>-54.74</text:p>
          </table:table-cell>
          <table:table-cell office:value-type="string">
            <text:p>54.49</text:p>
          </table:table-cell>
          <table:table-cell office:value-type="string">
            <text:p>14.62</text:p>
          </table:table-cell>
          <table:table-cell office:value-type="string">
            <text:p>-20.15</text:p>
          </table:table-cell>
          <table:table-cell office:value-type="string">
            <text:p>-93.09</text:p>
          </table:table-cell>
          <table:table-cell office:value-type="string">
            <text:p>-26.23</text:p>
          </table:table-cell>
          <table:table-cell office:value-type="string">
            <text:p>-17.49</text:p>
          </table:table-cell>
          <table:table-cell office:value-type="string">
            <text:p>-79.38</text:p>
          </table:table-cell>
          <table:table-cell office:value-type="string">
            <text:p>-39.43</text:p>
          </table:table-cell>
          <table:table-cell office:value-type="string">
            <text:p>-34.79</text:p>
          </table:table-cell>
          <table:table-cell office:value-type="string">
            <text:p>-69.84</text:p>
          </table:table-cell>
          <table:table-cell office:value-type="string">
            <text:p>72.73</text:p>
          </table:table-cell>
          <table:table-cell office:value-type="string">
            <text:p>-17.77</text:p>
          </table:table-cell>
          <table:table-cell office:value-type="string">
            <text:p>0.8257</text:p>
          </table:table-cell>
          <table:table-cell office:value-type="string">
            <text:p>79.42</text:p>
          </table:table-cell>
          <table:table-cell office:value-type="float" office:value="-6256">
            <text:p>-6256</text:p>
          </table:table-cell>
          <table:table-cell office:value-type="float" office:value="3431">
            <text:p>3431</text:p>
          </table:table-cell>
          <table:table-cell office:value-type="string">
            <text:p>76.48</text:p>
          </table:table-cell>
          <table:table-cell office:value-type="float" office:value="-217">
            <text:p>-217</text:p>
          </table:table-cell>
          <table:table-cell office:value-type="float" office:value="-2646">
            <text:p>-2646</text:p>
          </table:table-cell>
          <table:table-cell office:value-type="string">
            <text:p>76.4</text:p>
          </table:table-cell>
          <table:table-cell office:value-type="float" office:value="1361">
            <text:p>1361</text:p>
          </table:table-cell>
          <table:table-cell office:value-type="float" office:value="-2916">
            <text:p>-2916</text:p>
          </table:table-cell>
          <table:table-cell office:value-type="string">
            <text:p>84.99</text:p>
          </table:table-cell>
          <table:table-cell office:value-type="string">
            <text:p>13.93</text:p>
          </table:table-cell>
          <table:table-cell office:value-type="float" office:value="1762">
            <text:p>1762</text:p>
          </table:table-cell>
          <table:table-cell office:value-type="string">
            <text:p>84.94</text:p>
          </table:table-cell>
          <table:table-cell office:value-type="string">
            <text:p>11.19</text:p>
          </table:table-cell>
          <table:table-cell office:value-type="string">
            <text:p>0.13</text:p>
          </table:table-cell>
          <table:table-cell office:value-type="string">
            <text:p>-39.06</text:p>
          </table:table-cell>
          <table:table-cell office:value-type="float" office:value="-7203">
            <text:p>-7203</text:p>
          </table:table-cell>
          <table:table-cell office:value-type="string">
            <text:p>107.5</text:p>
          </table:table-cell>
          <table:table-cell office:value-type="string">
            <text:p>-143.3</text:p>
          </table:table-cell>
          <table:table-cell office:value-type="string">
            <text:p>-60.77</text:p>
          </table:table-cell>
          <table:table-cell office:value-type="string">
            <text:p>38.02</text:p>
          </table:table-cell>
          <table:table-cell office:value-type="float" office:value="480">
            <text:p>480</text:p>
          </table:table-cell>
          <table:table-cell office:value-type="string">
            <text:p>-457.6</text:p>
          </table:table-cell>
          <table:table-cell office:value-type="string">
            <text:p>191.8</text:p>
          </table:table-cell>
          <table:table-cell office:value-type="string">
            <text:p>686.5</text:p>
          </table:table-cell>
          <table:table-cell office:value-type="string">
            <text:p>-425.1</text:p>
          </table:table-cell>
          <table:table-cell office:value-type="string">
            <text:p>-775.1</text:p>
          </table:table-cell>
          <table:table-cell office:value-type="string">
            <text:p>-230.1</text:p>
          </table:table-cell>
          <table:table-cell office:value-type="string">
            <text:p>-315.4</text:p>
          </table:table-cell>
          <table:table-cell office:value-type="float" office:value="-1477">
            <text:p>-1477</text:p>
          </table:table-cell>
          <table:table-cell office:value-type="string">
            <text:p>-18.19</text:p>
          </table:table-cell>
          <table:table-cell office:value-type="string">
            <text:p>-64.71</text:p>
          </table:table-cell>
          <table:table-cell office:value-type="float" office:value="-273">
            <text:p>-273</text:p>
          </table:table-cell>
          <table:table-cell office:value-type="string">
            <text:p>250.9</text:p>
          </table:table-cell>
          <table:table-cell office:value-type="string">
            <text:p>644.7</text:p>
          </table:table-cell>
          <table:table-cell office:value-type="string">
            <text:p>-99.51</text:p>
          </table:table-cell>
          <table:table-cell office:value-type="string">
            <text:p>120.3</text:p>
          </table:table-cell>
          <table:table-cell office:value-type="string">
            <text:p>-793.9</text:p>
          </table:table-cell>
          <table:table-cell office:value-type="string">
            <text:p>-644.1</text:p>
          </table:table-cell>
          <table:table-cell office:value-type="string">
            <text:p>-65.15</text:p>
          </table:table-cell>
          <table:table-cell office:value-type="string">
            <text:p>10.35</text:p>
          </table:table-cell>
          <table:table-cell office:value-type="string">
            <text:p>46.03</text:p>
          </table:table-cell>
          <table:table-cell office:value-type="string">
            <text:p>-62.82</text:p>
          </table:table-cell>
          <table:table-cell office:value-type="string">
            <text:p>-0.6788</text:p>
          </table:table-cell>
          <table:table-cell office:value-type="string">
            <text:p>16.15</text:p>
          </table:table-cell>
          <table:table-cell office:value-type="string">
            <text:p>-17.6</text:p>
          </table:table-cell>
          <table:table-cell office:value-type="float" office:value="8632">
            <text:p>8632</text:p>
          </table:table-cell>
          <table:table-cell office:value-type="string">
            <text:p>-27.14</text:p>
          </table:table-cell>
          <table:table-cell office:value-type="float" office:value="9673">
            <text:p>9673</text:p>
          </table:table-cell>
          <table:table-cell office:value-type="string">
            <text:p>39.78</text:p>
          </table:table-cell>
          <table:table-cell office:value-type="string">
            <text:p>-67.12</text:p>
          </table:table-cell>
          <table:table-cell office:value-type="string">
            <text:p>-10.32</text:p>
          </table:table-cell>
          <table:table-cell office:value-type="string">
            <text:p>111.8</text:p>
          </table:table-cell>
          <table:table-cell office:value-type="string">
            <text:p>47.52</text:p>
          </table:table-cell>
          <table:table-cell office:value-type="float" office:value="-1982">
            <text:p>-1982</text:p>
          </table:table-cell>
          <table:table-cell office:value-type="string">
            <text:p>-8.08</text:p>
          </table:table-cell>
          <table:table-cell office:value-type="string">
            <text:p>-11.03</text:p>
          </table:table-cell>
          <table:table-cell office:value-type="string">
            <text:p>0.1786</text:p>
          </table:table-cell>
          <table:table-cell office:value-type="string">
            <text:p>-0.5791</text:p>
          </table:table-cell>
          <table:table-cell office:value-type="string">
            <text:p>0.1364</text:p>
          </table:table-cell>
          <table:table-cell office:value-type="string">
            <text:p>-0.03668</text:p>
          </table:table-cell>
          <table:table-cell office:value-type="string">
            <text:p>-0.4412</text:p>
          </table:table-cell>
          <table:table-cell office:value-type="float" office:value="161">
            <text:p>161</text:p>
          </table:table-cell>
          <table:table-cell office:value-type="string">
            <text:p>0.07842</text:p>
          </table:table-cell>
          <table:table-cell office:value-type="string">
            <text:p>-0.2103</text:p>
          </table:table-cell>
          <table:table-cell office:value-type="string">
            <text:p>-0.8777</text:p>
          </table:table-cell>
          <table:table-cell office:value-type="string">
            <text:p>-0.03234</text:p>
          </table:table-cell>
          <table:table-cell office:value-type="string">
            <text:p>0.08621</text:p>
          </table:table-cell>
          <table:table-cell office:value-type="string">
            <text:p>0.9663</text:p>
          </table:table-cell>
          <table:table-cell office:value-type="string">
            <text:p>0.2288</text:p>
          </table:table-cell>
          <table:table-cell office:value-type="string">
            <text:p>0.1178</text:p>
          </table:table-cell>
          <table:table-cell office:value-type="float" office:value="954">
            <text:p>954</text:p>
          </table:table-cell>
          <table:table-cell office:value-type="string">
            <text:p>-0.06378</text:p>
          </table:table-cell>
          <table:table-cell office:value-type="string">
            <text:p>-0.3236</text:p>
          </table:table-cell>
          <table:table-cell office:value-type="string">
            <text:p>0.9292</text:p>
          </table:table-cell>
          <table:table-cell office:value-type="string">
            <text:p>-0.1277</text:p>
          </table:table-cell>
          <table:table-cell office:value-type="string">
            <text:p>0.1154</text:p>
          </table:table-cell>
          <table:table-cell office:value-type="string">
            <text:p>-0.9542</text:p>
          </table:table-cell>
          <table:table-cell office:value-type="string">
            <text:p>-0.2737</text:p>
          </table:table-cell>
          <table:table-cell office:value-type="string">
            <text:p>0.3352</text:p>
          </table:table-cell>
          <table:table-cell office:value-type="string">
            <text:p>-0.8599</text:p>
          </table:table-cell>
          <table:table-cell office:value-type="string">
            <text:p>0.09221</text:p>
          </table:table-cell>
          <table:table-cell office:value-type="string">
            <text:p>-0.6705</text:p>
          </table:table-cell>
          <table:table-cell office:value-type="string">
            <text:p>0.1485</text:p>
          </table:table-cell>
          <table:table-cell office:value-type="string">
            <text:p>0.0633</text:p>
          </table:table-cell>
          <table:table-cell office:value-type="string">
            <text:p>-0.5619</text:p>
          </table:table-cell>
          <table:table-cell office:value-type="string">
            <text:p>0.08267</text:p>
          </table:table-cell>
          <table:table-cell office:value-type="string">
            <text:p>-0.4705</text:p>
          </table:table-cell>
          <table:table-cell office:value-type="string">
            <text:p>-0.5997</text:p>
          </table:table-cell>
          <table:table-cell office:value-type="string">
            <text:p>-0.4018</text:p>
          </table:table-cell>
          <table:table-cell office:value-type="string">
            <text:p>0.7044</text:p>
          </table:table-cell>
          <table:table-cell office:value-type="string">
            <text:p>-0.1512</text:p>
          </table:table-cell>
          <table:table-cell office:value-type="string">
            <text:p>0.6641</text:p>
          </table:table-cell>
          <table:table-cell office:value-type="string">
            <text:p>0.4681</text:p>
          </table:table-cell>
          <table:table-cell office:value-type="float" office:value="-632">
            <text:p>-632</text:p>
          </table:table-cell>
          <table:table-cell office:value-type="string">
            <text:p>0.4866</text:p>
          </table:table-cell>
          <table:table-cell office:value-type="string">
            <text:p>-0.6382</text:p>
          </table:table-cell>
          <table:table-cell office:value-type="string">
            <text:p>-0.2921</text:p>
          </table:table-cell>
          <table:table-cell office:value-type="string">
            <text:p>-0.6864</text:p>
          </table:table-cell>
        </table:table-row>
        <table:table-row table:style-name="ro1">
          <table:table-cell office:value-type="string">
            <text:p>0.0107</text:p>
          </table:table-cell>
          <table:table-cell office:value-type="float" office:value="0">
            <text:p>0</text:p>
          </table:table-cell>
          <table:table-cell office:value-type="string">
            <text:p>-30.49</text:p>
          </table:table-cell>
          <table:table-cell office:value-type="string">
            <text:p>259.3</text:p>
          </table:table-cell>
          <table:table-cell office:value-type="float" office:value="0">
            <text:p>0</text:p>
          </table:table-cell>
          <table:table-cell office:value-type="string">
            <text:p>-11.22</text:p>
          </table:table-cell>
          <table:table-cell office:value-type="float" office:value="3857">
            <text:p>3857</text:p>
          </table:table-cell>
          <table:table-cell office:value-type="float" office:value="-5108">
            <text:p>-5108</text:p>
          </table:table-cell>
          <table:table-cell office:value-type="string">
            <text:p>11.92</text:p>
          </table:table-cell>
          <table:table-cell office:value-type="float" office:value="-3398">
            <text:p>-3398</text:p>
          </table:table-cell>
          <table:table-cell office:value-type="string">
            <text:p>-6.15</text:p>
          </table:table-cell>
          <table:table-cell office:value-type="string">
            <text:p>-0.4015</text:p>
          </table:table-cell>
          <table:table-cell office:value-type="float" office:value="-8418">
            <text:p>-8418</text:p>
          </table:table-cell>
          <table:table-cell office:value-type="float" office:value="6534">
            <text:p>6534</text:p>
          </table:table-cell>
          <table:table-cell office:value-type="string">
            <text:p>62.36</text:p>
          </table:table-cell>
          <table:table-cell office:value-type="string">
            <text:p>38.66</text:p>
          </table:table-cell>
          <table:table-cell office:value-type="string">
            <text:p>107.7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1</text:p>
          </table:table-cell>
          <table:table-cell office:value-type="string">
            <text:p>119.1</text:p>
          </table:table-cell>
          <table:table-cell office:value-type="string">
            <text:p>118.6</text:p>
          </table:table-cell>
          <table:table-cell office:value-type="string">
            <text:p>-43.31</text:p>
          </table:table-cell>
          <table:table-cell office:value-type="string">
            <text:p>-65.83</text:p>
          </table:table-cell>
          <table:table-cell office:value-type="string">
            <text:p>-20.03</text:p>
          </table:table-cell>
          <table:table-cell office:value-type="float" office:value="-7388">
            <text:p>-7388</text:p>
          </table:table-cell>
          <table:table-cell office:value-type="string">
            <text:p>-20.7</text:p>
          </table:table-cell>
          <table:table-cell office:value-type="float" office:value="-2374">
            <text:p>-2374</text:p>
          </table:table-cell>
          <table:table-cell office:value-type="string">
            <text:p>20.9</text:p>
          </table:table-cell>
          <table:table-cell office:value-type="string">
            <text:p>69.76</text:p>
          </table:table-cell>
          <table:table-cell office:value-type="float" office:value="6199">
            <text:p>6199</text:p>
          </table:table-cell>
          <table:table-cell office:value-type="string">
            <text:p>20.31</text:p>
          </table:table-cell>
          <table:table-cell office:value-type="float" office:value="-6062">
            <text:p>-6062</text:p>
          </table:table-cell>
          <table:table-cell office:value-type="float" office:value="2804">
            <text:p>2804</text:p>
          </table:table-cell>
          <table:table-cell office:value-type="string">
            <text:p>3.3</text:p>
          </table:table-cell>
          <table:table-cell office:value-type="float" office:value="4231">
            <text:p>4231</text:p>
          </table:table-cell>
          <table:table-cell office:value-type="float" office:value="-1575">
            <text:p>-1575</text:p>
          </table:table-cell>
          <table:table-cell office:value-type="float" office:value="2742">
            <text:p>2742</text:p>
          </table:table-cell>
          <table:table-cell office:value-type="string">
            <text:p>73.02</text:p>
          </table:table-cell>
          <table:table-cell office:value-type="float" office:value="-6955">
            <text:p>-6955</text:p>
          </table:table-cell>
          <table:table-cell office:value-type="float" office:value="-3979">
            <text:p>-3979</text:p>
          </table:table-cell>
          <table:table-cell office:value-type="string">
            <text:p>79.53</text:p>
          </table:table-cell>
          <table:table-cell office:value-type="string">
            <text:p>-17.33</text:p>
          </table:table-cell>
          <table:table-cell office:value-type="float" office:value="-9676">
            <text:p>-9676</text:p>
          </table:table-cell>
          <table:table-cell office:value-type="string">
            <text:p>133.1</text:p>
          </table:table-cell>
          <table:table-cell office:value-type="float" office:value="9566">
            <text:p>9566</text:p>
          </table:table-cell>
          <table:table-cell office:value-type="string">
            <text:p>87.97</text:p>
          </table:table-cell>
          <table:table-cell office:value-type="string">
            <text:p>-163.9</text:p>
          </table:table-cell>
          <table:table-cell office:value-type="float" office:value="6199">
            <text:p>6199</text:p>
          </table:table-cell>
          <table:table-cell office:value-type="string">
            <text:p>97.57</text:p>
          </table:table-cell>
          <table:table-cell office:value-type="string">
            <text:p>-142.9</text:p>
          </table:table-cell>
          <table:table-cell office:value-type="string">
            <text:p>-54.68</text:p>
          </table:table-cell>
          <table:table-cell office:value-type="string">
            <text:p>54.32</text:p>
          </table:table-cell>
          <table:table-cell office:value-type="string">
            <text:p>14.6</text:p>
          </table:table-cell>
          <table:table-cell office:value-type="string">
            <text:p>-20.13</text:p>
          </table:table-cell>
          <table:table-cell office:value-type="string">
            <text:p>-93.09</text:p>
          </table:table-cell>
          <table:table-cell office:value-type="string">
            <text:p>-26.24</text:p>
          </table:table-cell>
          <table:table-cell office:value-type="string">
            <text:p>-17.48</text:p>
          </table:table-cell>
          <table:table-cell office:value-type="string">
            <text:p>-79.4</text:p>
          </table:table-cell>
          <table:table-cell office:value-type="string">
            <text:p>-39.56</text:p>
          </table:table-cell>
          <table:table-cell office:value-type="string">
            <text:p>-35.05</text:p>
          </table:table-cell>
          <table:table-cell office:value-type="string">
            <text:p>-69.72</text:p>
          </table:table-cell>
          <table:table-cell office:value-type="string">
            <text:p>72.71</text:p>
          </table:table-cell>
          <table:table-cell office:value-type="string">
            <text:p>-17.76</text:p>
          </table:table-cell>
          <table:table-cell office:value-type="string">
            <text:p>0.8238</text:p>
          </table:table-cell>
          <table:table-cell office:value-type="string">
            <text:p>79.4</text:p>
          </table:table-cell>
          <table:table-cell office:value-type="float" office:value="-6249">
            <text:p>-6249</text:p>
          </table:table-cell>
          <table:table-cell office:value-type="float" office:value="3427">
            <text:p>3427</text:p>
          </table:table-cell>
          <table:table-cell office:value-type="string">
            <text:p>76.47</text:p>
          </table:table-cell>
          <table:table-cell office:value-type="string">
            <text:p>-0.2141</text:p>
          </table:table-cell>
          <table:table-cell office:value-type="float" office:value="-2648">
            <text:p>-2648</text:p>
          </table:table-cell>
          <table:table-cell office:value-type="string">
            <text:p>76.4</text:p>
          </table:table-cell>
          <table:table-cell office:value-type="string">
            <text:p>1.36</text:p>
          </table:table-cell>
          <table:table-cell office:value-type="float" office:value="-2914">
            <text:p>-2914</text:p>
          </table:table-cell>
          <table:table-cell office:value-type="string">
            <text:p>84.98</text:p>
          </table:table-cell>
          <table:table-cell office:value-type="string">
            <text:p>13.93</text:p>
          </table:table-cell>
          <table:table-cell office:value-type="string">
            <text:p>1.76</text:p>
          </table:table-cell>
          <table:table-cell office:value-type="string">
            <text:p>84.94</text:p>
          </table:table-cell>
          <table:table-cell office:value-type="string">
            <text:p>11.19</text:p>
          </table:table-cell>
          <table:table-cell office:value-type="string">
            <text:p>0.1293</text:p>
          </table:table-cell>
          <table:table-cell office:value-type="string">
            <text:p>-37.59</text:p>
          </table:table-cell>
          <table:table-cell office:value-type="float" office:value="-6579">
            <text:p>-6579</text:p>
          </table:table-cell>
          <table:table-cell office:value-type="string">
            <text:p>109.9</text:p>
          </table:table-cell>
          <table:table-cell office:value-type="string">
            <text:p>-136.7</text:p>
          </table:table-cell>
          <table:table-cell office:value-type="string">
            <text:p>-61.98</text:p>
          </table:table-cell>
          <table:table-cell office:value-type="string">
            <text:p>36.98</text:p>
          </table:table-cell>
          <table:table-cell office:value-type="string">
            <text:p>467.8</text:p>
          </table:table-cell>
          <table:table-cell office:value-type="string">
            <text:p>-431.3</text:p>
          </table:table-cell>
          <table:table-cell office:value-type="float" office:value="182">
            <text:p>182</text:p>
          </table:table-cell>
          <table:table-cell office:value-type="string">
            <text:p>670.9</text:p>
          </table:table-cell>
          <table:table-cell office:value-type="string">
            <text:p>-432.8</text:p>
          </table:table-cell>
          <table:table-cell office:value-type="string">
            <text:p>-777.8</text:p>
          </table:table-cell>
          <table:table-cell office:value-type="string">
            <text:p>-220.3</text:p>
          </table:table-cell>
          <table:table-cell office:value-type="string">
            <text:p>-255.3</text:p>
          </table:table-cell>
          <table:table-cell office:value-type="float" office:value="-1415">
            <text:p>-1415</text:p>
          </table:table-cell>
          <table:table-cell office:value-type="string">
            <text:p>-15.88</text:p>
          </table:table-cell>
          <table:table-cell office:value-type="string">
            <text:p>-56.65</text:p>
          </table:table-cell>
          <table:table-cell office:value-type="string">
            <text:p>-269.7</text:p>
          </table:table-cell>
          <table:table-cell office:value-type="string">
            <text:p>279.6</text:p>
          </table:table-cell>
          <table:table-cell office:value-type="float" office:value="623">
            <text:p>623</text:p>
          </table:table-cell>
          <table:table-cell office:value-type="string">
            <text:p>-116.1</text:p>
          </table:table-cell>
          <table:table-cell office:value-type="string">
            <text:p>122.9</text:p>
          </table:table-cell>
          <table:table-cell office:value-type="string">
            <text:p>-749.7</text:p>
          </table:table-cell>
          <table:table-cell office:value-type="string">
            <text:p>-646.1</text:p>
          </table:table-cell>
          <table:table-cell office:value-type="string">
            <text:p>-60.44</text:p>
          </table:table-cell>
          <table:table-cell office:value-type="float" office:value="8496">
            <text:p>8496</text:p>
          </table:table-cell>
          <table:table-cell office:value-type="string">
            <text:p>47.14</text:p>
          </table:table-cell>
          <table:table-cell office:value-type="string">
            <text:p>-60.72</text:p>
          </table:table-cell>
          <table:table-cell office:value-type="string">
            <text:p>0.09503</text:p>
          </table:table-cell>
          <table:table-cell office:value-type="string">
            <text:p>18.13</text:p>
          </table:table-cell>
          <table:table-cell office:value-type="string">
            <text:p>-18.63</text:p>
          </table:table-cell>
          <table:table-cell office:value-type="float" office:value="9928">
            <text:p>9928</text:p>
          </table:table-cell>
          <table:table-cell office:value-type="string">
            <text:p>-27.35</text:p>
          </table:table-cell>
          <table:table-cell office:value-type="string">
            <text:p>9.59</text:p>
          </table:table-cell>
          <table:table-cell office:value-type="string">
            <text:p>40.51</text:p>
          </table:table-cell>
          <table:table-cell office:value-type="string">
            <text:p>-67.83</text:p>
          </table:table-cell>
          <table:table-cell office:value-type="float" office:value="-9406">
            <text:p>-9406</text:p>
          </table:table-cell>
          <table:table-cell office:value-type="string">
            <text:p>113.8</text:p>
          </table:table-cell>
          <table:table-cell office:value-type="string">
            <text:p>46.22</text:p>
          </table:table-cell>
          <table:table-cell office:value-type="string">
            <text:p>-1.53</text:p>
          </table:table-cell>
          <table:table-cell office:value-type="float" office:value="-8861">
            <text:p>-8861</text:p>
          </table:table-cell>
          <table:table-cell office:value-type="string">
            <text:p>-11.81</text:p>
          </table:table-cell>
          <table:table-cell office:value-type="string">
            <text:p>0.1786</text:p>
          </table:table-cell>
          <table:table-cell office:value-type="string">
            <text:p>-0.5792</text:p>
          </table:table-cell>
          <table:table-cell office:value-type="string">
            <text:p>0.1365</text:p>
          </table:table-cell>
          <table:table-cell office:value-type="string">
            <text:p>-0.0366</text:p>
          </table:table-cell>
          <table:table-cell office:value-type="string">
            <text:p>-0.4414</text:p>
          </table:table-cell>
          <table:table-cell office:value-type="string">
            <text:p>0.1611</text:p>
          </table:table-cell>
          <table:table-cell office:value-type="string">
            <text:p>0.07884</text:p>
          </table:table-cell>
          <table:table-cell office:value-type="string">
            <text:p>-0.2102</text:p>
          </table:table-cell>
          <table:table-cell office:value-type="string">
            <text:p>-0.8777</text:p>
          </table:table-cell>
          <table:table-cell office:value-type="string">
            <text:p>-0.03198</text:p>
          </table:table-cell>
          <table:table-cell office:value-type="string">
            <text:p>0.08544</text:p>
          </table:table-cell>
          <table:table-cell office:value-type="string">
            <text:p>0.9665</text:p>
          </table:table-cell>
          <table:table-cell office:value-type="string">
            <text:p>0.2299</text:p>
          </table:table-cell>
          <table:table-cell office:value-type="string">
            <text:p>0.1179</text:p>
          </table:table-cell>
          <table:table-cell office:value-type="string">
            <text:p>0.9539</text:p>
          </table:table-cell>
          <table:table-cell office:value-type="string">
            <text:p>-0.06372</text:p>
          </table:table-cell>
          <table:table-cell office:value-type="string">
            <text:p>-0.3234</text:p>
          </table:table-cell>
          <table:table-cell office:value-type="string">
            <text:p>0.9293</text:p>
          </table:table-cell>
          <table:table-cell office:value-type="string">
            <text:p>-0.1273</text:p>
          </table:table-cell>
          <table:table-cell office:value-type="string">
            <text:p>0.1138</text:p>
          </table:table-cell>
          <table:table-cell office:value-type="string">
            <text:p>-0.9544</text:p>
          </table:table-cell>
          <table:table-cell office:value-type="string">
            <text:p>-0.2738</text:p>
          </table:table-cell>
          <table:table-cell office:value-type="string">
            <text:p>0.3326</text:p>
          </table:table-cell>
          <table:table-cell office:value-type="string">
            <text:p>-0.8609</text:p>
          </table:table-cell>
          <table:table-cell office:value-type="string">
            <text:p>0.09234</text:p>
          </table:table-cell>
          <table:table-cell office:value-type="string">
            <text:p>-0.6706</text:p>
          </table:table-cell>
          <table:table-cell office:value-type="string">
            <text:p>0.1486</text:p>
          </table:table-cell>
          <table:table-cell office:value-type="string">
            <text:p>0.0634</text:p>
          </table:table-cell>
          <table:table-cell office:value-type="string">
            <text:p>-0.5619</text:p>
          </table:table-cell>
          <table:table-cell office:value-type="string">
            <text:p>0.08288</text:p>
          </table:table-cell>
          <table:table-cell office:value-type="string">
            <text:p>-0.4705</text:p>
          </table:table-cell>
          <table:table-cell office:value-type="string">
            <text:p>-0.5998</text:p>
          </table:table-cell>
          <table:table-cell office:value-type="string">
            <text:p>-0.4017</text:p>
          </table:table-cell>
          <table:table-cell office:value-type="string">
            <text:p>0.7044</text:p>
          </table:table-cell>
          <table:table-cell office:value-type="string">
            <text:p>-0.1512</text:p>
          </table:table-cell>
          <table:table-cell office:value-type="string">
            <text:p>0.6641</text:p>
          </table:table-cell>
          <table:table-cell office:value-type="string">
            <text:p>0.4682</text:p>
          </table:table-cell>
          <table:table-cell office:value-type="string">
            <text:p>-0.6319</text:p>
          </table:table-cell>
          <table:table-cell office:value-type="string">
            <text:p>0.4867</text:p>
          </table:table-cell>
          <table:table-cell office:value-type="string">
            <text:p>-0.6383</text:p>
          </table:table-cell>
          <table:table-cell office:value-type="string">
            <text:p>-0.2921</text:p>
          </table:table-cell>
          <table:table-cell office:value-type="string">
            <text:p>-0.6864</text:p>
          </table:table-cell>
        </table:table-row>
        <table:table-row table:style-name="ro1">
          <table:table-cell office:value-type="string">
            <text:p>0.0113</text:p>
          </table:table-cell>
          <table:table-cell office:value-type="float" office:value="0">
            <text:p>0</text:p>
          </table:table-cell>
          <table:table-cell office:value-type="string">
            <text:p>-26.22</text:p>
          </table:table-cell>
          <table:table-cell office:value-type="string">
            <text:p>293.1</text:p>
          </table:table-cell>
          <table:table-cell office:value-type="float" office:value="0">
            <text:p>0</text:p>
          </table:table-cell>
          <table:table-cell office:value-type="string">
            <text:p>-11.2</text:p>
          </table:table-cell>
          <table:table-cell office:value-type="float" office:value="3853">
            <text:p>3853</text:p>
          </table:table-cell>
          <table:table-cell office:value-type="float" office:value="-5104">
            <text:p>-5104</text:p>
          </table:table-cell>
          <table:table-cell office:value-type="string">
            <text:p>11.91</text:p>
          </table:table-cell>
          <table:table-cell office:value-type="float" office:value="-3394">
            <text:p>-3394</text:p>
          </table:table-cell>
          <table:table-cell office:value-type="float" office:value="-6147">
            <text:p>-6147</text:p>
          </table:table-cell>
          <table:table-cell office:value-type="string">
            <text:p>-0.4112</text:p>
          </table:table-cell>
          <table:table-cell office:value-type="float" office:value="-8415">
            <text:p>-8415</text:p>
          </table:table-cell>
          <table:table-cell office:value-type="string">
            <text:p>6.54</text:p>
          </table:table-cell>
          <table:table-cell office:value-type="string">
            <text:p>62.32</text:p>
          </table:table-cell>
          <table:table-cell office:value-type="string">
            <text:p>38.65</text:p>
          </table:table-cell>
          <table:table-cell office:value-type="string">
            <text:p>107.7</text:p>
          </table:table-cell>
          <table:table-cell office:value-type="string">
            <text:p>104.3</text:p>
          </table:table-cell>
          <table:table-cell office:value-type="string">
            <text:p>111.2</text:p>
          </table:table-cell>
          <table:table-cell office:value-type="string">
            <text:p>106.1</text:p>
          </table:table-cell>
          <table:table-cell office:value-type="string">
            <text:p>119.1</text:p>
          </table:table-cell>
          <table:table-cell office:value-type="string">
            <text:p>118.5</text:p>
          </table:table-cell>
          <table:table-cell office:value-type="string">
            <text:p>-43.41</text:p>
          </table:table-cell>
          <table:table-cell office:value-type="string">
            <text:p>-65.83</text:p>
          </table:table-cell>
          <table:table-cell office:value-type="string">
            <text:p>-20.1</text:p>
          </table:table-cell>
          <table:table-cell office:value-type="float" office:value="-7395">
            <text:p>-7395</text:p>
          </table:table-cell>
          <table:table-cell office:value-type="string">
            <text:p>-20.74</text:p>
          </table:table-cell>
          <table:table-cell office:value-type="string">
            <text:p>-2.42</text:p>
          </table:table-cell>
          <table:table-cell office:value-type="string">
            <text:p>20.96</text:p>
          </table:table-cell>
          <table:table-cell office:value-type="string">
            <text:p>69.46</text:p>
          </table:table-cell>
          <table:table-cell office:value-type="float" office:value="6194">
            <text:p>6194</text:p>
          </table:table-cell>
          <table:table-cell office:value-type="string">
            <text:p>20.3</text:p>
          </table:table-cell>
          <table:table-cell office:value-type="string">
            <text:p>-6.06</text:p>
          </table:table-cell>
          <table:table-cell office:value-type="float" office:value="2805">
            <text:p>2805</text:p>
          </table:table-cell>
          <table:table-cell office:value-type="float" office:value="3283">
            <text:p>3283</text:p>
          </table:table-cell>
          <table:table-cell office:value-type="float" office:value="4251">
            <text:p>4251</text:p>
          </table:table-cell>
          <table:table-cell office:value-type="float" office:value="-1572">
            <text:p>-1572</text:p>
          </table:table-cell>
          <table:table-cell office:value-type="float" office:value="2744">
            <text:p>2744</text:p>
          </table:table-cell>
          <table:table-cell office:value-type="string">
            <text:p>73.02</text:p>
          </table:table-cell>
          <table:table-cell office:value-type="float" office:value="-6952">
            <text:p>-6952</text:p>
          </table:table-cell>
          <table:table-cell office:value-type="float" office:value="-3985">
            <text:p>-3985</text:p>
          </table:table-cell>
          <table:table-cell office:value-type="string">
            <text:p>79.52</text:p>
          </table:table-cell>
          <table:table-cell office:value-type="string">
            <text:p>-17.31</text:p>
          </table:table-cell>
          <table:table-cell office:value-type="float" office:value="-9674">
            <text:p>-9674</text:p>
          </table:table-cell>
          <table:table-cell office:value-type="string">
            <text:p>133.1</text:p>
          </table:table-cell>
          <table:table-cell office:value-type="float" office:value="9499">
            <text:p>9499</text:p>
          </table:table-cell>
          <table:table-cell office:value-type="string">
            <text:p>88.02</text:p>
          </table:table-cell>
          <table:table-cell office:value-type="float" office:value="-164">
            <text:p>-164</text:p>
          </table:table-cell>
          <table:table-cell office:value-type="float" office:value="6135">
            <text:p>6135</text:p>
          </table:table-cell>
          <table:table-cell office:value-type="string">
            <text:p>97.53</text:p>
          </table:table-cell>
          <table:table-cell office:value-type="string">
            <text:p>-142.8</text:p>
          </table:table-cell>
          <table:table-cell office:value-type="string">
            <text:p>-54.62</text:p>
          </table:table-cell>
          <table:table-cell office:value-type="string">
            <text:p>54.15</text:p>
          </table:table-cell>
          <table:table-cell office:value-type="string">
            <text:p>14.57</text:p>
          </table:table-cell>
          <table:table-cell office:value-type="string">
            <text:p>-20.1</text:p>
          </table:table-cell>
          <table:table-cell office:value-type="string">
            <text:p>-93.09</text:p>
          </table:table-cell>
          <table:table-cell office:value-type="string">
            <text:p>-26.25</text:p>
          </table:table-cell>
          <table:table-cell office:value-type="string">
            <text:p>-17.46</text:p>
          </table:table-cell>
          <table:table-cell office:value-type="string">
            <text:p>-79.42</text:p>
          </table:table-cell>
          <table:table-cell office:value-type="string">
            <text:p>-39.68</text:p>
          </table:table-cell>
          <table:table-cell office:value-type="string">
            <text:p>-35.32</text:p>
          </table:table-cell>
          <table:table-cell office:value-type="string">
            <text:p>-69.59</text:p>
          </table:table-cell>
          <table:table-cell office:value-type="string">
            <text:p>72.69</text:p>
          </table:table-cell>
          <table:table-cell office:value-type="string">
            <text:p>-17.74</text:p>
          </table:table-cell>
          <table:table-cell office:value-type="float" office:value="822">
            <text:p>822</text:p>
          </table:table-cell>
          <table:table-cell office:value-type="string">
            <text:p>79.38</text:p>
          </table:table-cell>
          <table:table-cell office:value-type="float" office:value="-6242">
            <text:p>-6242</text:p>
          </table:table-cell>
          <table:table-cell office:value-type="float" office:value="3423">
            <text:p>3423</text:p>
          </table:table-cell>
          <table:table-cell office:value-type="string">
            <text:p>76.47</text:p>
          </table:table-cell>
          <table:table-cell office:value-type="string">
            <text:p>-0.2108</text:p>
          </table:table-cell>
          <table:table-cell office:value-type="string">
            <text:p>-2.65</text:p>
          </table:table-cell>
          <table:table-cell office:value-type="string">
            <text:p>76.39</text:p>
          </table:table-cell>
          <table:table-cell office:value-type="float" office:value="1358">
            <text:p>1358</text:p>
          </table:table-cell>
          <table:table-cell office:value-type="float" office:value="-2913">
            <text:p>-2913</text:p>
          </table:table-cell>
          <table:table-cell office:value-type="string">
            <text:p>84.98</text:p>
          </table:table-cell>
          <table:table-cell office:value-type="string">
            <text:p>13.93</text:p>
          </table:table-cell>
          <table:table-cell office:value-type="float" office:value="1759">
            <text:p>1759</text:p>
          </table:table-cell>
          <table:table-cell office:value-type="string">
            <text:p>84.93</text:p>
          </table:table-cell>
          <table:table-cell office:value-type="string">
            <text:p>11.18</text:p>
          </table:table-cell>
          <table:table-cell office:value-type="string">
            <text:p>0.1287</text:p>
          </table:table-cell>
          <table:table-cell office:value-type="string">
            <text:p>-36.14</text:p>
          </table:table-cell>
          <table:table-cell office:value-type="float" office:value="-5955">
            <text:p>-5955</text:p>
          </table:table-cell>
          <table:table-cell office:value-type="string">
            <text:p>112.4</text:p>
          </table:table-cell>
          <table:table-cell office:value-type="string">
            <text:p>-130.2</text:p>
          </table:table-cell>
          <table:table-cell office:value-type="string">
            <text:p>-63.18</text:p>
          </table:table-cell>
          <table:table-cell office:value-type="string">
            <text:p>35.94</text:p>
          </table:table-cell>
          <table:table-cell office:value-type="string">
            <text:p>455.7</text:p>
          </table:table-cell>
          <table:table-cell office:value-type="string">
            <text:p>-405.1</text:p>
          </table:table-cell>
          <table:table-cell office:value-type="string">
            <text:p>172.2</text:p>
          </table:table-cell>
          <table:table-cell office:value-type="string">
            <text:p>655.2</text:p>
          </table:table-cell>
          <table:table-cell office:value-type="string">
            <text:p>-440.4</text:p>
          </table:table-cell>
          <table:table-cell office:value-type="string">
            <text:p>-780.4</text:p>
          </table:table-cell>
          <table:table-cell office:value-type="string">
            <text:p>-210.6</text:p>
          </table:table-cell>
          <table:table-cell office:value-type="string">
            <text:p>-195.1</text:p>
          </table:table-cell>
          <table:table-cell office:value-type="float" office:value="-1353">
            <text:p>-1353</text:p>
          </table:table-cell>
          <table:table-cell office:value-type="string">
            <text:p>-13.58</text:p>
          </table:table-cell>
          <table:table-cell office:value-type="string">
            <text:p>-48.64</text:p>
          </table:table-cell>
          <table:table-cell office:value-type="string">
            <text:p>-266.4</text:p>
          </table:table-cell>
          <table:table-cell office:value-type="string">
            <text:p>308.3</text:p>
          </table:table-cell>
          <table:table-cell office:value-type="string">
            <text:p>601.1</text:p>
          </table:table-cell>
          <table:table-cell office:value-type="string">
            <text:p>-132.5</text:p>
          </table:table-cell>
          <table:table-cell office:value-type="string">
            <text:p>125.2</text:p>
          </table:table-cell>
          <table:table-cell office:value-type="string">
            <text:p>-705.5</text:p>
          </table:table-cell>
          <table:table-cell office:value-type="string">
            <text:p>-648.1</text:p>
          </table:table-cell>
          <table:table-cell office:value-type="string">
            <text:p>-55.75</text:p>
          </table:table-cell>
          <table:table-cell office:value-type="float" office:value="6641">
            <text:p>6641</text:p>
          </table:table-cell>
          <table:table-cell office:value-type="string">
            <text:p>48.24</text:p>
          </table:table-cell>
          <table:table-cell office:value-type="string">
            <text:p>-58.6</text:p>
          </table:table-cell>
          <table:table-cell office:value-type="string">
            <text:p>0.8824</text:p>
          </table:table-cell>
          <table:table-cell office:value-type="string">
            <text:p>20.11</text:p>
          </table:table-cell>
          <table:table-cell office:value-type="string">
            <text:p>-19.62</text:p>
          </table:table-cell>
          <table:table-cell office:value-type="string">
            <text:p>11.22</text:p>
          </table:table-cell>
          <table:table-cell office:value-type="string">
            <text:p>-27.62</text:p>
          </table:table-cell>
          <table:table-cell office:value-type="float" office:value="9465">
            <text:p>9465</text:p>
          </table:table-cell>
          <table:table-cell office:value-type="string">
            <text:p>41.2</text:p>
          </table:table-cell>
          <table:table-cell office:value-type="string">
            <text:p>-68.55</text:p>
          </table:table-cell>
          <table:table-cell office:value-type="float" office:value="-8501">
            <text:p>-8501</text:p>
          </table:table-cell>
          <table:table-cell office:value-type="string">
            <text:p>115.7</text:p>
          </table:table-cell>
          <table:table-cell office:value-type="string">
            <text:p>44.92</text:p>
          </table:table-cell>
          <table:table-cell office:value-type="float" office:value="-1078">
            <text:p>-1078</text:p>
          </table:table-cell>
          <table:table-cell office:value-type="float" office:value="-9643">
            <text:p>-9643</text:p>
          </table:table-cell>
          <table:table-cell office:value-type="string">
            <text:p>-12.61</text:p>
          </table:table-cell>
          <table:table-cell office:value-type="string">
            <text:p>0.1786</text:p>
          </table:table-cell>
          <table:table-cell office:value-type="string">
            <text:p>-0.5792</text:p>
          </table:table-cell>
          <table:table-cell office:value-type="string">
            <text:p>0.1366</text:p>
          </table:table-cell>
          <table:table-cell office:value-type="string">
            <text:p>-0.03652</text:p>
          </table:table-cell>
          <table:table-cell office:value-type="string">
            <text:p>-0.4416</text:p>
          </table:table-cell>
          <table:table-cell office:value-type="string">
            <text:p>0.1612</text:p>
          </table:table-cell>
          <table:table-cell office:value-type="string">
            <text:p>0.07926</text:p>
          </table:table-cell>
          <table:table-cell office:value-type="string">
            <text:p>-0.21</text:p>
          </table:table-cell>
          <table:table-cell office:value-type="string">
            <text:p>-0.8778</text:p>
          </table:table-cell>
          <table:table-cell office:value-type="string">
            <text:p>-0.03161</text:p>
          </table:table-cell>
          <table:table-cell office:value-type="string">
            <text:p>0.08468</text:p>
          </table:table-cell>
          <table:table-cell office:value-type="string">
            <text:p>0.9666</text:p>
          </table:table-cell>
          <table:table-cell office:value-type="float" office:value="231">
            <text:p>231</text:p>
          </table:table-cell>
          <table:table-cell office:value-type="string">
            <text:p>0.1181</text:p>
          </table:table-cell>
          <table:table-cell office:value-type="string">
            <text:p>0.9537</text:p>
          </table:table-cell>
          <table:table-cell office:value-type="string">
            <text:p>-0.06365</text:p>
          </table:table-cell>
          <table:table-cell office:value-type="string">
            <text:p>-0.3231</text:p>
          </table:table-cell>
          <table:table-cell office:value-type="string">
            <text:p>0.9295</text:p>
          </table:table-cell>
          <table:table-cell office:value-type="float" office:value="-127">
            <text:p>-127</text:p>
          </table:table-cell>
          <table:table-cell office:value-type="string">
            <text:p>0.1123</text:p>
          </table:table-cell>
          <table:table-cell office:value-type="string">
            <text:p>-0.9545</text:p>
          </table:table-cell>
          <table:table-cell office:value-type="string">
            <text:p>-0.2739</text:p>
          </table:table-cell>
          <table:table-cell office:value-type="string">
            <text:p>0.3299</text:p>
          </table:table-cell>
          <table:table-cell office:value-type="float" office:value="-862">
            <text:p>-862</text:p>
          </table:table-cell>
          <table:table-cell office:value-type="string">
            <text:p>0.09246</text:p>
          </table:table-cell>
          <table:table-cell office:value-type="string">
            <text:p>-0.6707</text:p>
          </table:table-cell>
          <table:table-cell office:value-type="string">
            <text:p>0.1487</text:p>
          </table:table-cell>
          <table:table-cell office:value-type="string">
            <text:p>0.0635</text:p>
          </table:table-cell>
          <table:table-cell office:value-type="float" office:value="-562">
            <text:p>-562</text:p>
          </table:table-cell>
          <table:table-cell office:value-type="string">
            <text:p>0.0831</text:p>
          </table:table-cell>
          <table:table-cell office:value-type="string">
            <text:p>-0.4704</text:p>
          </table:table-cell>
          <table:table-cell office:value-type="string">
            <text:p>-0.5999</text:p>
          </table:table-cell>
          <table:table-cell office:value-type="string">
            <text:p>-0.4017</text:p>
          </table:table-cell>
          <table:table-cell office:value-type="string">
            <text:p>0.7044</text:p>
          </table:table-cell>
          <table:table-cell office:value-type="string">
            <text:p>-0.1511</text:p>
          </table:table-cell>
          <table:table-cell office:value-type="string">
            <text:p>0.6641</text:p>
          </table:table-cell>
          <table:table-cell office:value-type="string">
            <text:p>0.4683</text:p>
          </table:table-cell>
          <table:table-cell office:value-type="string">
            <text:p>-0.6318</text:p>
          </table:table-cell>
          <table:table-cell office:value-type="string">
            <text:p>0.4868</text:p>
          </table:table-cell>
          <table:table-cell office:value-type="string">
            <text:p>-0.6383</text:p>
          </table:table-cell>
          <table:table-cell office:value-type="string">
            <text:p>-0.2922</text:p>
          </table:table-cell>
          <table:table-cell office:value-type="string">
            <text:p>-0.6863</text:p>
          </table:table-cell>
        </table:table-row>
        <table:table-row table:style-name="ro1">
          <table:table-cell office:value-type="string">
            <text:p>0.0120</text:p>
          </table:table-cell>
          <table:table-cell office:value-type="float" office:value="0">
            <text:p>0</text:p>
          </table:table-cell>
          <table:table-cell office:value-type="string">
            <text:p>-26.52</text:p>
          </table:table-cell>
          <table:table-cell office:value-type="string">
            <text:p>291.3</text:p>
          </table:table-cell>
          <table:table-cell office:value-type="float" office:value="0">
            <text:p>0</text:p>
          </table:table-cell>
          <table:table-cell office:value-type="string">
            <text:p>-11.18</text:p>
          </table:table-cell>
          <table:table-cell office:value-type="float" office:value="3848">
            <text:p>3848</text:p>
          </table:table-cell>
          <table:table-cell office:value-type="float" office:value="-5099">
            <text:p>-5099</text:p>
          </table:table-cell>
          <table:table-cell office:value-type="string">
            <text:p>11.9</text:p>
          </table:table-cell>
          <table:table-cell office:value-type="string">
            <text:p>-3.39</text:p>
          </table:table-cell>
          <table:table-cell office:value-type="float" office:value="-6144">
            <text:p>-6144</text:p>
          </table:table-cell>
          <table:table-cell office:value-type="string">
            <text:p>-0.4213</text:p>
          </table:table-cell>
          <table:table-cell office:value-type="float" office:value="-8411">
            <text:p>-8411</text:p>
          </table:table-cell>
          <table:table-cell office:value-type="float" office:value="6544">
            <text:p>6544</text:p>
          </table:table-cell>
          <table:table-cell office:value-type="string">
            <text:p>62.27</text:p>
          </table:table-cell>
          <table:table-cell office:value-type="string">
            <text:p>38.64</text:p>
          </table:table-cell>
          <table:table-cell office:value-type="string">
            <text:p>107.7</text:p>
          </table:table-cell>
          <table:table-cell table:number-columns-repeated="147"/>
        </table:table-row>
        <table:table-row table:style-name="ro1">
          <table:table-cell office:value-type="string">
            <text:p>0.0127</text:p>
          </table:table-cell>
          <table:table-cell office:value-type="float" office:value="0">
            <text:p>0</text:p>
          </table:table-cell>
          <table:table-cell office:value-type="string">
            <text:p>-14.62</text:p>
          </table:table-cell>
          <table:table-cell office:value-type="string">
            <text:p>248.3</text:p>
          </table:table-cell>
          <table:table-cell office:value-type="float" office:value="0">
            <text:p>0</text:p>
          </table:table-cell>
          <table:table-cell office:value-type="string">
            <text:p>-11.15</text:p>
          </table:table-cell>
          <table:table-cell office:value-type="float" office:value="3844">
            <text:p>3844</text:p>
          </table:table-cell>
          <table:table-cell office:value-type="float" office:value="-5097">
            <text:p>-5097</text:p>
          </table:table-cell>
          <table:table-cell office:value-type="string">
            <text:p>11.9</text:p>
          </table:table-cell>
          <table:table-cell office:value-type="float" office:value="-3386">
            <text:p>-3386</text:p>
          </table:table-cell>
          <table:table-cell office:value-type="string">
            <text:p>-6.14</text:p>
          </table:table-cell>
          <table:table-cell office:value-type="string">
            <text:p>-0.4314</text:p>
          </table:table-cell>
          <table:table-cell office:value-type="float" office:value="-8408">
            <text:p>-8408</text:p>
          </table:table-cell>
          <table:table-cell office:value-type="string">
            <text:p>6.55</text:p>
          </table:table-cell>
          <table:table-cell office:value-type="string">
            <text:p>62.23</text:p>
          </table:table-cell>
          <table:table-cell office:value-type="string">
            <text:p>38.63</text:p>
          </table:table-cell>
          <table:table-cell office:value-type="string">
            <text:p>107.7</text:p>
          </table:table-cell>
          <table:table-cell table:number-columns-repeated="1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.03.2018</text:date>, <text:time>17:20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8-03-27T17:20:06.93</dc:date>
    <meta:editing-duration>P3DT20H45M12S</meta:editing-duration>
    <meta:editing-cycles>4</meta:editing-cycles>
    <meta:document-statistic meta:table-count="1" meta:cell-count="2009" meta:object-count="0"/>
  </office:meta>
</office:document-meta>
</file>